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." style:num-format="1" text:start-value="10">
        <style:list-level-properties text:space-before="-0.0006in" text:min-label-width="0.3958in" text:list-level-position-and-space-mode="label-alignment">
          <style:list-level-label-alignment text:label-followed-by="listtab" fo:margin-left="0.3951in" fo:text-indent="-0.3958in"/>
        </style:list-level-properties>
      </text:list-level-style-number>
      <text:list-level-style-bullet text:level="2" text:style-name="WW_CharLFO1LVL2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3" text:style-name="WW_CharLFO1LVL3" text:bullet-char="•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</text:list-level-style-bullet>
      <text:list-level-style-bullet text:level="4" text:style-name="WW_CharLFO1LVL4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•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</text:list-level-style-bullet>
      <text:list-level-style-bullet text:level="7" text:style-name="WW_CharLFO1LVL7" text:bullet-char="•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bullet>
      <text:list-level-style-bullet text:level="8" text:style-name="WW_CharLFO1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LVL9" text:bullet-char="•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2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2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2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2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2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2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</text:list-level-style-number>
      <text:list-level-style-bullet text:level="2" text:style-name="WW_CharLFO3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3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3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3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3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3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3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</text:list-level-style-number>
      <text:list-level-style-bullet text:level="2" text:style-name="WW_CharLFO4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4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4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4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4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4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4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4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5">
      <text:list-level-style-bullet text:level="1" text:style-name="WW_CharLFO5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5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5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5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5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5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5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5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6">
      <text:list-level-style-bullet text:level="1" text:style-name="WW_CharLFO6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6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6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6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6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6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6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6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6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7">
      <text:list-level-style-bullet text:level="1" text:style-name="WW_CharLFO7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7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7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7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7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7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7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7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-0.0006in" text:min-label-width="0.2604in" text:list-level-position-and-space-mode="label-alignment">
          <style:list-level-label-alignment text:label-followed-by="listtab" fo:margin-left="0.2597in" fo:text-indent="-0.2604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</text:list-level-style-number>
      <text:list-level-style-bullet text:level="3" text:style-name="WW_CharLFO8LVL3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style-name="WW_CharLFO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6" text:style-name="WW_CharLFO8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8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P1" style:parent-style-name="Title" style:master-page-name="MP0" style:family="paragraph">
      <style:paragraph-properties fo:line-height="122%"/>
    </style:style>
    <style:style style:name="T2" style:parent-style-name="DefaultParagraphFont" style:family="text">
      <style:text-properties fo:color="#0E4660"/>
    </style:style>
    <style:style style:name="T3" style:parent-style-name="DefaultParagraphFont" style:family="text">
      <style:text-properties fo:color="#0E4660" fo:letter-spacing="-0.002in"/>
    </style:style>
    <style:style style:name="T4" style:parent-style-name="DefaultParagraphFont" style:family="text">
      <style:text-properties fo:color="#0E4660"/>
    </style:style>
    <style:style style:name="T5" style:parent-style-name="DefaultParagraphFont" style:family="text">
      <style:text-properties fo:color="#0E4660" fo:letter-spacing="-0.0076in"/>
    </style:style>
    <style:style style:name="T6" style:parent-style-name="DefaultParagraphFont" style:family="text">
      <style:text-properties fo:color="#0E4660"/>
    </style:style>
    <style:style style:name="T7" style:parent-style-name="DefaultParagraphFont" style:family="text">
      <style:text-properties fo:color="#0E4660" fo:letter-spacing="-0.0097in"/>
    </style:style>
    <style:style style:name="T8" style:parent-style-name="DefaultParagraphFont" style:family="text">
      <style:text-properties fo:color="#0E4660"/>
    </style:style>
    <style:style style:name="T9" style:parent-style-name="DefaultParagraphFont" style:family="text">
      <style:text-properties fo:color="#0E4660" fo:letter-spacing="-0.0097in"/>
    </style:style>
    <style:style style:name="T10" style:parent-style-name="DefaultParagraphFont" style:family="text">
      <style:text-properties fo:color="#0E4660"/>
    </style:style>
    <style:style style:name="T11" style:parent-style-name="DefaultParagraphFont" style:family="text">
      <style:text-properties fo:color="#0E4660" fo:letter-spacing="-0.0076in"/>
    </style:style>
    <style:style style:name="T12" style:parent-style-name="DefaultParagraphFont" style:family="text">
      <style:text-properties fo:color="#0E4660"/>
    </style:style>
    <style:style style:name="P13" style:parent-style-name="Heading1" style:family="paragraph">
      <style:paragraph-properties fo:margin-top="0.2166in" fo:margin-left="0.259in" fo:text-indent="-0.259in">
        <style:tab-stops>
          <style:tab-stop style:type="left" style:position="0in"/>
        </style:tab-stops>
      </style:paragraph-properties>
    </style:style>
    <style:style style:name="T14" style:parent-style-name="DefaultParagraphFont" style:family="text">
      <style:text-properties fo:color="#0E4660" fo:letter-spacing="-0.0069in"/>
    </style:style>
    <style:style style:name="T15" style:parent-style-name="DefaultParagraphFont" style:family="text">
      <style:text-properties fo:color="#0E4660" fo:letter-spacing="-0.0201in"/>
    </style:style>
    <style:style style:name="T16" style:parent-style-name="DefaultParagraphFont" style:family="text">
      <style:text-properties fo:color="#0E4660" fo:letter-spacing="-0.0027in"/>
    </style:style>
    <style:style style:name="P17" style:parent-style-name="Normal" style:family="paragraph">
      <style:paragraph-properties fo:margin-top="0.2708in"/>
    </style:style>
    <style:style style:name="T18" style:parent-style-name="DefaultParagraphFont" style:family="text">
      <style:text-properties fo:font-weight="bold" style:font-weight-asian="bold" fo:font-size="12pt" style:font-size-asian="12pt"/>
    </style:style>
    <style:style style:name="T19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20" style:parent-style-name="DefaultParagraphFont" style:family="text">
      <style:text-properties fo:font-weight="bold" style:font-weight-asian="bold" fo:font-size="12pt" style:font-size-asian="12pt"/>
    </style:style>
    <style:style style:name="T21" style:parent-style-name="DefaultParagraphFont" style:family="text">
      <style:text-properties fo:font-weight="bold" style:font-weight-asian="bold" fo:letter-spacing="-0.009in" fo:font-size="12pt" style:font-size-asian="12pt"/>
    </style:style>
    <style:style style:name="T22" style:parent-style-name="DefaultParagraphFont" style:family="text">
      <style:text-properties fo:font-weight="bold" style:font-weight-asian="bold" fo:font-size="12pt" style:font-size-asian="12pt"/>
    </style:style>
    <style:style style:name="T23" style:parent-style-name="DefaultParagraphFont" style:family="text">
      <style:text-properties fo:font-weight="bold" style:font-weight-asian="bold" fo:letter-spacing="-0.0062in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T25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26" style:parent-style-name="DefaultParagraphFont" style:family="text">
      <style:text-properties fo:font-weight="bold" style:font-weight-asian="bold" fo:font-size="12pt" style:font-size-asian="12pt"/>
    </style:style>
    <style:style style:name="T27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28" style:parent-style-name="DefaultParagraphFont" style:family="text">
      <style:text-properties fo:font-weight="bold" style:font-weight-asian="bold" fo:font-size="12pt" style:font-size-asian="12pt"/>
    </style:style>
    <style:style style:name="T29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30" style:parent-style-name="DefaultParagraphFont" style:family="text">
      <style:text-properties fo:font-weight="bold" style:font-weight-asian="bold" fo:font-size="12pt" style:font-size-asian="12pt"/>
    </style:style>
    <style:style style:name="T31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32" style:parent-style-name="DefaultParagraphFont" style:family="text">
      <style:text-properties fo:font-weight="bold" style:font-weight-asian="bold" fo:font-size="12pt" style:font-size-asian="12pt"/>
    </style:style>
    <style:style style:name="T33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34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35" style:parent-style-name="BodyText" style:family="paragraph">
      <style:paragraph-properties fo:margin-top="0.059in"/>
      <style:text-properties fo:font-weight="bold" style:font-weight-asian="bold"/>
    </style:style>
    <style:style style:name="P36" style:parent-style-name="Heading1" style:family="paragraph">
      <style:paragraph-properties fo:margin-left="0.2618in" fo:text-indent="-0.2618in">
        <style:tab-stops>
          <style:tab-stop style:type="left" style:position="0in"/>
        </style:tab-stops>
      </style:paragraph-properties>
    </style:style>
    <style:style style:name="T37" style:parent-style-name="DefaultParagraphFont" style:family="text">
      <style:text-properties fo:color="#0E4660" fo:letter-spacing="-0.0013in"/>
    </style:style>
    <style:style style:name="P38" style:parent-style-name="BodyText" style:family="paragraph">
      <style:paragraph-properties fo:margin-top="0.2708in" fo:line-height="121%" fo:margin-right="0.0416in"/>
    </style:style>
    <style:style style:name="T39" style:parent-style-name="DefaultParagraphFont" style:family="text">
      <style:text-properties fo:letter-spacing="-0.0013in"/>
    </style:style>
    <style:style style:name="T40" style:parent-style-name="DefaultParagraphFont" style:family="text">
      <style:text-properties fo:letter-spacing="-0.0131in"/>
    </style:style>
    <style:style style:name="T41" style:parent-style-name="DefaultParagraphFont" style:family="text">
      <style:text-properties fo:letter-spacing="-0.0013in"/>
    </style:style>
    <style:style style:name="T42" style:parent-style-name="DefaultParagraphFont" style:family="text">
      <style:text-properties fo:letter-spacing="-0.0166in"/>
    </style:style>
    <style:style style:name="T43" style:parent-style-name="DefaultParagraphFont" style:family="text">
      <style:text-properties fo:letter-spacing="-0.0013in"/>
    </style:style>
    <style:style style:name="T44" style:parent-style-name="DefaultParagraphFont" style:family="text">
      <style:text-properties fo:letter-spacing="-0.0104in"/>
    </style:style>
    <style:style style:name="T45" style:parent-style-name="DefaultParagraphFont" style:family="text">
      <style:text-properties fo:letter-spacing="-0.0013in"/>
    </style:style>
    <style:style style:name="T46" style:parent-style-name="DefaultParagraphFont" style:family="text">
      <style:text-properties fo:letter-spacing="-0.0118in"/>
    </style:style>
    <style:style style:name="T47" style:parent-style-name="DefaultParagraphFont" style:family="text">
      <style:text-properties fo:letter-spacing="-0.0013in"/>
    </style:style>
    <style:style style:name="T48" style:parent-style-name="DefaultParagraphFont" style:family="text">
      <style:text-properties fo:letter-spacing="-0.0166in"/>
    </style:style>
    <style:style style:name="T49" style:parent-style-name="DefaultParagraphFont" style:family="text">
      <style:text-properties fo:letter-spacing="-0.0013in"/>
    </style:style>
    <style:style style:name="T50" style:parent-style-name="DefaultParagraphFont" style:family="text">
      <style:text-properties fo:letter-spacing="-0.0131in"/>
    </style:style>
    <style:style style:name="T51" style:parent-style-name="DefaultParagraphFont" style:family="text">
      <style:text-properties fo:letter-spacing="-0.0013in"/>
    </style:style>
    <style:style style:name="T52" style:parent-style-name="DefaultParagraphFont" style:family="text">
      <style:text-properties fo:letter-spacing="-0.0118in"/>
    </style:style>
    <style:style style:name="T53" style:parent-style-name="DefaultParagraphFont" style:family="text">
      <style:text-properties fo:letter-spacing="-0.0013in"/>
    </style:style>
    <style:style style:name="T54" style:parent-style-name="DefaultParagraphFont" style:family="text">
      <style:text-properties fo:letter-spacing="-0.0104in"/>
    </style:style>
    <style:style style:name="T55" style:parent-style-name="DefaultParagraphFont" style:family="text">
      <style:text-properties fo:letter-spacing="-0.0013in"/>
    </style:style>
    <style:style style:name="T56" style:parent-style-name="DefaultParagraphFont" style:family="text">
      <style:text-properties fo:letter-spacing="-0.0166in"/>
    </style:style>
    <style:style style:name="T57" style:parent-style-name="DefaultParagraphFont" style:family="text">
      <style:text-properties fo:letter-spacing="-0.0013in"/>
    </style:style>
    <style:style style:name="T58" style:parent-style-name="DefaultParagraphFont" style:family="text">
      <style:text-properties fo:letter-spacing="-0.0131in"/>
    </style:style>
    <style:style style:name="T59" style:parent-style-name="DefaultParagraphFont" style:family="text">
      <style:text-properties fo:letter-spacing="-0.0013in"/>
    </style:style>
    <style:style style:name="T60" style:parent-style-name="DefaultParagraphFont" style:family="text">
      <style:text-properties fo:letter-spacing="-0.0125in"/>
    </style:style>
    <style:style style:name="T61" style:parent-style-name="DefaultParagraphFont" style:family="text">
      <style:text-properties fo:letter-spacing="-0.0013in"/>
    </style:style>
    <style:style style:name="T62" style:parent-style-name="DefaultParagraphFont" style:family="text">
      <style:text-properties fo:letter-spacing="-0.0118in"/>
    </style:style>
    <style:style style:name="T63" style:parent-style-name="DefaultParagraphFont" style:family="text">
      <style:text-properties fo:letter-spacing="-0.0013in"/>
    </style:style>
    <style:style style:name="T64" style:parent-style-name="DefaultParagraphFont" style:family="text">
      <style:text-properties fo:letter-spacing="-0.0131in"/>
    </style:style>
    <style:style style:name="T65" style:parent-style-name="DefaultParagraphFont" style:family="text">
      <style:text-properties fo:letter-spacing="-0.0145in"/>
    </style:style>
    <style:style style:name="T66" style:parent-style-name="DefaultParagraphFont" style:family="text">
      <style:text-properties fo:letter-spacing="-0.0138in"/>
    </style:style>
    <style:style style:name="T67" style:parent-style-name="DefaultParagraphFont" style:family="text">
      <style:text-properties fo:letter-spacing="-0.0166in"/>
    </style:style>
    <style:style style:name="T68" style:parent-style-name="DefaultParagraphFont" style:family="text">
      <style:text-properties fo:letter-spacing="-0.0145in"/>
    </style:style>
    <style:style style:name="T69" style:parent-style-name="DefaultParagraphFont" style:family="text">
      <style:text-properties fo:letter-spacing="-0.0194in"/>
    </style:style>
    <style:style style:name="T70" style:parent-style-name="DefaultParagraphFont" style:family="text">
      <style:text-properties fo:letter-spacing="-0.0131in"/>
    </style:style>
    <style:style style:name="T71" style:parent-style-name="DefaultParagraphFont" style:family="text">
      <style:text-properties fo:letter-spacing="-0.0166in"/>
    </style:style>
    <style:style style:name="T72" style:parent-style-name="DefaultParagraphFont" style:family="text">
      <style:text-properties fo:letter-spacing="-0.0166in"/>
    </style:style>
    <style:style style:name="T73" style:parent-style-name="DefaultParagraphFont" style:family="text">
      <style:text-properties fo:letter-spacing="-0.0083in"/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 fo:letter-spacing="-0.0131in"/>
    </style:style>
    <style:style style:name="T76" style:parent-style-name="DefaultParagraphFont" style:family="text">
      <style:text-properties fo:letter-spacing="-0.0138in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weight="bold" style:font-weight-asian="bold" fo:letter-spacing="-0.0138in"/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DefaultParagraphFont" style:family="text">
      <style:text-properties fo:letter-spacing="-0.0138in"/>
    </style:style>
    <style:style style:name="T81" style:parent-style-name="DefaultParagraphFont" style:family="text">
      <style:text-properties fo:letter-spacing="-0.0173in"/>
    </style:style>
    <style:style style:name="T82" style:parent-style-name="DefaultParagraphFont" style:family="text">
      <style:text-properties fo:letter-spacing="-0.0173in"/>
    </style:style>
    <style:style style:name="T83" style:parent-style-name="DefaultParagraphFont" style:family="text">
      <style:text-properties fo:letter-spacing="-0.0145in"/>
    </style:style>
    <style:style style:name="T84" style:parent-style-name="DefaultParagraphFont" style:family="text">
      <style:text-properties fo:letter-spacing="-0.0173in"/>
    </style:style>
    <style:style style:name="T85" style:parent-style-name="DefaultParagraphFont" style:family="text">
      <style:text-properties fo:letter-spacing="-0.0152in"/>
    </style:style>
    <style:style style:name="T86" style:parent-style-name="DefaultParagraphFont" style:family="text">
      <style:text-properties fo:letter-spacing="-0.0173in"/>
    </style:style>
    <style:style style:name="T87" style:parent-style-name="DefaultParagraphFont" style:family="text">
      <style:text-properties fo:letter-spacing="-0.0208in"/>
    </style:style>
    <style:style style:name="T88" style:parent-style-name="DefaultParagraphFont" style:family="text">
      <style:text-properties fo:letter-spacing="-0.0152in"/>
    </style:style>
    <style:style style:name="T89" style:parent-style-name="DefaultParagraphFont" style:family="text">
      <style:text-properties fo:letter-spacing="-0.0159in"/>
    </style:style>
    <style:style style:name="T90" style:parent-style-name="DefaultParagraphFont" style:family="text">
      <style:text-properties fo:letter-spacing="-0.0152in"/>
    </style:style>
    <style:style style:name="T91" style:parent-style-name="DefaultParagraphFont" style:family="text">
      <style:text-properties fo:letter-spacing="-0.0201in"/>
    </style:style>
    <style:style style:name="P92" style:parent-style-name="BodyText" style:family="paragraph">
      <style:paragraph-properties fo:line-height="123%"/>
    </style:style>
    <style:style style:name="T93" style:parent-style-name="DefaultParagraphFont" style:family="text">
      <style:text-properties fo:letter-spacing="-0.0013in"/>
    </style:style>
    <style:style style:name="T94" style:parent-style-name="DefaultParagraphFont" style:family="text">
      <style:text-properties fo:letter-spacing="-0.0152in"/>
    </style:style>
    <style:style style:name="T95" style:parent-style-name="DefaultParagraphFont" style:family="text">
      <style:text-properties fo:letter-spacing="-0.0013in"/>
    </style:style>
    <style:style style:name="T96" style:parent-style-name="DefaultParagraphFont" style:family="text">
      <style:text-properties fo:letter-spacing="-0.0125in"/>
    </style:style>
    <style:style style:name="T97" style:parent-style-name="DefaultParagraphFont" style:family="text">
      <style:text-properties fo:letter-spacing="-0.0013in"/>
    </style:style>
    <style:style style:name="T98" style:parent-style-name="DefaultParagraphFont" style:family="text">
      <style:text-properties fo:letter-spacing="-0.0152in"/>
    </style:style>
    <style:style style:name="T99" style:parent-style-name="DefaultParagraphFont" style:family="text">
      <style:text-properties fo:letter-spacing="-0.0013in"/>
    </style:style>
    <style:style style:name="T100" style:parent-style-name="DefaultParagraphFont" style:family="text">
      <style:text-properties fo:letter-spacing="-0.0138in"/>
    </style:style>
    <style:style style:name="T101" style:parent-style-name="DefaultParagraphFont" style:family="text">
      <style:text-properties fo:letter-spacing="-0.0013in"/>
    </style:style>
    <style:style style:name="T102" style:parent-style-name="DefaultParagraphFont" style:family="text">
      <style:text-properties fo:letter-spacing="-0.0152in"/>
    </style:style>
    <style:style style:name="T103" style:parent-style-name="DefaultParagraphFont" style:family="text">
      <style:text-properties fo:letter-spacing="-0.0013in"/>
    </style:style>
    <style:style style:name="T104" style:parent-style-name="DefaultParagraphFont" style:family="text">
      <style:text-properties fo:letter-spacing="-0.0138in"/>
    </style:style>
    <style:style style:name="T105" style:parent-style-name="DefaultParagraphFont" style:family="text">
      <style:text-properties fo:letter-spacing="-0.0013in"/>
    </style:style>
    <style:style style:name="T106" style:parent-style-name="DefaultParagraphFont" style:family="text">
      <style:text-properties fo:letter-spacing="-0.0138in"/>
    </style:style>
    <style:style style:name="T107" style:parent-style-name="DefaultParagraphFont" style:family="text">
      <style:text-properties fo:letter-spacing="-0.0013in"/>
    </style:style>
    <style:style style:name="T108" style:parent-style-name="DefaultParagraphFont" style:family="text">
      <style:text-properties fo:letter-spacing="-0.0152in"/>
    </style:style>
    <style:style style:name="T109" style:parent-style-name="DefaultParagraphFont" style:family="text">
      <style:text-properties fo:letter-spacing="-0.0013in"/>
    </style:style>
    <style:style style:name="T110" style:parent-style-name="DefaultParagraphFont" style:family="text">
      <style:text-properties fo:letter-spacing="-0.018in"/>
    </style:style>
    <style:style style:name="T111" style:parent-style-name="DefaultParagraphFont" style:family="text">
      <style:text-properties fo:letter-spacing="-0.0013in"/>
    </style:style>
    <style:style style:name="T112" style:parent-style-name="DefaultParagraphFont" style:family="text">
      <style:text-properties fo:letter-spacing="-0.0125in"/>
    </style:style>
    <style:style style:name="T113" style:parent-style-name="DefaultParagraphFont" style:family="text">
      <style:text-properties fo:letter-spacing="-0.0013in"/>
    </style:style>
    <style:style style:name="T114" style:parent-style-name="DefaultParagraphFont" style:family="text">
      <style:text-properties fo:letter-spacing="-0.0138in"/>
    </style:style>
    <style:style style:name="T115" style:parent-style-name="DefaultParagraphFont" style:family="text">
      <style:text-properties fo:letter-spacing="-0.0013in"/>
    </style:style>
    <style:style style:name="T116" style:parent-style-name="DefaultParagraphFont" style:family="text">
      <style:text-properties fo:letter-spacing="-0.0097in"/>
    </style:style>
    <style:style style:name="T117" style:parent-style-name="DefaultParagraphFont" style:family="text">
      <style:text-properties fo:letter-spacing="-0.0125in"/>
    </style:style>
    <style:style style:name="T118" style:parent-style-name="DefaultParagraphFont" style:family="text">
      <style:text-properties fo:letter-spacing="-0.0104in"/>
    </style:style>
    <style:style style:name="P119" style:parent-style-name="Normal" style:family="paragraph">
      <style:paragraph-properties fo:margin-top="0.1625in" fo:line-height="121%"/>
    </style:style>
    <style:style style:name="T120" style:parent-style-name="DefaultParagraphFont" style:family="text">
      <style:text-properties fo:letter-spacing="-0.0013in" fo:font-size="12pt" style:font-size-asian="12pt"/>
    </style:style>
    <style:style style:name="T121" style:parent-style-name="DefaultParagraphFont" style:family="text">
      <style:text-properties fo:letter-spacing="-0.0187in" fo:font-size="12pt" style:font-size-asian="12pt"/>
    </style:style>
    <style:style style:name="T122" style:parent-style-name="DefaultParagraphFont" style:family="text">
      <style:text-properties fo:letter-spacing="-0.0013in" fo:font-size="12pt" style:font-size-asian="12pt"/>
    </style:style>
    <style:style style:name="T123" style:parent-style-name="DefaultParagraphFont" style:family="text">
      <style:text-properties fo:letter-spacing="-0.018in" fo:font-size="12pt" style:font-size-asian="12pt"/>
    </style:style>
    <style:style style:name="T124" style:parent-style-name="DefaultParagraphFont" style:family="text">
      <style:text-properties fo:letter-spacing="-0.0013in" fo:font-size="12pt" style:font-size-asian="12pt"/>
    </style:style>
    <style:style style:name="T125" style:parent-style-name="DefaultParagraphFont" style:family="text">
      <style:text-properties fo:letter-spacing="-0.0145in" fo:font-size="12pt" style:font-size-asian="12pt"/>
    </style:style>
    <style:style style:name="T12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127" style:parent-style-name="DefaultParagraphFont" style:family="text">
      <style:text-properties fo:letter-spacing="-0.0013in" fo:font-size="12pt" style:font-size-asian="12pt"/>
    </style:style>
    <style:style style:name="T128" style:parent-style-name="DefaultParagraphFont" style:family="text">
      <style:text-properties fo:letter-spacing="-0.0145in" fo:font-size="12pt" style:font-size-asian="12pt"/>
    </style:style>
    <style:style style:name="T129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130" style:parent-style-name="DefaultParagraphFont" style:family="text">
      <style:text-properties fo:letter-spacing="-0.0013in" fo:font-size="12pt" style:font-size-asian="12pt"/>
    </style:style>
    <style:style style:name="T131" style:parent-style-name="DefaultParagraphFont" style:family="text">
      <style:text-properties fo:letter-spacing="-0.018in" fo:font-size="12pt" style:font-size-asian="12pt"/>
    </style:style>
    <style:style style:name="T132" style:parent-style-name="DefaultParagraphFont" style:family="text">
      <style:text-properties fo:letter-spacing="-0.0013in" fo:font-size="12pt" style:font-size-asian="12pt"/>
    </style:style>
    <style:style style:name="T133" style:parent-style-name="DefaultParagraphFont" style:family="text">
      <style:text-properties fo:letter-spacing="-0.018in" fo:font-size="12pt" style:font-size-asian="12pt"/>
    </style:style>
    <style:style style:name="T134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135" style:parent-style-name="DefaultParagraphFont" style:family="text">
      <style:text-properties fo:font-weight="bold" style:font-weight-asian="bold" fo:letter-spacing="-0.018in" fo:font-size="12pt" style:font-size-asian="12pt"/>
    </style:style>
    <style:style style:name="T13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137" style:parent-style-name="DefaultParagraphFont" style:family="text">
      <style:text-properties fo:font-weight="bold" style:font-weight-asian="bold" fo:letter-spacing="-0.0166in" fo:font-size="12pt" style:font-size-asian="12pt"/>
    </style:style>
    <style:style style:name="T138" style:parent-style-name="DefaultParagraphFont" style:family="text">
      <style:text-properties fo:letter-spacing="-0.0013in" fo:font-size="12pt" style:font-size-asian="12pt"/>
    </style:style>
    <style:style style:name="T139" style:parent-style-name="DefaultParagraphFont" style:family="text">
      <style:text-properties fo:letter-spacing="-0.0159in" fo:font-size="12pt" style:font-size-asian="12pt"/>
    </style:style>
    <style:style style:name="T140" style:parent-style-name="DefaultParagraphFont" style:family="text">
      <style:text-properties fo:letter-spacing="-0.0013in" fo:font-size="12pt" style:font-size-asian="12pt"/>
    </style:style>
    <style:style style:name="T141" style:parent-style-name="DefaultParagraphFont" style:family="text">
      <style:text-properties fo:letter-spacing="-0.0159in" fo:font-size="12pt" style:font-size-asian="12pt"/>
    </style:style>
    <style:style style:name="T142" style:parent-style-name="DefaultParagraphFont" style:family="text">
      <style:text-properties fo:letter-spacing="-0.0013in" fo:font-size="12pt" style:font-size-asian="12pt"/>
    </style:style>
    <style:style style:name="T143" style:parent-style-name="DefaultParagraphFont" style:family="text">
      <style:text-properties fo:letter-spacing="-0.0152in" fo:font-size="12pt" style:font-size-asian="12pt"/>
    </style:style>
    <style:style style:name="T144" style:parent-style-name="DefaultParagraphFont" style:family="text">
      <style:text-properties fo:letter-spacing="-0.0013in" fo:font-size="12pt" style:font-size-asian="12pt"/>
    </style:style>
    <style:style style:name="T145" style:parent-style-name="DefaultParagraphFont" style:family="text">
      <style:text-properties fo:letter-spacing="-0.0125in" fo:font-size="12pt" style:font-size-asian="12pt"/>
    </style:style>
    <style:style style:name="T146" style:parent-style-name="DefaultParagraphFont" style:family="text">
      <style:text-properties fo:letter-spacing="-0.0013in" fo:font-size="12pt" style:font-size-asian="12pt"/>
    </style:style>
    <style:style style:name="T147" style:parent-style-name="DefaultParagraphFont" style:family="text">
      <style:text-properties fo:letter-spacing="-0.009in" fo:font-size="12pt" style:font-size-asian="12pt"/>
    </style:style>
    <style:style style:name="T148" style:parent-style-name="DefaultParagraphFont" style:family="text">
      <style:text-properties fo:letter-spacing="-0.0013in" fo:font-size="12pt" style:font-size-asian="12pt"/>
    </style:style>
    <style:style style:name="T149" style:parent-style-name="DefaultParagraphFont" style:family="text">
      <style:text-properties fo:letter-spacing="-0.0104in" fo:font-size="12pt" style:font-size-asian="12pt"/>
    </style:style>
    <style:style style:name="T150" style:parent-style-name="DefaultParagraphFont" style:family="text">
      <style:text-properties fo:letter-spacing="-0.0013in" fo:font-size="12pt" style:font-size-asian="12pt"/>
    </style:style>
    <style:style style:name="T151" style:parent-style-name="DefaultParagraphFont" style:family="text">
      <style:text-properties fo:letter-spacing="-0.009in" fo:font-size="12pt" style:font-size-asian="12pt"/>
    </style:style>
    <style:style style:name="T152" style:parent-style-name="DefaultParagraphFont" style:family="text">
      <style:text-properties fo:letter-spacing="-0.0013in" fo:font-size="12pt" style:font-size-asian="12pt"/>
    </style:style>
    <style:style style:name="T153" style:parent-style-name="DefaultParagraphFont" style:family="text">
      <style:text-properties fo:letter-spacing="-0.009in" fo:font-size="12pt" style:font-size-asian="12pt"/>
    </style:style>
    <style:style style:name="T154" style:parent-style-name="DefaultParagraphFont" style:family="text">
      <style:text-properties fo:letter-spacing="-0.0013in" fo:font-size="12pt" style:font-size-asian="12pt"/>
    </style:style>
    <style:style style:name="P155" style:parent-style-name="BodyText" style:family="paragraph">
      <style:paragraph-properties fo:margin-top="0.0166in"/>
    </style:style>
    <style:style style:name="P156" style:parent-style-name="Heading1" style:family="paragraph">
      <style:paragraph-properties fo:margin-top="0.0006in" fo:margin-left="0.2618in" fo:text-indent="-0.2618in">
        <style:tab-stops>
          <style:tab-stop style:type="left" style:position="0in"/>
        </style:tab-stops>
      </style:paragraph-properties>
    </style:style>
    <style:style style:name="T157" style:parent-style-name="DefaultParagraphFont" style:family="text">
      <style:text-properties fo:color="#0E4660" fo:letter-spacing="-0.0041in"/>
    </style:style>
    <style:style style:name="T158" style:parent-style-name="DefaultParagraphFont" style:family="text">
      <style:text-properties fo:color="#0E4660" fo:letter-spacing="-0.0243in"/>
    </style:style>
    <style:style style:name="T159" style:parent-style-name="DefaultParagraphFont" style:family="text">
      <style:text-properties fo:color="#0E4660" fo:letter-spacing="-0.0041in"/>
    </style:style>
    <style:style style:name="T160" style:parent-style-name="DefaultParagraphFont" style:family="text">
      <style:text-properties fo:color="#0E4660" fo:letter-spacing="-0.0243in"/>
    </style:style>
    <style:style style:name="T161" style:parent-style-name="DefaultParagraphFont" style:family="text">
      <style:text-properties fo:color="#0E4660" fo:letter-spacing="-0.0041in"/>
    </style:style>
    <style:style style:name="T162" style:parent-style-name="DefaultParagraphFont" style:family="text">
      <style:text-properties fo:color="#0E4660" fo:letter-spacing="-0.0229in"/>
    </style:style>
    <style:style style:name="T163" style:parent-style-name="DefaultParagraphFont" style:family="text">
      <style:text-properties fo:color="#0E4660" fo:letter-spacing="-0.0041in"/>
    </style:style>
    <style:style style:name="P164" style:parent-style-name="ListParagraph" style:family="paragraph">
      <style:paragraph-properties fo:margin-top="0.2694in" fo:margin-left="0.5in">
        <style:tab-stops>
          <style:tab-stop style:type="left" style:position="0in"/>
        </style:tab-stops>
      </style:paragraph-properties>
    </style:style>
    <style:style style:name="T165" style:parent-style-name="DefaultParagraphFont" style:family="text">
      <style:text-properties fo:letter-spacing="-0.0027in" fo:font-size="12pt" style:font-size-asian="12pt"/>
    </style:style>
    <style:style style:name="T166" style:parent-style-name="DefaultParagraphFont" style:family="text">
      <style:text-properties fo:letter-spacing="-0.0145in" fo:font-size="12pt" style:font-size-asian="12pt"/>
    </style:style>
    <style:style style:name="T167" style:parent-style-name="DefaultParagraphFont" style:family="text">
      <style:text-properties fo:letter-spacing="-0.0027in" fo:font-size="12pt" style:font-size-asian="12pt"/>
    </style:style>
    <style:style style:name="T168" style:parent-style-name="DefaultParagraphFont" style:family="text">
      <style:text-properties fo:letter-spacing="-0.0194in" fo:font-size="12pt" style:font-size-asian="12pt"/>
    </style:style>
    <style:style style:name="T169" style:parent-style-name="DefaultParagraphFont" style:family="text">
      <style:text-properties fo:letter-spacing="-0.0027in" fo:font-size="12pt" style:font-size-asian="12pt"/>
    </style:style>
    <style:style style:name="T170" style:parent-style-name="DefaultParagraphFont" style:family="text">
      <style:text-properties fo:letter-spacing="-0.0138in" fo:font-size="12pt" style:font-size-asian="12pt"/>
    </style:style>
    <style:style style:name="T171" style:parent-style-name="DefaultParagraphFont" style:family="text">
      <style:text-properties fo:letter-spacing="-0.0027in" fo:font-size="12pt" style:font-size-asian="12pt"/>
    </style:style>
    <style:style style:name="T172" style:parent-style-name="DefaultParagraphFont" style:family="text">
      <style:text-properties fo:letter-spacing="-0.0166in" fo:font-size="12pt" style:font-size-asian="12pt"/>
    </style:style>
    <style:style style:name="T173" style:parent-style-name="DefaultParagraphFont" style:family="text">
      <style:text-properties fo:letter-spacing="-0.0027in" fo:font-size="12pt" style:font-size-asian="12pt"/>
    </style:style>
    <style:style style:name="T174" style:parent-style-name="DefaultParagraphFont" style:family="text">
      <style:text-properties fo:letter-spacing="-0.0187in" fo:font-size="12pt" style:font-size-asian="12pt"/>
    </style:style>
    <style:style style:name="T175" style:parent-style-name="DefaultParagraphFont" style:family="text">
      <style:text-properties fo:letter-spacing="-0.0027in" fo:font-size="12pt" style:font-size-asian="12pt"/>
    </style:style>
    <style:style style:name="T176" style:parent-style-name="DefaultParagraphFont" style:family="text">
      <style:text-properties fo:letter-spacing="-0.0159in" fo:font-size="12pt" style:font-size-asian="12pt"/>
    </style:style>
    <style:style style:name="T177" style:parent-style-name="DefaultParagraphFont" style:family="text">
      <style:text-properties fo:letter-spacing="-0.0027in" fo:font-size="12pt" style:font-size-asian="12pt"/>
    </style:style>
    <style:style style:name="T178" style:parent-style-name="DefaultParagraphFont" style:family="text">
      <style:text-properties fo:letter-spacing="-0.0159in" fo:font-size="12pt" style:font-size-asian="12pt"/>
    </style:style>
    <style:style style:name="T179" style:parent-style-name="DefaultParagraphFont" style:family="text">
      <style:text-properties fo:letter-spacing="-0.0027in" fo:font-size="12pt" style:font-size-asian="12pt"/>
    </style:style>
    <style:style style:name="T180" style:parent-style-name="DefaultParagraphFont" style:family="text">
      <style:text-properties fo:letter-spacing="-0.0152in" fo:font-size="12pt" style:font-size-asian="12pt"/>
    </style:style>
    <style:style style:name="T181" style:parent-style-name="DefaultParagraphFont" style:family="text">
      <style:text-properties fo:letter-spacing="-0.0027in" fo:font-size="12pt" style:font-size-asian="12pt"/>
    </style:style>
    <style:style style:name="T182" style:parent-style-name="DefaultParagraphFont" style:family="text">
      <style:text-properties fo:letter-spacing="-0.0159in" fo:font-size="12pt" style:font-size-asian="12pt"/>
    </style:style>
    <style:style style:name="T183" style:parent-style-name="DefaultParagraphFont" style:family="text">
      <style:text-properties fo:letter-spacing="-0.0027in" fo:font-size="12pt" style:font-size-asian="12pt"/>
    </style:style>
    <style:style style:name="T184" style:parent-style-name="DefaultParagraphFont" style:family="text">
      <style:text-properties fo:letter-spacing="-0.0152in" fo:font-size="12pt" style:font-size-asian="12pt"/>
    </style:style>
    <style:style style:name="T185" style:parent-style-name="DefaultParagraphFont" style:family="text">
      <style:text-properties fo:letter-spacing="-0.0027in" fo:font-size="12pt" style:font-size-asian="12pt"/>
    </style:style>
    <style:style style:name="P186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187" style:parent-style-name="DefaultParagraphFont" style:family="text">
      <style:text-properties fo:letter-spacing="-0.0027in" fo:font-size="12pt" style:font-size-asian="12pt"/>
    </style:style>
    <style:style style:name="T188" style:parent-style-name="DefaultParagraphFont" style:family="text">
      <style:text-properties fo:letter-spacing="-0.0083in" fo:font-size="12pt" style:font-size-asian="12pt"/>
    </style:style>
    <style:style style:name="T189" style:parent-style-name="DefaultParagraphFont" style:family="text">
      <style:text-properties fo:letter-spacing="-0.0027in" fo:font-size="12pt" style:font-size-asian="12pt"/>
    </style:style>
    <style:style style:name="T190" style:parent-style-name="DefaultParagraphFont" style:family="text">
      <style:text-properties fo:letter-spacing="-0.0125in" fo:font-size="12pt" style:font-size-asian="12pt"/>
    </style:style>
    <style:style style:name="T191" style:parent-style-name="DefaultParagraphFont" style:family="text">
      <style:text-properties fo:letter-spacing="-0.0027in" fo:font-size="12pt" style:font-size-asian="12pt"/>
    </style:style>
    <style:style style:name="T192" style:parent-style-name="DefaultParagraphFont" style:family="text">
      <style:text-properties fo:letter-spacing="-0.0118in" fo:font-size="12pt" style:font-size-asian="12pt"/>
    </style:style>
    <style:style style:name="T193" style:parent-style-name="DefaultParagraphFont" style:family="text">
      <style:text-properties fo:letter-spacing="-0.0027in" fo:font-size="12pt" style:font-size-asian="12pt"/>
    </style:style>
    <style:style style:name="T194" style:parent-style-name="DefaultParagraphFont" style:family="text">
      <style:text-properties fo:letter-spacing="-0.0097in" fo:font-size="12pt" style:font-size-asian="12pt"/>
    </style:style>
    <style:style style:name="T195" style:parent-style-name="DefaultParagraphFont" style:family="text">
      <style:text-properties fo:letter-spacing="-0.0027in" fo:font-size="12pt" style:font-size-asian="12pt"/>
    </style:style>
    <style:style style:name="T196" style:parent-style-name="DefaultParagraphFont" style:family="text">
      <style:text-properties fo:letter-spacing="-0.0131in" fo:font-size="12pt" style:font-size-asian="12pt"/>
    </style:style>
    <style:style style:name="T197" style:parent-style-name="DefaultParagraphFont" style:family="text">
      <style:text-properties fo:letter-spacing="-0.0027in" fo:font-size="12pt" style:font-size-asian="12pt"/>
    </style:style>
    <style:style style:name="T198" style:parent-style-name="DefaultParagraphFont" style:family="text">
      <style:text-properties fo:letter-spacing="-0.0118in" fo:font-size="12pt" style:font-size-asian="12pt"/>
    </style:style>
    <style:style style:name="T199" style:parent-style-name="DefaultParagraphFont" style:family="text">
      <style:text-properties fo:letter-spacing="-0.0027in" fo:font-size="12pt" style:font-size-asian="12pt"/>
    </style:style>
    <style:style style:name="P200" style:parent-style-name="ListParagraph" style:family="paragraph">
      <style:paragraph-properties fo:margin-top="0.0416in" fo:margin-left="0.5in">
        <style:tab-stops>
          <style:tab-stop style:type="left" style:position="0in"/>
        </style:tab-stops>
      </style:paragraph-properties>
    </style:style>
    <style:style style:name="T201" style:parent-style-name="DefaultParagraphFont" style:family="text">
      <style:text-properties fo:letter-spacing="-0.0013in" fo:font-size="12pt" style:font-size-asian="12pt"/>
    </style:style>
    <style:style style:name="T202" style:parent-style-name="DefaultParagraphFont" style:family="text">
      <style:text-properties fo:letter-spacing="-0.0138in" fo:font-size="12pt" style:font-size-asian="12pt"/>
    </style:style>
    <style:style style:name="T203" style:parent-style-name="DefaultParagraphFont" style:family="text">
      <style:text-properties fo:letter-spacing="-0.0013in" fo:font-size="12pt" style:font-size-asian="12pt"/>
    </style:style>
    <style:style style:name="T204" style:parent-style-name="DefaultParagraphFont" style:family="text">
      <style:text-properties fo:letter-spacing="-0.0159in" fo:font-size="12pt" style:font-size-asian="12pt"/>
    </style:style>
    <style:style style:name="T205" style:parent-style-name="DefaultParagraphFont" style:family="text">
      <style:text-properties fo:letter-spacing="-0.0013in" fo:font-size="12pt" style:font-size-asian="12pt"/>
    </style:style>
    <style:style style:name="T206" style:parent-style-name="DefaultParagraphFont" style:family="text">
      <style:text-properties fo:letter-spacing="-0.018in" fo:font-size="12pt" style:font-size-asian="12pt"/>
    </style:style>
    <style:style style:name="T207" style:parent-style-name="DefaultParagraphFont" style:family="text">
      <style:text-properties fo:letter-spacing="-0.0013in" fo:font-size="12pt" style:font-size-asian="12pt"/>
    </style:style>
    <style:style style:name="T208" style:parent-style-name="DefaultParagraphFont" style:family="text">
      <style:text-properties fo:letter-spacing="-0.0173in" fo:font-size="12pt" style:font-size-asian="12pt"/>
    </style:style>
    <style:style style:name="T209" style:parent-style-name="DefaultParagraphFont" style:family="text">
      <style:text-properties fo:letter-spacing="-0.0013in" fo:font-size="12pt" style:font-size-asian="12pt"/>
    </style:style>
    <style:style style:name="T210" style:parent-style-name="DefaultParagraphFont" style:family="text">
      <style:text-properties fo:letter-spacing="-0.0159in" fo:font-size="12pt" style:font-size-asian="12pt"/>
    </style:style>
    <style:style style:name="T211" style:parent-style-name="DefaultParagraphFont" style:family="text">
      <style:text-properties fo:letter-spacing="-0.0013in" fo:font-size="12pt" style:font-size-asian="12pt"/>
    </style:style>
    <style:style style:name="T212" style:parent-style-name="DefaultParagraphFont" style:family="text">
      <style:text-properties fo:letter-spacing="-0.0145in" fo:font-size="12pt" style:font-size-asian="12pt"/>
    </style:style>
    <style:style style:name="T213" style:parent-style-name="DefaultParagraphFont" style:family="text">
      <style:text-properties fo:letter-spacing="-0.0013in" fo:font-size="12pt" style:font-size-asian="12pt"/>
    </style:style>
    <style:style style:name="P214" style:parent-style-name="ListParagraph" style:family="paragraph">
      <style:paragraph-properties fo:margin-top="0.0458in" fo:margin-left="0.5in">
        <style:tab-stops>
          <style:tab-stop style:type="left" style:position="0in"/>
        </style:tab-stops>
      </style:paragraph-properties>
    </style:style>
    <style:style style:name="T215" style:parent-style-name="DefaultParagraphFont" style:family="text">
      <style:text-properties fo:letter-spacing="-0.0027in" fo:font-size="12pt" style:font-size-asian="12pt"/>
    </style:style>
    <style:style style:name="T216" style:parent-style-name="DefaultParagraphFont" style:family="text">
      <style:text-properties fo:letter-spacing="-0.0069in" fo:font-size="12pt" style:font-size-asian="12pt"/>
    </style:style>
    <style:style style:name="T217" style:parent-style-name="DefaultParagraphFont" style:family="text">
      <style:text-properties fo:letter-spacing="-0.0027in" fo:font-size="12pt" style:font-size-asian="12pt"/>
    </style:style>
    <style:style style:name="T218" style:parent-style-name="DefaultParagraphFont" style:family="text">
      <style:text-properties fo:letter-spacing="-0.0138in" fo:font-size="12pt" style:font-size-asian="12pt"/>
    </style:style>
    <style:style style:name="T219" style:parent-style-name="DefaultParagraphFont" style:family="text">
      <style:text-properties fo:letter-spacing="-0.0027in" fo:font-size="12pt" style:font-size-asian="12pt"/>
    </style:style>
    <style:style style:name="T220" style:parent-style-name="DefaultParagraphFont" style:family="text">
      <style:text-properties fo:letter-spacing="-0.0083in" fo:font-size="12pt" style:font-size-asian="12pt"/>
    </style:style>
    <style:style style:name="T221" style:parent-style-name="DefaultParagraphFont" style:family="text">
      <style:text-properties fo:letter-spacing="-0.0027in" fo:font-size="12pt" style:font-size-asian="12pt"/>
    </style:style>
    <style:style style:name="T222" style:parent-style-name="DefaultParagraphFont" style:family="text">
      <style:text-properties fo:letter-spacing="-0.0104in" fo:font-size="12pt" style:font-size-asian="12pt"/>
    </style:style>
    <style:style style:name="T223" style:parent-style-name="DefaultParagraphFont" style:family="text">
      <style:text-properties fo:letter-spacing="-0.0027in" fo:font-size="12pt" style:font-size-asian="12pt"/>
    </style:style>
    <style:style style:name="T224" style:parent-style-name="DefaultParagraphFont" style:family="text">
      <style:text-properties fo:letter-spacing="-0.0083in" fo:font-size="12pt" style:font-size-asian="12pt"/>
    </style:style>
    <style:style style:name="T225" style:parent-style-name="DefaultParagraphFont" style:family="text">
      <style:text-properties fo:letter-spacing="-0.0027in" fo:font-size="12pt" style:font-size-asian="12pt"/>
    </style:style>
    <style:style style:name="T226" style:parent-style-name="DefaultParagraphFont" style:family="text">
      <style:text-properties fo:letter-spacing="-0.0104in" fo:font-size="12pt" style:font-size-asian="12pt"/>
    </style:style>
    <style:style style:name="T227" style:parent-style-name="DefaultParagraphFont" style:family="text">
      <style:text-properties fo:letter-spacing="-0.0027in" fo:font-size="12pt" style:font-size-asian="12pt"/>
    </style:style>
    <style:style style:name="P228" style:parent-style-name="ListParagraph" style:family="paragraph">
      <style:paragraph-properties fo:margin-top="0.0416in" fo:margin-left="0.5in">
        <style:tab-stops>
          <style:tab-stop style:type="left" style:position="0in"/>
        </style:tab-stops>
      </style:paragraph-properties>
    </style:style>
    <style:style style:name="T229" style:parent-style-name="DefaultParagraphFont" style:family="text">
      <style:text-properties fo:letter-spacing="-0.0013in" fo:font-size="12pt" style:font-size-asian="12pt"/>
    </style:style>
    <style:style style:name="T230" style:parent-style-name="DefaultParagraphFont" style:family="text">
      <style:text-properties fo:letter-spacing="-0.0041in" fo:font-size="12pt" style:font-size-asian="12pt"/>
    </style:style>
    <style:style style:name="T231" style:parent-style-name="DefaultParagraphFont" style:family="text">
      <style:text-properties fo:letter-spacing="-0.0013in" fo:font-size="12pt" style:font-size-asian="12pt"/>
    </style:style>
    <style:style style:name="T232" style:parent-style-name="DefaultParagraphFont" style:family="text">
      <style:text-properties fo:letter-spacing="-0.0062in" fo:font-size="12pt" style:font-size-asian="12pt"/>
    </style:style>
    <style:style style:name="T233" style:parent-style-name="DefaultParagraphFont" style:family="text">
      <style:text-properties fo:letter-spacing="-0.0013in" fo:font-size="12pt" style:font-size-asian="12pt"/>
    </style:style>
    <style:style style:name="T234" style:parent-style-name="DefaultParagraphFont" style:family="text">
      <style:text-properties fo:letter-spacing="-0.0069in" fo:font-size="12pt" style:font-size-asian="12pt"/>
    </style:style>
    <style:style style:name="T235" style:parent-style-name="DefaultParagraphFont" style:family="text">
      <style:text-properties fo:letter-spacing="-0.0013in" fo:font-size="12pt" style:font-size-asian="12pt"/>
    </style:style>
    <style:style style:name="P236" style:parent-style-name="BodyText" style:family="paragraph">
      <style:paragraph-properties fo:margin-top="0.0597in"/>
    </style:style>
    <style:style style:name="P237" style:parent-style-name="Heading1" style:family="paragraph">
      <style:paragraph-properties fo:margin-left="0.2618in" fo:text-indent="-0.2618in">
        <style:tab-stops>
          <style:tab-stop style:type="left" style:position="0in"/>
        </style:tab-stops>
      </style:paragraph-properties>
    </style:style>
    <style:style style:name="T238" style:parent-style-name="DefaultParagraphFont" style:family="text">
      <style:text-properties fo:color="#0E4660" fo:letter-spacing="-0.0034in"/>
    </style:style>
    <style:style style:name="T239" style:parent-style-name="DefaultParagraphFont" style:family="text">
      <style:text-properties fo:color="#0E4660" fo:letter-spacing="-0.0104in"/>
    </style:style>
    <style:style style:name="T240" style:parent-style-name="DefaultParagraphFont" style:family="text">
      <style:text-properties fo:color="#0E4660" fo:letter-spacing="-0.0027in"/>
    </style:style>
    <style:style style:name="P241" style:parent-style-name="ListParagraph" style:family="paragraph">
      <style:paragraph-properties fo:margin-top="0.2701in" fo:margin-left="0.5in">
        <style:tab-stops>
          <style:tab-stop style:type="left" style:position="0in"/>
        </style:tab-stops>
      </style:paragraph-properties>
    </style:style>
    <style:style style:name="T242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243" style:parent-style-name="DefaultParagraphFont" style:family="text">
      <style:text-properties fo:font-weight="bold" style:font-weight-asian="bold" fo:letter-spacing="-0.0083in" fo:font-size="12pt" style:font-size-asian="12pt"/>
    </style:style>
    <style:style style:name="T244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245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246" style:parent-style-name="DefaultParagraphFont" style:family="text">
      <style:text-properties fo:letter-spacing="-0.0027in" fo:font-size="12pt" style:font-size-asian="12pt"/>
    </style:style>
    <style:style style:name="P247" style:parent-style-name="ListParagraph" style:family="paragraph">
      <style:paragraph-properties fo:margin-top="0.0416in" fo:margin-left="0.5in">
        <style:tab-stops>
          <style:tab-stop style:type="left" style:position="0in"/>
        </style:tab-stops>
      </style:paragraph-properties>
    </style:style>
    <style:style style:name="T248" style:parent-style-name="DefaultParagraphFont" style:family="text">
      <style:text-properties fo:font-weight="bold" style:font-weight-asian="bold" fo:font-size="12pt" style:font-size-asian="12pt"/>
    </style:style>
    <style:style style:name="T249" style:parent-style-name="DefaultParagraphFont" style:family="text">
      <style:text-properties fo:font-weight="bold" style:font-weight-asian="bold" fo:letter-spacing="-0.0048in" fo:font-size="12pt" style:font-size-asian="12pt"/>
    </style:style>
    <style:style style:name="T250" style:parent-style-name="DefaultParagraphFont" style:family="text">
      <style:text-properties fo:letter-spacing="-0.0027in" fo:font-size="12pt" style:font-size-asian="12pt"/>
    </style:style>
    <style:style style:name="P251" style:parent-style-name="ListParagraph" style:family="paragraph">
      <style:paragraph-properties fo:margin-top="0.0451in" fo:margin-left="0.5in">
        <style:tab-stops>
          <style:tab-stop style:type="left" style:position="0in"/>
        </style:tab-stops>
      </style:paragraph-properties>
    </style:style>
    <style:style style:name="T252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253" style:parent-style-name="DefaultParagraphFont" style:family="text">
      <style:text-properties fo:font-weight="bold" style:font-weight-asian="bold" fo:letter-spacing="-0.0173in" fo:font-size="12pt" style:font-size-asian="12pt"/>
    </style:style>
    <style:style style:name="T254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255" style:parent-style-name="DefaultParagraphFont" style:family="text">
      <style:text-properties fo:font-weight="bold" style:font-weight-asian="bold" fo:letter-spacing="-0.0145in" fo:font-size="12pt" style:font-size-asian="12pt"/>
    </style:style>
    <style:style style:name="T256" style:parent-style-name="DefaultParagraphFont" style:family="text">
      <style:text-properties fo:letter-spacing="-0.0027in" fo:font-size="12pt" style:font-size-asian="12pt"/>
    </style:style>
    <style:style style:name="T257" style:parent-style-name="DefaultParagraphFont" style:family="text">
      <style:text-properties fo:letter-spacing="-0.0152in" fo:font-size="12pt" style:font-size-asian="12pt"/>
    </style:style>
    <style:style style:name="T258" style:parent-style-name="DefaultParagraphFont" style:family="text">
      <style:text-properties fo:letter-spacing="-0.0027in" fo:font-size="12pt" style:font-size-asian="12pt"/>
    </style:style>
    <style:style style:name="T259" style:parent-style-name="DefaultParagraphFont" style:family="text">
      <style:text-properties fo:letter-spacing="-0.018in" fo:font-size="12pt" style:font-size-asian="12pt"/>
    </style:style>
    <style:style style:name="T260" style:parent-style-name="DefaultParagraphFont" style:family="text">
      <style:text-properties fo:letter-spacing="-0.0027in" fo:font-size="12pt" style:font-size-asian="12pt"/>
    </style:style>
    <style:style style:name="P261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262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263" style:parent-style-name="DefaultParagraphFont" style:family="text">
      <style:text-properties fo:font-weight="bold" style:font-weight-asian="bold" fo:letter-spacing="0.0159in" fo:font-size="12pt" style:font-size-asian="12pt"/>
    </style:style>
    <style:style style:name="T264" style:parent-style-name="DefaultParagraphFont" style:family="text">
      <style:text-properties fo:letter-spacing="-0.0027in" fo:font-size="12pt" style:font-size-asian="12pt"/>
    </style:style>
    <style:style style:name="P265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266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267" style:parent-style-name="DefaultParagraphFont" style:family="text">
      <style:text-properties fo:font-weight="bold" style:font-weight-asian="bold" fo:letter-spacing="-0.0138in" fo:font-size="12pt" style:font-size-asian="12pt"/>
    </style:style>
    <style:style style:name="T268" style:parent-style-name="DefaultParagraphFont" style:family="text">
      <style:text-properties fo:letter-spacing="-0.0027in" fo:font-size="12pt" style:font-size-asian="12pt"/>
    </style:style>
    <style:style style:name="T269" style:parent-style-name="DefaultParagraphFont" style:family="text">
      <style:text-properties fo:letter-spacing="-0.0138in" fo:font-size="12pt" style:font-size-asian="12pt"/>
    </style:style>
    <style:style style:name="T270" style:parent-style-name="DefaultParagraphFont" style:family="text">
      <style:text-properties fo:letter-spacing="-0.0027in" fo:font-size="12pt" style:font-size-asian="12pt"/>
    </style:style>
    <style:style style:name="T271" style:parent-style-name="DefaultParagraphFont" style:family="text">
      <style:text-properties fo:letter-spacing="-0.0138in" fo:font-size="12pt" style:font-size-asian="12pt"/>
    </style:style>
    <style:style style:name="T272" style:parent-style-name="DefaultParagraphFont" style:family="text">
      <style:text-properties fo:letter-spacing="-0.0027in" fo:font-size="12pt" style:font-size-asian="12pt"/>
    </style:style>
    <style:style style:name="P273" style:parent-style-name="Heading1" style:master-page-name="MP1" style:family="paragraph">
      <style:paragraph-properties fo:break-before="page" fo:margin-top="0.0569in" fo:margin-left="0.2618in" fo:text-indent="-0.2618in">
        <style:tab-stops>
          <style:tab-stop style:type="left" style:position="0in"/>
        </style:tab-stops>
      </style:paragraph-properties>
    </style:style>
    <style:style style:name="T274" style:parent-style-name="DefaultParagraphFont" style:family="text">
      <style:text-properties fo:color="#0E4660"/>
    </style:style>
    <style:style style:name="T275" style:parent-style-name="DefaultParagraphFont" style:family="text">
      <style:text-properties fo:color="#0E4660" fo:letter-spacing="-0.0076in"/>
    </style:style>
    <style:style style:name="T276" style:parent-style-name="DefaultParagraphFont" style:family="text">
      <style:text-properties fo:color="#0E4660" fo:letter-spacing="-0.0013in"/>
    </style:style>
    <style:style style:name="P277" style:parent-style-name="BodyText" style:family="paragraph">
      <style:paragraph-properties fo:margin-top="0.2708in"/>
    </style:style>
    <style:style style:name="T278" style:parent-style-name="DefaultParagraphFont" style:family="text">
      <style:text-properties fo:letter-spacing="-0.0041in"/>
    </style:style>
    <style:style style:name="T279" style:parent-style-name="DefaultParagraphFont" style:family="text">
      <style:text-properties fo:letter-spacing="-0.0104in"/>
    </style:style>
    <style:style style:name="T280" style:parent-style-name="DefaultParagraphFont" style:family="text">
      <style:text-properties fo:letter-spacing="-0.0041in"/>
    </style:style>
    <style:style style:name="T281" style:parent-style-name="DefaultParagraphFont" style:family="text">
      <style:text-properties fo:letter-spacing="-0.0138in"/>
    </style:style>
    <style:style style:name="T282" style:parent-style-name="DefaultParagraphFont" style:family="text">
      <style:text-properties fo:letter-spacing="-0.0041in"/>
    </style:style>
    <style:style style:name="T283" style:parent-style-name="DefaultParagraphFont" style:family="text">
      <style:text-properties fo:letter-spacing="-0.0097in"/>
    </style:style>
    <style:style style:name="T284" style:parent-style-name="DefaultParagraphFont" style:family="text">
      <style:text-properties fo:letter-spacing="-0.0041in"/>
    </style:style>
    <style:style style:name="T285" style:parent-style-name="DefaultParagraphFont" style:family="text">
      <style:text-properties fo:letter-spacing="-0.0104in"/>
    </style:style>
    <style:style style:name="T286" style:parent-style-name="DefaultParagraphFont" style:family="text">
      <style:text-properties fo:letter-spacing="-0.0041in"/>
    </style:style>
    <style:style style:name="T287" style:parent-style-name="DefaultParagraphFont" style:family="text">
      <style:text-properties fo:letter-spacing="-0.0083in"/>
    </style:style>
    <style:style style:name="T288" style:parent-style-name="DefaultParagraphFont" style:family="text">
      <style:text-properties fo:letter-spacing="-0.0041in"/>
    </style:style>
    <style:style style:name="T289" style:parent-style-name="DefaultParagraphFont" style:family="text">
      <style:text-properties fo:letter-spacing="-0.0069in"/>
    </style:style>
    <style:style style:name="T290" style:parent-style-name="DefaultParagraphFont" style:family="text">
      <style:text-properties fo:letter-spacing="-0.0041in"/>
    </style:style>
    <style:style style:name="T291" style:parent-style-name="DefaultParagraphFont" style:family="text">
      <style:text-properties fo:letter-spacing="-0.0138in"/>
    </style:style>
    <style:style style:name="T292" style:parent-style-name="DefaultParagraphFont" style:family="text">
      <style:text-properties fo:letter-spacing="-0.0041in"/>
    </style:style>
    <style:style style:name="T293" style:parent-style-name="DefaultParagraphFont" style:family="text">
      <style:text-properties fo:letter-spacing="-0.009in"/>
    </style:style>
    <style:style style:name="T294" style:parent-style-name="DefaultParagraphFont" style:family="text">
      <style:text-properties fo:letter-spacing="-0.0041in"/>
    </style:style>
    <style:style style:name="T295" style:parent-style-name="DefaultParagraphFont" style:family="text">
      <style:text-properties fo:letter-spacing="-0.0069in"/>
    </style:style>
    <style:style style:name="T296" style:parent-style-name="DefaultParagraphFont" style:family="text">
      <style:text-properties fo:letter-spacing="-0.0041in"/>
    </style:style>
    <style:style style:name="P297" style:parent-style-name="BodyText" style:family="paragraph">
      <style:paragraph-properties fo:margin-top="0.0451in"/>
    </style:style>
    <style:style style:name="P298" style:parent-style-name="Heading2" style:family="paragraph">
      <style:paragraph-properties fo:margin-left="0.3048in" fo:text-indent="-0.3048in">
        <style:tab-stops>
          <style:tab-stop style:type="left" style:position="0in"/>
        </style:tab-stops>
      </style:paragraph-properties>
    </style:style>
    <style:style style:name="T299" style:parent-style-name="DefaultParagraphFont" style:family="text">
      <style:text-properties fo:color="#0E4660"/>
    </style:style>
    <style:style style:name="T300" style:parent-style-name="DefaultParagraphFont" style:family="text">
      <style:text-properties fo:color="#0E4660" fo:letter-spacing="-0.0125in"/>
    </style:style>
    <style:style style:name="T301" style:parent-style-name="DefaultParagraphFont" style:family="text">
      <style:text-properties fo:color="#0E4660"/>
    </style:style>
    <style:style style:name="T302" style:parent-style-name="DefaultParagraphFont" style:family="text">
      <style:text-properties fo:color="#0E4660" fo:letter-spacing="-0.0145in"/>
    </style:style>
    <style:style style:name="T303" style:parent-style-name="DefaultParagraphFont" style:family="text">
      <style:text-properties fo:color="#0E4660" fo:letter-spacing="-0.0013in"/>
    </style:style>
    <style:style style:name="P304" style:parent-style-name="BodyText" style:family="paragraph">
      <style:paragraph-properties fo:margin-top="0.0187in"/>
      <style:text-properties fo:font-weight="bold" style:font-weight-asian="bold" fo:font-size="14pt" style:font-size-asian="14pt"/>
    </style:style>
    <style:style style:name="P305" style:parent-style-name="ListParagraph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306" style:parent-style-name="DefaultParagraphFont" style:family="text">
      <style:text-properties fo:letter-spacing="-0.0013in" fo:font-size="12pt" style:font-size-asian="12pt"/>
    </style:style>
    <style:style style:name="T307" style:parent-style-name="DefaultParagraphFont" style:family="text">
      <style:text-properties fo:letter-spacing="-0.0131in" fo:font-size="12pt" style:font-size-asian="12pt"/>
    </style:style>
    <style:style style:name="T308" style:parent-style-name="DefaultParagraphFont" style:family="text">
      <style:text-properties fo:letter-spacing="-0.0013in" fo:font-size="12pt" style:font-size-asian="12pt"/>
    </style:style>
    <style:style style:name="T309" style:parent-style-name="DefaultParagraphFont" style:family="text">
      <style:text-properties fo:letter-spacing="-0.0138in" fo:font-size="12pt" style:font-size-asian="12pt"/>
    </style:style>
    <style:style style:name="T310" style:parent-style-name="DefaultParagraphFont" style:family="text">
      <style:text-properties fo:letter-spacing="-0.0013in" fo:font-size="12pt" style:font-size-asian="12pt"/>
    </style:style>
    <style:style style:name="T311" style:parent-style-name="DefaultParagraphFont" style:family="text">
      <style:text-properties fo:letter-spacing="-0.0097in" fo:font-size="12pt" style:font-size-asian="12pt"/>
    </style:style>
    <style:style style:name="T312" style:parent-style-name="DefaultParagraphFont" style:family="text">
      <style:text-properties fo:letter-spacing="-0.0013in" fo:font-size="12pt" style:font-size-asian="12pt"/>
    </style:style>
    <style:style style:name="T313" style:parent-style-name="DefaultParagraphFont" style:family="text">
      <style:text-properties fo:letter-spacing="-0.0125in" fo:font-size="12pt" style:font-size-asian="12pt"/>
    </style:style>
    <style:style style:name="T314" style:parent-style-name="DefaultParagraphFont" style:family="text">
      <style:text-properties fo:letter-spacing="-0.0013in" fo:font-size="12pt" style:font-size-asian="12pt"/>
    </style:style>
    <style:style style:name="T315" style:parent-style-name="DefaultParagraphFont" style:family="text">
      <style:text-properties fo:letter-spacing="-0.0131in" fo:font-size="12pt" style:font-size-asian="12pt"/>
    </style:style>
    <style:style style:name="T316" style:parent-style-name="DefaultParagraphFont" style:family="text">
      <style:text-properties fo:letter-spacing="-0.0013in" fo:font-size="12pt" style:font-size-asian="12pt"/>
    </style:style>
    <style:style style:name="T317" style:parent-style-name="DefaultParagraphFont" style:family="text">
      <style:text-properties fo:letter-spacing="-0.0118in" fo:font-size="12pt" style:font-size-asian="12pt"/>
    </style:style>
    <style:style style:name="T318" style:parent-style-name="DefaultParagraphFont" style:family="text">
      <style:text-properties fo:letter-spacing="-0.0013in" fo:font-size="12pt" style:font-size-asian="12pt"/>
    </style:style>
    <style:style style:name="T319" style:parent-style-name="DefaultParagraphFont" style:family="text">
      <style:text-properties fo:letter-spacing="-0.0076in" fo:font-size="12pt" style:font-size-asian="12pt"/>
    </style:style>
    <style:style style:name="T320" style:parent-style-name="DefaultParagraphFont" style:family="text">
      <style:text-properties style:font-name="Consolas" fo:letter-spacing="-0.0013in" fo:font-size="12pt" style:font-size-asian="12pt"/>
    </style:style>
    <style:style style:name="P321" style:parent-style-name="ListParagraph" style:family="paragraph">
      <style:paragraph-properties fo:margin-top="0.0375in" fo:margin-left="0.5in">
        <style:tab-stops>
          <style:tab-stop style:type="left" style:position="0in"/>
        </style:tab-stops>
      </style:paragraph-properties>
    </style:style>
    <style:style style:name="T322" style:parent-style-name="DefaultParagraphFont" style:family="text">
      <style:text-properties fo:letter-spacing="-0.0027in" fo:font-size="12pt" style:font-size-asian="12pt"/>
    </style:style>
    <style:style style:name="T323" style:parent-style-name="DefaultParagraphFont" style:family="text">
      <style:text-properties fo:letter-spacing="-0.0097in" fo:font-size="12pt" style:font-size-asian="12pt"/>
    </style:style>
    <style:style style:name="T324" style:parent-style-name="DefaultParagraphFont" style:family="text">
      <style:text-properties fo:letter-spacing="-0.0027in" fo:font-size="12pt" style:font-size-asian="12pt"/>
    </style:style>
    <style:style style:name="T325" style:parent-style-name="DefaultParagraphFont" style:family="text">
      <style:text-properties fo:letter-spacing="-0.0083in" fo:font-size="12pt" style:font-size-asian="12pt"/>
    </style:style>
    <style:style style:name="T326" style:parent-style-name="DefaultParagraphFont" style:family="text">
      <style:text-properties fo:letter-spacing="-0.0027in" fo:font-size="12pt" style:font-size-asian="12pt"/>
    </style:style>
    <style:style style:name="T327" style:parent-style-name="DefaultParagraphFont" style:family="text">
      <style:text-properties fo:letter-spacing="-0.0111in" fo:font-size="12pt" style:font-size-asian="12pt"/>
    </style:style>
    <style:style style:name="T328" style:parent-style-name="DefaultParagraphFont" style:family="text">
      <style:text-properties fo:letter-spacing="-0.0027in" fo:font-size="12pt" style:font-size-asian="12pt"/>
    </style:style>
    <style:style style:name="T329" style:parent-style-name="DefaultParagraphFont" style:family="text">
      <style:text-properties fo:letter-spacing="-0.0097in" fo:font-size="12pt" style:font-size-asian="12pt"/>
    </style:style>
    <style:style style:name="T330" style:parent-style-name="DefaultParagraphFont" style:family="text">
      <style:text-properties fo:letter-spacing="-0.0027in" fo:font-size="12pt" style:font-size-asian="12pt"/>
    </style:style>
    <style:style style:name="T331" style:parent-style-name="DefaultParagraphFont" style:family="text">
      <style:text-properties fo:letter-spacing="-0.0118in" fo:font-size="12pt" style:font-size-asian="12pt"/>
    </style:style>
    <style:style style:name="T332" style:parent-style-name="DefaultParagraphFont" style:family="text">
      <style:text-properties fo:letter-spacing="-0.0027in" fo:font-size="12pt" style:font-size-asian="12pt"/>
    </style:style>
    <style:style style:name="T333" style:parent-style-name="DefaultParagraphFont" style:family="text">
      <style:text-properties fo:letter-spacing="-0.0097in" fo:font-size="12pt" style:font-size-asian="12pt"/>
    </style:style>
    <style:style style:name="T334" style:parent-style-name="DefaultParagraphFont" style:family="text">
      <style:text-properties fo:letter-spacing="-0.0027in" fo:font-size="12pt" style:font-size-asian="12pt"/>
    </style:style>
    <style:style style:name="T335" style:parent-style-name="DefaultParagraphFont" style:family="text">
      <style:text-properties fo:letter-spacing="-0.0111in" fo:font-size="12pt" style:font-size-asian="12pt"/>
    </style:style>
    <style:style style:name="T336" style:parent-style-name="DefaultParagraphFont" style:family="text">
      <style:text-properties fo:letter-spacing="-0.0027in" fo:font-size="12pt" style:font-size-asian="12pt"/>
    </style:style>
    <style:style style:name="P337" style:parent-style-name="BodyText" style:family="paragraph">
      <style:paragraph-properties fo:margin-top="0.0486in"/>
    </style:style>
    <style:style style:name="P338" style:parent-style-name="Heading2" style:family="paragraph">
      <style:paragraph-properties fo:margin-left="0.3048in" fo:text-indent="-0.3048in">
        <style:tab-stops>
          <style:tab-stop style:type="left" style:position="0in"/>
        </style:tab-stops>
      </style:paragraph-properties>
    </style:style>
    <style:style style:name="T339" style:parent-style-name="DefaultParagraphFont" style:family="text">
      <style:text-properties fo:color="#0E4660"/>
    </style:style>
    <style:style style:name="T340" style:parent-style-name="DefaultParagraphFont" style:family="text">
      <style:text-properties fo:color="#0E4660" fo:letter-spacing="-0.0201in"/>
    </style:style>
    <style:style style:name="T341" style:parent-style-name="DefaultParagraphFont" style:family="text">
      <style:text-properties fo:color="#0E4660"/>
    </style:style>
    <style:style style:name="T342" style:parent-style-name="DefaultParagraphFont" style:family="text">
      <style:text-properties fo:color="#0E4660" fo:letter-spacing="-0.0201in"/>
    </style:style>
    <style:style style:name="T343" style:parent-style-name="DefaultParagraphFont" style:family="text">
      <style:text-properties fo:color="#0E4660" fo:letter-spacing="-0.0013in"/>
    </style:style>
    <style:style style:name="P344" style:parent-style-name="BodyText" style:family="paragraph">
      <style:paragraph-properties fo:margin-top="0.0145in"/>
      <style:text-properties fo:font-weight="bold" style:font-weight-asian="bold" fo:font-size="14pt" style:font-size-asian="14pt"/>
    </style:style>
    <style:style style:name="P345" style:parent-style-name="ListParagraph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346" style:parent-style-name="DefaultParagraphFont" style:family="text">
      <style:text-properties fo:letter-spacing="-0.0013in" fo:font-size="12pt" style:font-size-asian="12pt"/>
    </style:style>
    <style:style style:name="T347" style:parent-style-name="DefaultParagraphFont" style:family="text">
      <style:text-properties fo:letter-spacing="-0.0118in" fo:font-size="12pt" style:font-size-asian="12pt"/>
    </style:style>
    <style:style style:name="T348" style:parent-style-name="DefaultParagraphFont" style:family="text">
      <style:text-properties fo:letter-spacing="-0.0013in" fo:font-size="12pt" style:font-size-asian="12pt"/>
    </style:style>
    <style:style style:name="T349" style:parent-style-name="DefaultParagraphFont" style:family="text">
      <style:text-properties fo:letter-spacing="-0.0097in" fo:font-size="12pt" style:font-size-asian="12pt"/>
    </style:style>
    <style:style style:name="T350" style:parent-style-name="DefaultParagraphFont" style:family="text">
      <style:text-properties fo:letter-spacing="-0.0013in" fo:font-size="12pt" style:font-size-asian="12pt"/>
    </style:style>
    <style:style style:name="T351" style:parent-style-name="DefaultParagraphFont" style:family="text">
      <style:text-properties fo:letter-spacing="-0.0111in" fo:font-size="12pt" style:font-size-asian="12pt"/>
    </style:style>
    <style:style style:name="T352" style:parent-style-name="DefaultParagraphFont" style:family="text">
      <style:text-properties fo:letter-spacing="-0.0013in" fo:font-size="12pt" style:font-size-asian="12pt"/>
    </style:style>
    <style:style style:name="T353" style:parent-style-name="DefaultParagraphFont" style:family="text">
      <style:text-properties fo:letter-spacing="-0.0138in" fo:font-size="12pt" style:font-size-asian="12pt"/>
    </style:style>
    <style:style style:name="T354" style:parent-style-name="DefaultParagraphFont" style:family="text">
      <style:text-properties fo:letter-spacing="-0.0013in" fo:font-size="12pt" style:font-size-asian="12pt"/>
    </style:style>
    <style:style style:name="P355" style:parent-style-name="ListParagraph" style:family="paragraph">
      <style:paragraph-properties fo:margin-top="0.0458in" fo:margin-left="0.5in">
        <style:tab-stops>
          <style:tab-stop style:type="left" style:position="0in"/>
        </style:tab-stops>
      </style:paragraph-properties>
    </style:style>
    <style:style style:name="T356" style:parent-style-name="DefaultParagraphFont" style:family="text">
      <style:text-properties fo:font-size="12pt" style:font-size-asian="12pt"/>
    </style:style>
    <style:style style:name="T357" style:parent-style-name="DefaultParagraphFont" style:family="text">
      <style:text-properties fo:letter-spacing="-0.0097in" fo:font-size="12pt" style:font-size-asian="12pt"/>
    </style:style>
    <style:style style:name="T358" style:parent-style-name="DefaultParagraphFont" style:family="text">
      <style:text-properties fo:font-size="12pt" style:font-size-asian="12pt"/>
    </style:style>
    <style:style style:name="T359" style:parent-style-name="DefaultParagraphFont" style:family="text">
      <style:text-properties fo:letter-spacing="-0.0097in" fo:font-size="12pt" style:font-size-asian="12pt"/>
    </style:style>
    <style:style style:name="T360" style:parent-style-name="DefaultParagraphFont" style:family="text">
      <style:text-properties fo:font-size="12pt" style:font-size-asian="12pt"/>
    </style:style>
    <style:style style:name="T361" style:parent-style-name="DefaultParagraphFont" style:family="text">
      <style:text-properties fo:letter-spacing="-0.0131in" fo:font-size="12pt" style:font-size-asian="12pt"/>
    </style:style>
    <style:style style:name="T362" style:parent-style-name="DefaultParagraphFont" style:family="text">
      <style:text-properties fo:letter-spacing="-0.0013in" fo:font-size="12pt" style:font-size-asian="12pt"/>
    </style:style>
    <style:style style:name="P363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364" style:parent-style-name="DefaultParagraphFont" style:family="text">
      <style:text-properties fo:letter-spacing="-0.0027in" fo:font-size="12pt" style:font-size-asian="12pt"/>
    </style:style>
    <style:style style:name="T365" style:parent-style-name="DefaultParagraphFont" style:family="text">
      <style:text-properties fo:letter-spacing="-0.0152in" fo:font-size="12pt" style:font-size-asian="12pt"/>
    </style:style>
    <style:style style:name="T366" style:parent-style-name="DefaultParagraphFont" style:family="text">
      <style:text-properties fo:letter-spacing="-0.0027in" fo:font-size="12pt" style:font-size-asian="12pt"/>
    </style:style>
    <style:style style:name="T367" style:parent-style-name="DefaultParagraphFont" style:family="text">
      <style:text-properties fo:letter-spacing="-0.0145in" fo:font-size="12pt" style:font-size-asian="12pt"/>
    </style:style>
    <style:style style:name="T368" style:parent-style-name="DefaultParagraphFont" style:family="text">
      <style:text-properties fo:letter-spacing="-0.0027in" fo:font-size="12pt" style:font-size-asian="12pt"/>
    </style:style>
    <style:style style:name="T369" style:parent-style-name="DefaultParagraphFont" style:family="text">
      <style:text-properties fo:letter-spacing="-0.0173in" fo:font-size="12pt" style:font-size-asian="12pt"/>
    </style:style>
    <style:style style:name="T370" style:parent-style-name="DefaultParagraphFont" style:family="text">
      <style:text-properties fo:letter-spacing="-0.0027in" fo:font-size="12pt" style:font-size-asian="12pt"/>
    </style:style>
    <style:style style:name="T371" style:parent-style-name="DefaultParagraphFont" style:family="text">
      <style:text-properties fo:letter-spacing="-0.0145in" fo:font-size="12pt" style:font-size-asian="12pt"/>
    </style:style>
    <style:style style:name="T372" style:parent-style-name="DefaultParagraphFont" style:family="text">
      <style:text-properties fo:letter-spacing="-0.0027in" fo:font-size="12pt" style:font-size-asian="12pt"/>
    </style:style>
    <style:style style:name="T373" style:parent-style-name="DefaultParagraphFont" style:family="text">
      <style:text-properties fo:letter-spacing="-0.0145in" fo:font-size="12pt" style:font-size-asian="12pt"/>
    </style:style>
    <style:style style:name="T374" style:parent-style-name="DefaultParagraphFont" style:family="text">
      <style:text-properties fo:letter-spacing="-0.0027in" fo:font-size="12pt" style:font-size-asian="12pt"/>
    </style:style>
    <style:style style:name="P375" style:parent-style-name="BodyText" style:family="paragraph">
      <style:paragraph-properties fo:margin-top="0.0444in"/>
    </style:style>
    <style:style style:name="P376" style:parent-style-name="Heading2" style:family="paragraph">
      <style:paragraph-properties fo:margin-top="0.0006in" fo:margin-left="0.3048in" fo:text-indent="-0.3048in">
        <style:tab-stops>
          <style:tab-stop style:type="left" style:position="0in"/>
        </style:tab-stops>
      </style:paragraph-properties>
    </style:style>
    <style:style style:name="T377" style:parent-style-name="DefaultParagraphFont" style:family="text">
      <style:text-properties fo:color="#0E4660" fo:letter-spacing="-0.0013in"/>
    </style:style>
    <style:style style:name="T378" style:parent-style-name="DefaultParagraphFont" style:family="text">
      <style:text-properties fo:color="#0E4660" fo:letter-spacing="-0.0166in"/>
    </style:style>
    <style:style style:name="T379" style:parent-style-name="DefaultParagraphFont" style:family="text">
      <style:text-properties fo:color="#0E4660" fo:letter-spacing="-0.0013in"/>
    </style:style>
    <style:style style:name="T380" style:parent-style-name="DefaultParagraphFont" style:family="text">
      <style:text-properties fo:color="#0E4660" fo:letter-spacing="-0.0145in"/>
    </style:style>
    <style:style style:name="T381" style:parent-style-name="DefaultParagraphFont" style:family="text">
      <style:text-properties fo:color="#0E4660" fo:letter-spacing="-0.0013in"/>
    </style:style>
    <style:style style:name="P382" style:parent-style-name="BodyText" style:family="paragraph">
      <style:paragraph-properties fo:margin-top="0.018in"/>
      <style:text-properties fo:font-weight="bold" style:font-weight-asian="bold" fo:font-size="14pt" style:font-size-asian="14pt"/>
    </style:style>
    <style:style style:name="P383" style:parent-style-name="ListParagraph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384" style:parent-style-name="DefaultParagraphFont" style:family="text">
      <style:text-properties fo:letter-spacing="-0.0013in" fo:font-size="12pt" style:font-size-asian="12pt"/>
    </style:style>
    <style:style style:name="T385" style:parent-style-name="DefaultParagraphFont" style:family="text">
      <style:text-properties fo:letter-spacing="-0.0125in" fo:font-size="12pt" style:font-size-asian="12pt"/>
    </style:style>
    <style:style style:name="T386" style:parent-style-name="DefaultParagraphFont" style:family="text">
      <style:text-properties fo:letter-spacing="-0.0013in" fo:font-size="12pt" style:font-size-asian="12pt"/>
    </style:style>
    <style:style style:name="T387" style:parent-style-name="DefaultParagraphFont" style:family="text">
      <style:text-properties fo:letter-spacing="-0.0125in" fo:font-size="12pt" style:font-size-asian="12pt"/>
    </style:style>
    <style:style style:name="T388" style:parent-style-name="DefaultParagraphFont" style:family="text">
      <style:text-properties fo:letter-spacing="-0.0013in" fo:font-size="12pt" style:font-size-asian="12pt"/>
    </style:style>
    <style:style style:name="T389" style:parent-style-name="DefaultParagraphFont" style:family="text">
      <style:text-properties fo:letter-spacing="-0.0118in" fo:font-size="12pt" style:font-size-asian="12pt"/>
    </style:style>
    <style:style style:name="T390" style:parent-style-name="DefaultParagraphFont" style:family="text">
      <style:text-properties fo:letter-spacing="-0.0027in" fo:font-size="12pt" style:font-size-asian="12pt"/>
    </style:style>
    <style:style style:name="P391" style:parent-style-name="ListParagraph" style:family="paragraph">
      <style:paragraph-properties fo:margin-top="0.0458in" fo:margin-left="0.5in">
        <style:tab-stops>
          <style:tab-stop style:type="left" style:position="0in"/>
        </style:tab-stops>
      </style:paragraph-properties>
    </style:style>
    <style:style style:name="T392" style:parent-style-name="DefaultParagraphFont" style:family="text">
      <style:text-properties fo:letter-spacing="-0.0027in" fo:font-size="12pt" style:font-size-asian="12pt"/>
    </style:style>
    <style:style style:name="T393" style:parent-style-name="DefaultParagraphFont" style:family="text">
      <style:text-properties fo:letter-spacing="-0.0166in" fo:font-size="12pt" style:font-size-asian="12pt"/>
    </style:style>
    <style:style style:name="T394" style:parent-style-name="DefaultParagraphFont" style:family="text">
      <style:text-properties fo:letter-spacing="-0.0027in" fo:font-size="12pt" style:font-size-asian="12pt"/>
    </style:style>
    <style:style style:name="T395" style:parent-style-name="DefaultParagraphFont" style:family="text">
      <style:text-properties fo:letter-spacing="-0.0131in" fo:font-size="12pt" style:font-size-asian="12pt"/>
    </style:style>
    <style:style style:name="T396" style:parent-style-name="DefaultParagraphFont" style:family="text">
      <style:text-properties fo:letter-spacing="-0.0027in" fo:font-size="12pt" style:font-size-asian="12pt"/>
    </style:style>
    <style:style style:name="T397" style:parent-style-name="DefaultParagraphFont" style:family="text">
      <style:text-properties fo:letter-spacing="-0.0159in" fo:font-size="12pt" style:font-size-asian="12pt"/>
    </style:style>
    <style:style style:name="T398" style:parent-style-name="DefaultParagraphFont" style:family="text">
      <style:text-properties fo:letter-spacing="-0.0027in" fo:font-size="12pt" style:font-size-asian="12pt"/>
    </style:style>
    <style:style style:name="T399" style:parent-style-name="DefaultParagraphFont" style:family="text">
      <style:text-properties fo:letter-spacing="-0.0173in" fo:font-size="12pt" style:font-size-asian="12pt"/>
    </style:style>
    <style:style style:name="T400" style:parent-style-name="DefaultParagraphFont" style:family="text">
      <style:text-properties fo:letter-spacing="-0.0027in" fo:font-size="12pt" style:font-size-asian="12pt"/>
    </style:style>
    <style:style style:name="T401" style:parent-style-name="DefaultParagraphFont" style:family="text">
      <style:text-properties fo:letter-spacing="-0.0166in" fo:font-size="12pt" style:font-size-asian="12pt"/>
    </style:style>
    <style:style style:name="T402" style:parent-style-name="DefaultParagraphFont" style:family="text">
      <style:text-properties fo:letter-spacing="-0.0027in" fo:font-size="12pt" style:font-size-asian="12pt"/>
    </style:style>
    <style:style style:name="P403" style:parent-style-name="BodyText" style:family="paragraph">
      <style:paragraph-properties fo:margin-top="0.0451in"/>
    </style:style>
    <style:style style:name="P404" style:parent-style-name="Heading2" style:family="paragraph">
      <style:paragraph-properties fo:margin-left="0.3048in" fo:text-indent="-0.3048in">
        <style:tab-stops>
          <style:tab-stop style:type="left" style:position="0in"/>
        </style:tab-stops>
      </style:paragraph-properties>
    </style:style>
    <style:style style:name="T405" style:parent-style-name="DefaultParagraphFont" style:family="text">
      <style:text-properties fo:color="#0E4660"/>
    </style:style>
    <style:style style:name="T406" style:parent-style-name="DefaultParagraphFont" style:family="text">
      <style:text-properties fo:color="#0E4660" fo:letter-spacing="-0.0166in"/>
    </style:style>
    <style:style style:name="T407" style:parent-style-name="DefaultParagraphFont" style:family="text">
      <style:text-properties fo:color="#0E4660"/>
    </style:style>
    <style:style style:name="T408" style:parent-style-name="DefaultParagraphFont" style:family="text">
      <style:text-properties fo:color="#0E4660" fo:letter-spacing="-0.0166in"/>
    </style:style>
    <style:style style:name="T409" style:parent-style-name="DefaultParagraphFont" style:family="text">
      <style:text-properties fo:color="#0E4660" fo:letter-spacing="-0.0013in"/>
    </style:style>
    <style:style style:name="P410" style:parent-style-name="BodyText" style:family="paragraph">
      <style:paragraph-properties fo:margin-top="0.0187in"/>
      <style:text-properties fo:font-weight="bold" style:font-weight-asian="bold" fo:font-size="14pt" style:font-size-asian="14pt"/>
    </style:style>
    <style:style style:name="P411" style:parent-style-name="ListParagraph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412" style:parent-style-name="DefaultParagraphFont" style:family="text">
      <style:text-properties fo:font-size="12pt" style:font-size-asian="12pt"/>
    </style:style>
    <style:style style:name="T413" style:parent-style-name="DefaultParagraphFont" style:family="text">
      <style:text-properties fo:letter-spacing="-0.0166in" fo:font-size="12pt" style:font-size-asian="12pt"/>
    </style:style>
    <style:style style:name="T414" style:parent-style-name="DefaultParagraphFont" style:family="text">
      <style:text-properties fo:font-size="12pt" style:font-size-asian="12pt"/>
    </style:style>
    <style:style style:name="T415" style:parent-style-name="DefaultParagraphFont" style:family="text">
      <style:text-properties fo:letter-spacing="-0.0166in" fo:font-size="12pt" style:font-size-asian="12pt"/>
    </style:style>
    <style:style style:name="T416" style:parent-style-name="DefaultParagraphFont" style:family="text">
      <style:text-properties fo:font-size="12pt" style:font-size-asian="12pt"/>
    </style:style>
    <style:style style:name="T417" style:parent-style-name="DefaultParagraphFont" style:family="text">
      <style:text-properties fo:letter-spacing="-0.0166in" fo:font-size="12pt" style:font-size-asian="12pt"/>
    </style:style>
    <style:style style:name="T418" style:parent-style-name="DefaultParagraphFont" style:family="text">
      <style:text-properties fo:font-size="12pt" style:font-size-asian="12pt"/>
    </style:style>
    <style:style style:name="T419" style:parent-style-name="DefaultParagraphFont" style:family="text">
      <style:text-properties fo:letter-spacing="-0.0152in" fo:font-size="12pt" style:font-size-asian="12pt"/>
    </style:style>
    <style:style style:name="T420" style:parent-style-name="DefaultParagraphFont" style:family="text">
      <style:text-properties fo:font-size="12pt" style:font-size-asian="12pt"/>
    </style:style>
    <style:style style:name="T421" style:parent-style-name="DefaultParagraphFont" style:family="text">
      <style:text-properties fo:letter-spacing="-0.0138in" fo:font-size="12pt" style:font-size-asian="12pt"/>
    </style:style>
    <style:style style:name="T422" style:parent-style-name="DefaultParagraphFont" style:family="text">
      <style:text-properties fo:letter-spacing="-0.0013in" fo:font-size="12pt" style:font-size-asian="12pt"/>
    </style:style>
    <style:style style:name="P423" style:parent-style-name="ListParagraph" style:family="paragraph">
      <style:paragraph-properties fo:margin-top="0.0416in" fo:margin-left="0.5in">
        <style:tab-stops>
          <style:tab-stop style:type="left" style:position="0in"/>
        </style:tab-stops>
      </style:paragraph-properties>
    </style:style>
    <style:style style:name="T424" style:parent-style-name="DefaultParagraphFont" style:family="text">
      <style:text-properties fo:letter-spacing="-0.0013in" fo:font-size="12pt" style:font-size-asian="12pt"/>
    </style:style>
    <style:style style:name="T425" style:parent-style-name="DefaultParagraphFont" style:family="text">
      <style:text-properties fo:letter-spacing="-0.0138in" fo:font-size="12pt" style:font-size-asian="12pt"/>
    </style:style>
    <style:style style:name="T426" style:parent-style-name="DefaultParagraphFont" style:family="text">
      <style:text-properties fo:letter-spacing="-0.0013in" fo:font-size="12pt" style:font-size-asian="12pt"/>
    </style:style>
    <style:style style:name="T427" style:parent-style-name="DefaultParagraphFont" style:family="text">
      <style:text-properties fo:letter-spacing="-0.0138in" fo:font-size="12pt" style:font-size-asian="12pt"/>
    </style:style>
    <style:style style:name="T428" style:parent-style-name="DefaultParagraphFont" style:family="text">
      <style:text-properties fo:letter-spacing="-0.0013in" fo:font-size="12pt" style:font-size-asian="12pt"/>
    </style:style>
    <style:style style:name="T429" style:parent-style-name="DefaultParagraphFont" style:family="text">
      <style:text-properties fo:letter-spacing="-0.0111in" fo:font-size="12pt" style:font-size-asian="12pt"/>
    </style:style>
    <style:style style:name="T430" style:parent-style-name="DefaultParagraphFont" style:family="text">
      <style:text-properties fo:letter-spacing="-0.0013in" fo:font-size="12pt" style:font-size-asian="12pt"/>
    </style:style>
    <style:style style:name="T431" style:parent-style-name="DefaultParagraphFont" style:family="text">
      <style:text-properties fo:letter-spacing="-0.0104in" fo:font-size="12pt" style:font-size-asian="12pt"/>
    </style:style>
    <style:style style:name="T432" style:parent-style-name="DefaultParagraphFont" style:family="text">
      <style:text-properties fo:letter-spacing="-0.0013in" fo:font-size="12pt" style:font-size-asian="12pt"/>
    </style:style>
    <style:style style:name="T433" style:parent-style-name="DefaultParagraphFont" style:family="text">
      <style:text-properties fo:letter-spacing="-0.0138in" fo:font-size="12pt" style:font-size-asian="12pt"/>
    </style:style>
    <style:style style:name="T434" style:parent-style-name="DefaultParagraphFont" style:family="text">
      <style:text-properties fo:letter-spacing="-0.0013in" fo:font-size="12pt" style:font-size-asian="12pt"/>
    </style:style>
    <style:style style:name="T435" style:parent-style-name="DefaultParagraphFont" style:family="text">
      <style:text-properties fo:letter-spacing="-0.0118in" fo:font-size="12pt" style:font-size-asian="12pt"/>
    </style:style>
    <style:style style:name="T436" style:parent-style-name="DefaultParagraphFont" style:family="text">
      <style:text-properties fo:letter-spacing="-0.0013in" fo:font-size="12pt" style:font-size-asian="12pt"/>
    </style:style>
    <style:style style:name="T437" style:parent-style-name="DefaultParagraphFont" style:family="text">
      <style:text-properties fo:letter-spacing="-0.0138in" fo:font-size="12pt" style:font-size-asian="12pt"/>
    </style:style>
    <style:style style:name="T438" style:parent-style-name="DefaultParagraphFont" style:family="text">
      <style:text-properties fo:letter-spacing="-0.0013in" fo:font-size="12pt" style:font-size-asian="12pt"/>
    </style:style>
    <style:style style:name="T439" style:parent-style-name="DefaultParagraphFont" style:family="text">
      <style:text-properties fo:letter-spacing="-0.0118in" fo:font-size="12pt" style:font-size-asian="12pt"/>
    </style:style>
    <style:style style:name="T440" style:parent-style-name="DefaultParagraphFont" style:family="text">
      <style:text-properties fo:letter-spacing="-0.0013in" fo:font-size="12pt" style:font-size-asian="12pt"/>
    </style:style>
    <style:style style:name="P441" style:parent-style-name="BodyText" style:family="paragraph">
      <style:paragraph-properties fo:margin-top="0.0451in"/>
    </style:style>
    <style:style style:name="P442" style:parent-style-name="Heading2" style:family="paragraph">
      <style:paragraph-properties fo:margin-left="0.3048in" fo:text-indent="-0.3048in">
        <style:tab-stops>
          <style:tab-stop style:type="left" style:position="0in"/>
        </style:tab-stops>
      </style:paragraph-properties>
    </style:style>
    <style:style style:name="T443" style:parent-style-name="DefaultParagraphFont" style:family="text">
      <style:text-properties fo:color="#0E4660"/>
    </style:style>
    <style:style style:name="T444" style:parent-style-name="DefaultParagraphFont" style:family="text">
      <style:text-properties fo:color="#0E4660" fo:letter-spacing="-0.0076in"/>
    </style:style>
    <style:style style:name="T445" style:parent-style-name="DefaultParagraphFont" style:family="text">
      <style:text-properties fo:color="#0E4660"/>
    </style:style>
    <style:style style:name="T446" style:parent-style-name="DefaultParagraphFont" style:family="text">
      <style:text-properties fo:color="#0E4660" fo:letter-spacing="-0.0027in"/>
    </style:style>
    <style:style style:name="T447" style:parent-style-name="DefaultParagraphFont" style:family="text">
      <style:text-properties fo:color="#0E4660" fo:letter-spacing="-0.0013in"/>
    </style:style>
    <style:style style:name="P448" style:parent-style-name="BodyText" style:family="paragraph">
      <style:paragraph-properties fo:margin-top="0.0187in"/>
      <style:text-properties fo:font-weight="bold" style:font-weight-asian="bold" fo:font-size="14pt" style:font-size-asian="14pt"/>
    </style:style>
    <style:style style:name="P449" style:parent-style-name="ListParagraph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450" style:parent-style-name="DefaultParagraphFont" style:family="text">
      <style:text-properties fo:letter-spacing="-0.0027in" fo:font-size="12pt" style:font-size-asian="12pt"/>
    </style:style>
    <style:style style:name="T451" style:parent-style-name="DefaultParagraphFont" style:family="text">
      <style:text-properties fo:letter-spacing="-0.0131in" fo:font-size="12pt" style:font-size-asian="12pt"/>
    </style:style>
    <style:style style:name="T452" style:parent-style-name="DefaultParagraphFont" style:family="text">
      <style:text-properties fo:letter-spacing="-0.0027in" fo:font-size="12pt" style:font-size-asian="12pt"/>
    </style:style>
    <style:style style:name="T453" style:parent-style-name="DefaultParagraphFont" style:family="text">
      <style:text-properties fo:letter-spacing="-0.0111in" fo:font-size="12pt" style:font-size-asian="12pt"/>
    </style:style>
    <style:style style:name="T454" style:parent-style-name="DefaultParagraphFont" style:family="text">
      <style:text-properties fo:letter-spacing="-0.0027in" fo:font-size="12pt" style:font-size-asian="12pt"/>
    </style:style>
    <style:style style:name="T455" style:parent-style-name="DefaultParagraphFont" style:family="text">
      <style:text-properties fo:letter-spacing="-0.018in" fo:font-size="12pt" style:font-size-asian="12pt"/>
    </style:style>
    <style:style style:name="T456" style:parent-style-name="DefaultParagraphFont" style:family="text">
      <style:text-properties fo:letter-spacing="-0.0027in" fo:font-size="12pt" style:font-size-asian="12pt"/>
    </style:style>
    <style:style style:name="T457" style:parent-style-name="DefaultParagraphFont" style:family="text">
      <style:text-properties fo:letter-spacing="-0.0138in" fo:font-size="12pt" style:font-size-asian="12pt"/>
    </style:style>
    <style:style style:name="T458" style:parent-style-name="DefaultParagraphFont" style:family="text">
      <style:text-properties fo:letter-spacing="-0.0027in" fo:font-size="12pt" style:font-size-asian="12pt"/>
    </style:style>
    <style:style style:name="T459" style:parent-style-name="DefaultParagraphFont" style:family="text">
      <style:text-properties fo:letter-spacing="-0.0145in" fo:font-size="12pt" style:font-size-asian="12pt"/>
    </style:style>
    <style:style style:name="T460" style:parent-style-name="DefaultParagraphFont" style:family="text">
      <style:text-properties fo:letter-spacing="-0.0027in" fo:font-size="12pt" style:font-size-asian="12pt"/>
    </style:style>
    <style:style style:name="P461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462" style:parent-style-name="DefaultParagraphFont" style:family="text">
      <style:text-properties style:text-scale="90%" fo:font-size="12pt" style:font-size-asian="12pt"/>
    </style:style>
    <style:style style:name="T463" style:parent-style-name="DefaultParagraphFont" style:family="text">
      <style:text-properties fo:letter-spacing="-0.002in" fo:font-size="12pt" style:font-size-asian="12pt"/>
    </style:style>
    <style:style style:name="T464" style:parent-style-name="DefaultParagraphFont" style:family="text">
      <style:text-properties style:text-scale="90%" fo:font-size="12pt" style:font-size-asian="12pt"/>
    </style:style>
    <style:style style:name="T465" style:parent-style-name="DefaultParagraphFont" style:family="text">
      <style:text-properties fo:letter-spacing="-0.0006in" style:text-scale="90%" fo:font-size="12pt" style:font-size-asian="12pt"/>
    </style:style>
    <style:style style:name="T466" style:parent-style-name="DefaultParagraphFont" style:family="text">
      <style:text-properties fo:letter-spacing="-0.0027in" style:text-scale="90%" fo:font-size="12pt" style:font-size-asian="12pt"/>
    </style:style>
    <style:style style:name="P467" style:parent-style-name="ListParagraph" style:family="paragraph">
      <style:paragraph-properties fo:margin-top="0.0451in" fo:margin-left="0.5in">
        <style:tab-stops>
          <style:tab-stop style:type="left" style:position="0in"/>
        </style:tab-stops>
      </style:paragraph-properties>
    </style:style>
    <style:style style:name="T468" style:parent-style-name="DefaultParagraphFont" style:family="text">
      <style:text-properties fo:letter-spacing="-0.0013in" fo:font-size="12pt" style:font-size-asian="12pt"/>
    </style:style>
    <style:style style:name="T469" style:parent-style-name="DefaultParagraphFont" style:family="text">
      <style:text-properties fo:letter-spacing="-0.0173in" fo:font-size="12pt" style:font-size-asian="12pt"/>
    </style:style>
    <style:style style:name="T470" style:parent-style-name="DefaultParagraphFont" style:family="text">
      <style:text-properties fo:letter-spacing="-0.0013in" fo:font-size="12pt" style:font-size-asian="12pt"/>
    </style:style>
    <style:style style:name="T471" style:parent-style-name="DefaultParagraphFont" style:family="text">
      <style:text-properties fo:letter-spacing="-0.0159in" fo:font-size="12pt" style:font-size-asian="12pt"/>
    </style:style>
    <style:style style:name="T472" style:parent-style-name="DefaultParagraphFont" style:family="text">
      <style:text-properties fo:letter-spacing="-0.0027in" fo:font-size="12pt" style:font-size-asian="12pt"/>
    </style:style>
    <style:style style:name="P473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474" style:parent-style-name="DefaultParagraphFont" style:family="text">
      <style:text-properties fo:letter-spacing="-0.0041in" fo:font-size="12pt" style:font-size-asian="12pt"/>
    </style:style>
    <style:style style:name="T475" style:parent-style-name="DefaultParagraphFont" style:family="text">
      <style:text-properties fo:letter-spacing="-0.0104in" fo:font-size="12pt" style:font-size-asian="12pt"/>
    </style:style>
    <style:style style:name="T476" style:parent-style-name="DefaultParagraphFont" style:family="text">
      <style:text-properties fo:letter-spacing="-0.0027in" fo:font-size="12pt" style:font-size-asian="12pt"/>
    </style:style>
    <style:style style:name="P477" style:parent-style-name="ListParagraph" style:family="paragraph">
      <style:paragraph-properties fo:margin-top="0.0416in" fo:margin-left="0.5in">
        <style:tab-stops>
          <style:tab-stop style:type="left" style:position="0in"/>
        </style:tab-stops>
      </style:paragraph-properties>
    </style:style>
    <style:style style:name="T478" style:parent-style-name="DefaultParagraphFont" style:family="text">
      <style:text-properties fo:letter-spacing="-0.0027in" fo:font-size="12pt" style:font-size-asian="12pt"/>
    </style:style>
    <style:style style:name="T479" style:parent-style-name="DefaultParagraphFont" style:family="text">
      <style:text-properties fo:letter-spacing="-0.0131in" fo:font-size="12pt" style:font-size-asian="12pt"/>
    </style:style>
    <style:style style:name="T480" style:parent-style-name="DefaultParagraphFont" style:family="text">
      <style:text-properties fo:letter-spacing="-0.0027in" fo:font-size="12pt" style:font-size-asian="12pt"/>
    </style:style>
    <style:style style:name="T481" style:parent-style-name="DefaultParagraphFont" style:family="text">
      <style:text-properties fo:letter-spacing="-0.0138in" fo:font-size="12pt" style:font-size-asian="12pt"/>
    </style:style>
    <style:style style:name="T482" style:parent-style-name="DefaultParagraphFont" style:family="text">
      <style:text-properties fo:letter-spacing="-0.0027in" fo:font-size="12pt" style:font-size-asian="12pt"/>
    </style:style>
    <style:style style:name="T483" style:parent-style-name="DefaultParagraphFont" style:family="text">
      <style:text-properties fo:letter-spacing="-0.0159in" fo:font-size="12pt" style:font-size-asian="12pt"/>
    </style:style>
    <style:style style:name="T484" style:parent-style-name="DefaultParagraphFont" style:family="text">
      <style:text-properties fo:letter-spacing="-0.0027in" fo:font-size="12pt" style:font-size-asian="12pt"/>
    </style:style>
    <style:style style:name="T485" style:parent-style-name="DefaultParagraphFont" style:family="text">
      <style:text-properties fo:letter-spacing="-0.0138in" fo:font-size="12pt" style:font-size-asian="12pt"/>
    </style:style>
    <style:style style:name="T486" style:parent-style-name="DefaultParagraphFont" style:family="text">
      <style:text-properties fo:letter-spacing="-0.0027in" fo:font-size="12pt" style:font-size-asian="12pt"/>
    </style:style>
    <style:style style:name="P487" style:parent-style-name="BodyText" style:family="paragraph">
      <style:paragraph-properties fo:margin-top="0.0486in"/>
    </style:style>
    <style:style style:name="P488" style:parent-style-name="Heading2" style:family="paragraph">
      <style:paragraph-properties fo:margin-left="0.3048in" fo:text-indent="-0.3048in">
        <style:tab-stops>
          <style:tab-stop style:type="left" style:position="0in"/>
        </style:tab-stops>
      </style:paragraph-properties>
    </style:style>
    <style:style style:name="T489" style:parent-style-name="DefaultParagraphFont" style:family="text">
      <style:text-properties fo:color="#0E4660" fo:letter-spacing="-0.0027in"/>
    </style:style>
    <style:style style:name="T490" style:parent-style-name="DefaultParagraphFont" style:family="text">
      <style:text-properties fo:color="#0E4660" fo:letter-spacing="-0.0166in"/>
    </style:style>
    <style:style style:name="T491" style:parent-style-name="DefaultParagraphFont" style:family="text">
      <style:text-properties fo:color="#0E4660" fo:letter-spacing="-0.0027in"/>
    </style:style>
    <style:style style:name="T492" style:parent-style-name="DefaultParagraphFont" style:family="text">
      <style:text-properties fo:color="#0E4660" fo:letter-spacing="-0.0125in"/>
    </style:style>
    <style:style style:name="T493" style:parent-style-name="DefaultParagraphFont" style:family="text">
      <style:text-properties fo:color="#0E4660" fo:letter-spacing="-0.0027in"/>
    </style:style>
    <style:style style:name="P494" style:parent-style-name="BodyText" style:family="paragraph">
      <style:paragraph-properties fo:margin-top="0.0187in"/>
      <style:text-properties fo:font-weight="bold" style:font-weight-asian="bold" fo:font-size="14pt" style:font-size-asian="14pt"/>
    </style:style>
    <style:style style:name="P495" style:parent-style-name="ListParagraph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496" style:parent-style-name="DefaultParagraphFont" style:family="text">
      <style:text-properties fo:letter-spacing="-0.0027in" fo:font-size="12pt" style:font-size-asian="12pt"/>
    </style:style>
    <style:style style:name="T497" style:parent-style-name="DefaultParagraphFont" style:family="text">
      <style:text-properties fo:letter-spacing="-0.0166in" fo:font-size="12pt" style:font-size-asian="12pt"/>
    </style:style>
    <style:style style:name="T498" style:parent-style-name="DefaultParagraphFont" style:family="text">
      <style:text-properties fo:letter-spacing="-0.0027in" fo:font-size="12pt" style:font-size-asian="12pt"/>
    </style:style>
    <style:style style:name="T499" style:parent-style-name="DefaultParagraphFont" style:family="text">
      <style:text-properties fo:letter-spacing="-0.0159in" fo:font-size="12pt" style:font-size-asian="12pt"/>
    </style:style>
    <style:style style:name="T500" style:parent-style-name="DefaultParagraphFont" style:family="text">
      <style:text-properties fo:letter-spacing="-0.0027in" fo:font-size="12pt" style:font-size-asian="12pt"/>
    </style:style>
    <style:style style:name="T501" style:parent-style-name="DefaultParagraphFont" style:family="text">
      <style:text-properties fo:letter-spacing="-0.0166in" fo:font-size="12pt" style:font-size-asian="12pt"/>
    </style:style>
    <style:style style:name="T502" style:parent-style-name="DefaultParagraphFont" style:family="text">
      <style:text-properties fo:letter-spacing="-0.0027in" fo:font-size="12pt" style:font-size-asian="12pt"/>
    </style:style>
    <style:style style:name="T503" style:parent-style-name="DefaultParagraphFont" style:family="text">
      <style:text-properties fo:letter-spacing="-0.0131in" fo:font-size="12pt" style:font-size-asian="12pt"/>
    </style:style>
    <style:style style:name="T504" style:parent-style-name="DefaultParagraphFont" style:family="text">
      <style:text-properties fo:letter-spacing="-0.0027in" fo:font-size="12pt" style:font-size-asian="12pt"/>
    </style:style>
    <style:style style:name="T505" style:parent-style-name="DefaultParagraphFont" style:family="text">
      <style:text-properties fo:letter-spacing="-0.0145in" fo:font-size="12pt" style:font-size-asian="12pt"/>
    </style:style>
    <style:style style:name="T506" style:parent-style-name="DefaultParagraphFont" style:family="text">
      <style:text-properties fo:letter-spacing="-0.0027in" fo:font-size="12pt" style:font-size-asian="12pt"/>
    </style:style>
    <style:style style:name="T507" style:parent-style-name="DefaultParagraphFont" style:family="text">
      <style:text-properties fo:letter-spacing="-0.0159in" fo:font-size="12pt" style:font-size-asian="12pt"/>
    </style:style>
    <style:style style:name="T508" style:parent-style-name="DefaultParagraphFont" style:family="text">
      <style:text-properties fo:letter-spacing="-0.0027in" fo:font-size="12pt" style:font-size-asian="12pt"/>
    </style:style>
    <style:style style:name="T509" style:parent-style-name="DefaultParagraphFont" style:family="text">
      <style:text-properties fo:letter-spacing="-0.0194in" fo:font-size="12pt" style:font-size-asian="12pt"/>
    </style:style>
    <style:style style:name="T510" style:parent-style-name="DefaultParagraphFont" style:family="text">
      <style:text-properties fo:letter-spacing="-0.0027in" fo:font-size="12pt" style:font-size-asian="12pt"/>
    </style:style>
    <style:style style:name="P511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512" style:parent-style-name="DefaultParagraphFont" style:family="text">
      <style:text-properties fo:letter-spacing="-0.0013in" fo:font-size="12pt" style:font-size-asian="12pt"/>
    </style:style>
    <style:style style:name="T513" style:parent-style-name="DefaultParagraphFont" style:family="text">
      <style:text-properties fo:letter-spacing="-0.0166in" fo:font-size="12pt" style:font-size-asian="12pt"/>
    </style:style>
    <style:style style:name="T514" style:parent-style-name="DefaultParagraphFont" style:family="text">
      <style:text-properties fo:letter-spacing="-0.0013in" fo:font-size="12pt" style:font-size-asian="12pt"/>
    </style:style>
    <style:style style:name="T515" style:parent-style-name="DefaultParagraphFont" style:family="text">
      <style:text-properties fo:letter-spacing="-0.0145in" fo:font-size="12pt" style:font-size-asian="12pt"/>
    </style:style>
    <style:style style:name="T516" style:parent-style-name="DefaultParagraphFont" style:family="text">
      <style:text-properties fo:letter-spacing="-0.0013in" fo:font-size="12pt" style:font-size-asian="12pt"/>
    </style:style>
    <style:style style:name="T517" style:parent-style-name="DefaultParagraphFont" style:family="text">
      <style:text-properties fo:letter-spacing="-0.0131in" fo:font-size="12pt" style:font-size-asian="12pt"/>
    </style:style>
    <style:style style:name="T518" style:parent-style-name="DefaultParagraphFont" style:family="text">
      <style:text-properties fo:letter-spacing="-0.0013in" fo:font-size="12pt" style:font-size-asian="12pt"/>
    </style:style>
    <style:style style:name="T519" style:parent-style-name="DefaultParagraphFont" style:family="text">
      <style:text-properties fo:letter-spacing="-0.0131in" fo:font-size="12pt" style:font-size-asian="12pt"/>
    </style:style>
    <style:style style:name="T520" style:parent-style-name="DefaultParagraphFont" style:family="text">
      <style:text-properties fo:letter-spacing="-0.0013in" fo:font-size="12pt" style:font-size-asian="12pt"/>
    </style:style>
    <style:style style:name="T521" style:parent-style-name="DefaultParagraphFont" style:family="text">
      <style:text-properties fo:letter-spacing="-0.0166in" fo:font-size="12pt" style:font-size-asian="12pt"/>
    </style:style>
    <style:style style:name="T522" style:parent-style-name="DefaultParagraphFont" style:family="text">
      <style:text-properties fo:letter-spacing="-0.0013in" fo:font-size="12pt" style:font-size-asian="12pt"/>
    </style:style>
    <style:style style:name="T523" style:parent-style-name="DefaultParagraphFont" style:family="text">
      <style:text-properties fo:letter-spacing="-0.0173in" fo:font-size="12pt" style:font-size-asian="12pt"/>
    </style:style>
    <style:style style:name="T524" style:parent-style-name="DefaultParagraphFont" style:family="text">
      <style:text-properties fo:letter-spacing="-0.0013in" fo:font-size="12pt" style:font-size-asian="12pt"/>
    </style:style>
    <style:style style:name="T525" style:parent-style-name="DefaultParagraphFont" style:family="text">
      <style:text-properties fo:letter-spacing="-0.0145in" fo:font-size="12pt" style:font-size-asian="12pt"/>
    </style:style>
    <style:style style:name="T526" style:parent-style-name="DefaultParagraphFont" style:family="text">
      <style:text-properties fo:letter-spacing="-0.0013in" fo:font-size="12pt" style:font-size-asian="12pt"/>
    </style:style>
    <style:style style:name="P527" style:parent-style-name="Heading1" style:master-page-name="MP2" style:family="paragraph">
      <style:paragraph-properties fo:break-before="page" fo:margin-top="0.0569in" fo:margin-left="0.2618in" fo:text-indent="-0.2618in">
        <style:tab-stops>
          <style:tab-stop style:type="left" style:position="0in"/>
        </style:tab-stops>
      </style:paragraph-properties>
    </style:style>
    <style:style style:name="T528" style:parent-style-name="DefaultParagraphFont" style:family="text">
      <style:text-properties fo:color="#0E4660"/>
    </style:style>
    <style:style style:name="T529" style:parent-style-name="DefaultParagraphFont" style:family="text">
      <style:text-properties fo:color="#0E4660" fo:letter-spacing="0.0027in"/>
    </style:style>
    <style:style style:name="T530" style:parent-style-name="DefaultParagraphFont" style:family="text">
      <style:text-properties fo:color="#0E4660" fo:letter-spacing="-0.0013in"/>
    </style:style>
    <style:style style:name="P531" style:parent-style-name="Heading2" style:family="paragraph">
      <style:paragraph-properties fo:margin-top="0.2729in" fo:margin-left="0.3048in" fo:text-indent="-0.3048in">
        <style:tab-stops>
          <style:tab-stop style:type="left" style:position="0in"/>
        </style:tab-stops>
      </style:paragraph-properties>
    </style:style>
    <style:style style:name="T532" style:parent-style-name="DefaultParagraphFont" style:family="text">
      <style:text-properties fo:color="#0E4660"/>
    </style:style>
    <style:style style:name="T533" style:parent-style-name="DefaultParagraphFont" style:family="text">
      <style:text-properties fo:color="#0E4660" fo:letter-spacing="-0.002in"/>
    </style:style>
    <style:style style:name="T534" style:parent-style-name="DefaultParagraphFont" style:family="text">
      <style:text-properties fo:color="#0E4660" fo:letter-spacing="-0.0013in"/>
    </style:style>
    <style:style style:name="P535" style:parent-style-name="BodyText" style:family="paragraph">
      <style:paragraph-properties fo:margin-top="0.0187in"/>
      <style:text-properties fo:font-weight="bold" style:font-weight-asian="bold" fo:font-size="14pt" style:font-size-asian="14pt"/>
    </style:style>
    <style:style style:name="T536" style:parent-style-name="DefaultParagraphFont" style:family="text">
      <style:text-properties fo:letter-spacing="-0.0027in"/>
    </style:style>
    <style:style style:name="T537" style:parent-style-name="DefaultParagraphFont" style:family="text">
      <style:text-properties fo:letter-spacing="-0.0145in"/>
    </style:style>
    <style:style style:name="T538" style:parent-style-name="DefaultParagraphFont" style:family="text">
      <style:text-properties fo:letter-spacing="-0.0027in"/>
    </style:style>
    <style:style style:name="T539" style:parent-style-name="DefaultParagraphFont" style:family="text">
      <style:text-properties fo:letter-spacing="-0.0118in"/>
    </style:style>
    <style:style style:name="T540" style:parent-style-name="DefaultParagraphFont" style:family="text">
      <style:text-properties fo:letter-spacing="-0.0027in"/>
    </style:style>
    <style:style style:name="T541" style:parent-style-name="DefaultParagraphFont" style:family="text">
      <style:text-properties fo:letter-spacing="-0.0125in"/>
    </style:style>
    <style:style style:name="T542" style:parent-style-name="DefaultParagraphFont" style:family="text">
      <style:text-properties fo:letter-spacing="-0.0027in"/>
    </style:style>
    <style:style style:name="T543" style:parent-style-name="DefaultParagraphFont" style:family="text">
      <style:text-properties fo:letter-spacing="-0.0111in"/>
    </style:style>
    <style:style style:name="T544" style:parent-style-name="DefaultParagraphFont" style:family="text">
      <style:text-properties fo:letter-spacing="-0.0027in"/>
    </style:style>
    <style:style style:name="P545" style:parent-style-name="BodyText" style:family="paragraph">
      <style:paragraph-properties fo:margin-top="0.0152in"/>
    </style:style>
    <style:style style:name="P546" style:parent-style-name="ListParagraph" style:family="paragraph">
      <style:paragraph-properties fo:text-align="end" fo:margin-left="0.2493in" fo:margin-right="4.8354in" fo:text-indent="-0.2493in">
        <style:tab-stops>
          <style:tab-stop style:type="left" style:position="0in"/>
        </style:tab-stops>
      </style:paragraph-properties>
    </style:style>
    <style:style style:name="T547" style:parent-style-name="DefaultParagraphFont" style:family="text">
      <style:text-properties style:font-name="Consolas" fo:letter-spacing="-0.0041in" fo:font-size="12pt" style:font-size-asian="12pt"/>
    </style:style>
    <style:style style:name="T548" style:parent-style-name="DefaultParagraphFont" style:family="text">
      <style:text-properties style:font-name="Consolas" fo:letter-spacing="-0.0569in" fo:font-size="12pt" style:font-size-asian="12pt"/>
    </style:style>
    <style:style style:name="T549" style:parent-style-name="DefaultParagraphFont" style:family="text">
      <style:text-properties fo:letter-spacing="-0.0041in" fo:font-size="12pt" style:font-size-asian="12pt"/>
    </style:style>
    <style:style style:name="T550" style:parent-style-name="DefaultParagraphFont" style:family="text">
      <style:text-properties fo:letter-spacing="-0.0138in" fo:font-size="12pt" style:font-size-asian="12pt"/>
    </style:style>
    <style:style style:name="T551" style:parent-style-name="DefaultParagraphFont" style:family="text">
      <style:text-properties fo:letter-spacing="-0.0041in" fo:font-size="12pt" style:font-size-asian="12pt"/>
    </style:style>
    <style:style style:name="P552" style:parent-style-name="ListParagraph" style:family="paragraph">
      <style:paragraph-properties fo:margin-top="0.0375in" fo:margin-left="0.5in">
        <style:tab-stops>
          <style:tab-stop style:type="left" style:position="0in"/>
        </style:tab-stops>
      </style:paragraph-properties>
    </style:style>
    <style:style style:name="T553" style:parent-style-name="DefaultParagraphFont" style:family="text">
      <style:text-properties style:font-name="Consolas" fo:letter-spacing="-0.0013in" fo:font-size="12pt" style:font-size-asian="12pt"/>
    </style:style>
    <style:style style:name="P554" style:parent-style-name="ListParagraph" style:family="paragraph">
      <style:paragraph-properties fo:margin-top="0.0298in" fo:margin-left="0.5in">
        <style:tab-stops>
          <style:tab-stop style:type="left" style:position="0in"/>
        </style:tab-stops>
      </style:paragraph-properties>
    </style:style>
    <style:style style:name="T555" style:parent-style-name="DefaultParagraphFont" style:family="text">
      <style:text-properties style:font-name="Consolas" fo:letter-spacing="-0.0013in" fo:font-size="12pt" style:font-size-asian="12pt"/>
    </style:style>
    <style:style style:name="P556" style:parent-style-name="BodyText" style:family="paragraph">
      <style:paragraph-properties fo:margin-top="0.0354in"/>
      <style:text-properties style:font-name="Consolas"/>
    </style:style>
    <style:style style:name="P557" style:parent-style-name="Heading2" style:family="paragraph">
      <style:paragraph-properties fo:margin-left="0.3048in" fo:text-indent="-0.3048in">
        <style:tab-stops>
          <style:tab-stop style:type="left" style:position="0in"/>
        </style:tab-stops>
      </style:paragraph-properties>
    </style:style>
    <style:style style:name="T558" style:parent-style-name="DefaultParagraphFont" style:family="text">
      <style:text-properties fo:color="#0E4660" fo:letter-spacing="-0.0027in"/>
    </style:style>
    <style:style style:name="T559" style:parent-style-name="DefaultParagraphFont" style:family="text">
      <style:text-properties fo:color="#0E4660" fo:letter-spacing="-0.0159in"/>
    </style:style>
    <style:style style:name="T560" style:parent-style-name="DefaultParagraphFont" style:family="text">
      <style:text-properties fo:color="#0E4660" fo:letter-spacing="-0.0027in"/>
    </style:style>
    <style:style style:name="P561" style:parent-style-name="BodyText" style:family="paragraph">
      <style:paragraph-properties fo:margin-top="0.0194in"/>
      <style:text-properties fo:font-weight="bold" style:font-weight-asian="bold" fo:font-size="14pt" style:font-size-asian="14pt"/>
    </style:style>
    <style:style style:name="T562" style:parent-style-name="DefaultParagraphFont" style:family="text">
      <style:text-properties fo:letter-spacing="-0.0013in"/>
    </style:style>
    <style:style style:name="T563" style:parent-style-name="DefaultParagraphFont" style:family="text">
      <style:text-properties fo:letter-spacing="-0.0111in"/>
    </style:style>
    <style:style style:name="T564" style:parent-style-name="DefaultParagraphFont" style:family="text">
      <style:text-properties fo:letter-spacing="-0.0013in"/>
    </style:style>
    <style:style style:name="T565" style:parent-style-name="DefaultParagraphFont" style:family="text">
      <style:text-properties fo:letter-spacing="-0.0069in"/>
    </style:style>
    <style:style style:name="T566" style:parent-style-name="DefaultParagraphFont" style:family="text">
      <style:text-properties fo:letter-spacing="-0.0013in"/>
    </style:style>
    <style:style style:name="P567" style:parent-style-name="BodyText" style:family="paragraph">
      <style:paragraph-properties fo:margin-top="0.0145in"/>
    </style:style>
    <style:style style:name="P568" style:parent-style-name="ListParagraph" style:family="paragraph">
      <style:paragraph-properties fo:text-align="end" fo:margin-top="0.0006in" fo:margin-left="0.2493in" fo:margin-right="4.8354in" fo:text-indent="-0.2493in">
        <style:tab-stops>
          <style:tab-stop style:type="left" style:position="0in"/>
        </style:tab-stops>
      </style:paragraph-properties>
    </style:style>
    <style:style style:name="T569" style:parent-style-name="DefaultParagraphFont" style:family="text">
      <style:text-properties style:font-name="Consolas" fo:letter-spacing="-0.0041in" fo:font-size="12pt" style:font-size-asian="12pt"/>
    </style:style>
    <style:style style:name="T570" style:parent-style-name="DefaultParagraphFont" style:family="text">
      <style:text-properties style:font-name="Consolas" fo:letter-spacing="-0.0569in" fo:font-size="12pt" style:font-size-asian="12pt"/>
    </style:style>
    <style:style style:name="T571" style:parent-style-name="DefaultParagraphFont" style:family="text">
      <style:text-properties fo:letter-spacing="-0.0041in" fo:font-size="12pt" style:font-size-asian="12pt"/>
    </style:style>
    <style:style style:name="T572" style:parent-style-name="DefaultParagraphFont" style:family="text">
      <style:text-properties fo:letter-spacing="-0.0138in" fo:font-size="12pt" style:font-size-asian="12pt"/>
    </style:style>
    <style:style style:name="T573" style:parent-style-name="DefaultParagraphFont" style:family="text">
      <style:text-properties fo:letter-spacing="-0.0041in" fo:font-size="12pt" style:font-size-asian="12pt"/>
    </style:style>
    <style:style style:name="P574" style:parent-style-name="ListParagraph" style:family="paragraph">
      <style:paragraph-properties fo:margin-top="0.0368in" fo:margin-left="0.5in">
        <style:tab-stops>
          <style:tab-stop style:type="left" style:position="0in"/>
        </style:tab-stops>
      </style:paragraph-properties>
    </style:style>
    <style:style style:name="T575" style:parent-style-name="DefaultParagraphFont" style:family="text">
      <style:text-properties style:font-name="Consolas" fo:letter-spacing="-0.0013in" fo:font-size="12pt" style:font-size-asian="12pt"/>
    </style:style>
    <style:style style:name="P576" style:parent-style-name="ListParagraph" style:family="paragraph">
      <style:paragraph-properties fo:margin-top="0.034in" fo:margin-left="0.5in">
        <style:tab-stops>
          <style:tab-stop style:type="left" style:position="0in"/>
        </style:tab-stops>
      </style:paragraph-properties>
    </style:style>
    <style:style style:name="T577" style:parent-style-name="DefaultParagraphFont" style:family="text">
      <style:text-properties style:font-name="Consolas" fo:letter-spacing="-0.0013in" fo:font-size="12pt" style:font-size-asian="12pt"/>
    </style:style>
    <style:style style:name="P578" style:parent-style-name="BodyText" style:family="paragraph">
      <style:paragraph-properties fo:margin-top="0.0319in"/>
      <style:text-properties style:font-name="Consolas"/>
    </style:style>
    <style:style style:name="P579" style:parent-style-name="Heading2" style:family="paragraph">
      <style:paragraph-properties fo:margin-left="0.3048in" fo:text-indent="-0.3048in">
        <style:tab-stops>
          <style:tab-stop style:type="left" style:position="0in"/>
        </style:tab-stops>
      </style:paragraph-properties>
    </style:style>
    <style:style style:name="T580" style:parent-style-name="DefaultParagraphFont" style:family="text">
      <style:text-properties fo:color="#0E4660"/>
    </style:style>
    <style:style style:name="T581" style:parent-style-name="DefaultParagraphFont" style:family="text">
      <style:text-properties fo:color="#0E4660" fo:letter-spacing="0.0048in"/>
    </style:style>
    <style:style style:name="T582" style:parent-style-name="DefaultParagraphFont" style:family="text">
      <style:text-properties fo:color="#0E4660" fo:letter-spacing="-0.0013in"/>
    </style:style>
    <style:style style:name="P583" style:parent-style-name="BodyText" style:family="paragraph">
      <style:paragraph-properties fo:margin-top="0.0187in"/>
      <style:text-properties fo:font-weight="bold" style:font-weight-asian="bold" fo:font-size="14pt" style:font-size-asian="14pt"/>
    </style:style>
    <style:style style:name="T584" style:parent-style-name="DefaultParagraphFont" style:family="text">
      <style:text-properties fo:letter-spacing="-0.0027in"/>
    </style:style>
    <style:style style:name="T585" style:parent-style-name="DefaultParagraphFont" style:family="text">
      <style:text-properties fo:letter-spacing="-0.0145in"/>
    </style:style>
    <style:style style:name="T586" style:parent-style-name="DefaultParagraphFont" style:family="text">
      <style:text-properties fo:letter-spacing="-0.0027in"/>
    </style:style>
    <style:style style:name="T587" style:parent-style-name="DefaultParagraphFont" style:family="text">
      <style:text-properties fo:letter-spacing="-0.0125in"/>
    </style:style>
    <style:style style:name="T588" style:parent-style-name="DefaultParagraphFont" style:family="text">
      <style:text-properties fo:letter-spacing="-0.0027in"/>
    </style:style>
    <style:style style:name="T589" style:parent-style-name="DefaultParagraphFont" style:family="text">
      <style:text-properties fo:letter-spacing="-0.0145in"/>
    </style:style>
    <style:style style:name="T590" style:parent-style-name="DefaultParagraphFont" style:family="text">
      <style:text-properties fo:letter-spacing="-0.0027in"/>
    </style:style>
    <style:style style:name="T591" style:parent-style-name="DefaultParagraphFont" style:family="text">
      <style:text-properties fo:letter-spacing="-0.0173in"/>
    </style:style>
    <style:style style:name="T592" style:parent-style-name="DefaultParagraphFont" style:family="text">
      <style:text-properties fo:letter-spacing="-0.0027in"/>
    </style:style>
    <style:style style:name="T593" style:parent-style-name="DefaultParagraphFont" style:family="text">
      <style:text-properties fo:letter-spacing="-0.0125in"/>
    </style:style>
    <style:style style:name="T594" style:parent-style-name="DefaultParagraphFont" style:family="text">
      <style:text-properties fo:letter-spacing="-0.0027in"/>
    </style:style>
    <style:style style:name="P595" style:parent-style-name="BodyText" style:family="paragraph">
      <style:paragraph-properties fo:margin-top="0.0152in"/>
    </style:style>
    <style:style style:name="P596" style:parent-style-name="ListParagraph" style:family="paragraph">
      <style:paragraph-properties fo:text-align="end" fo:margin-left="0.2493in" fo:margin-right="4.8354in" fo:text-indent="-0.2493in">
        <style:tab-stops>
          <style:tab-stop style:type="left" style:position="0in"/>
        </style:tab-stops>
      </style:paragraph-properties>
    </style:style>
    <style:style style:name="T597" style:parent-style-name="DefaultParagraphFont" style:family="text">
      <style:text-properties style:font-name="Consolas" fo:letter-spacing="-0.0041in" fo:font-size="12pt" style:font-size-asian="12pt"/>
    </style:style>
    <style:style style:name="T598" style:parent-style-name="DefaultParagraphFont" style:family="text">
      <style:text-properties style:font-name="Consolas" fo:letter-spacing="-0.0569in" fo:font-size="12pt" style:font-size-asian="12pt"/>
    </style:style>
    <style:style style:name="T599" style:parent-style-name="DefaultParagraphFont" style:family="text">
      <style:text-properties fo:letter-spacing="-0.0041in" fo:font-size="12pt" style:font-size-asian="12pt"/>
    </style:style>
    <style:style style:name="T600" style:parent-style-name="DefaultParagraphFont" style:family="text">
      <style:text-properties fo:letter-spacing="-0.0138in" fo:font-size="12pt" style:font-size-asian="12pt"/>
    </style:style>
    <style:style style:name="T601" style:parent-style-name="DefaultParagraphFont" style:family="text">
      <style:text-properties fo:letter-spacing="-0.0041in" fo:font-size="12pt" style:font-size-asian="12pt"/>
    </style:style>
    <style:style style:name="P602" style:parent-style-name="ListParagraph" style:family="paragraph">
      <style:paragraph-properties fo:margin-top="0.0375in" fo:margin-left="0.5in">
        <style:tab-stops>
          <style:tab-stop style:type="left" style:position="0in"/>
        </style:tab-stops>
      </style:paragraph-properties>
    </style:style>
    <style:style style:name="T603" style:parent-style-name="DefaultParagraphFont" style:family="text">
      <style:text-properties style:font-name="Consolas" fo:letter-spacing="-0.0027in" fo:font-size="12pt" style:font-size-asian="12pt"/>
    </style:style>
    <style:style style:name="P604" style:parent-style-name="ListParagraph" style:family="paragraph">
      <style:paragraph-properties fo:margin-top="0.0333in" fo:margin-left="0.5in">
        <style:tab-stops>
          <style:tab-stop style:type="left" style:position="0in"/>
        </style:tab-stops>
      </style:paragraph-properties>
    </style:style>
    <style:style style:name="T605" style:parent-style-name="DefaultParagraphFont" style:family="text">
      <style:text-properties style:font-name="Consolas" fo:letter-spacing="-0.0013in" fo:font-size="12pt" style:font-size-asian="12pt"/>
    </style:style>
    <style:style style:name="P606" style:parent-style-name="ListParagraph" style:family="paragraph">
      <style:paragraph-properties fo:margin-top="0.0305in" fo:margin-left="0.5in">
        <style:tab-stops>
          <style:tab-stop style:type="left" style:position="0in"/>
        </style:tab-stops>
      </style:paragraph-properties>
    </style:style>
    <style:style style:name="T607" style:parent-style-name="DefaultParagraphFont" style:family="text">
      <style:text-properties style:font-name="Consolas" fo:letter-spacing="-0.0027in" fo:font-size="12pt" style:font-size-asian="12pt"/>
    </style:style>
    <style:style style:name="P608" style:parent-style-name="ListParagraph" style:family="paragraph">
      <style:paragraph-properties fo:margin-top="0.034in" fo:margin-left="0.5in">
        <style:tab-stops>
          <style:tab-stop style:type="left" style:position="0in"/>
        </style:tab-stops>
      </style:paragraph-properties>
    </style:style>
    <style:style style:name="T609" style:parent-style-name="DefaultParagraphFont" style:family="text">
      <style:text-properties style:font-name="Consolas" fo:letter-spacing="-0.0034in" fo:font-size="12pt" style:font-size-asian="12pt"/>
    </style:style>
    <style:style style:name="P610" style:parent-style-name="ListParagraph" style:family="paragraph">
      <style:paragraph-properties fo:margin-top="0.0298in" fo:margin-left="0.5in">
        <style:tab-stops>
          <style:tab-stop style:type="left" style:position="0in"/>
        </style:tab-stops>
      </style:paragraph-properties>
    </style:style>
    <style:style style:name="T611" style:parent-style-name="DefaultParagraphFont" style:family="text">
      <style:text-properties style:font-name="Consolas" fo:letter-spacing="-0.0013in" fo:font-size="12pt" style:font-size-asian="12pt"/>
    </style:style>
    <style:style style:name="P612" style:parent-style-name="BodyText" style:family="paragraph">
      <style:paragraph-properties fo:margin-top="0.0354in"/>
      <style:text-properties style:font-name="Consolas"/>
    </style:style>
    <style:style style:name="P613" style:parent-style-name="Heading2" style:family="paragraph">
      <style:paragraph-properties fo:text-align="end" fo:margin-left="0.3048in" fo:margin-right="4.8319in" fo:text-indent="-0.3048in">
        <style:tab-stops>
          <style:tab-stop style:type="left" style:position="0in"/>
        </style:tab-stops>
      </style:paragraph-properties>
    </style:style>
    <style:style style:name="T614" style:parent-style-name="DefaultParagraphFont" style:family="text">
      <style:text-properties fo:color="#0E4660" fo:letter-spacing="-0.0034in"/>
    </style:style>
    <style:style style:name="T615" style:parent-style-name="DefaultParagraphFont" style:family="text">
      <style:text-properties fo:color="#0E4660" fo:letter-spacing="-0.0097in"/>
    </style:style>
    <style:style style:name="T616" style:parent-style-name="DefaultParagraphFont" style:family="text">
      <style:text-properties fo:color="#0E4660" fo:letter-spacing="-0.0041in"/>
    </style:style>
    <style:style style:name="P617" style:parent-style-name="BodyText" style:family="paragraph">
      <style:paragraph-properties fo:margin-top="0.0159in"/>
      <style:text-properties fo:font-weight="bold" style:font-weight-asian="bold" fo:font-size="14pt" style:font-size-asian="14pt"/>
    </style:style>
    <style:style style:name="T618" style:parent-style-name="DefaultParagraphFont" style:family="text">
      <style:text-properties fo:letter-spacing="-0.0041in"/>
    </style:style>
    <style:style style:name="T619" style:parent-style-name="DefaultParagraphFont" style:family="text">
      <style:text-properties fo:letter-spacing="-0.009in"/>
    </style:style>
    <style:style style:name="T620" style:parent-style-name="DefaultParagraphFont" style:family="text">
      <style:text-properties fo:letter-spacing="-0.0041in"/>
    </style:style>
    <style:style style:name="T621" style:parent-style-name="DefaultParagraphFont" style:family="text">
      <style:text-properties fo:letter-spacing="-0.0048in"/>
    </style:style>
    <style:style style:name="T622" style:parent-style-name="DefaultParagraphFont" style:family="text">
      <style:text-properties fo:letter-spacing="-0.0041in"/>
    </style:style>
    <style:style style:name="T623" style:parent-style-name="DefaultParagraphFont" style:family="text">
      <style:text-properties fo:letter-spacing="-0.0083in"/>
    </style:style>
    <style:style style:name="T624" style:parent-style-name="DefaultParagraphFont" style:family="text">
      <style:text-properties fo:letter-spacing="-0.0041in"/>
    </style:style>
    <style:style style:name="T625" style:parent-style-name="DefaultParagraphFont" style:family="text">
      <style:text-properties fo:letter-spacing="-0.0069in"/>
    </style:style>
    <style:style style:name="T626" style:parent-style-name="DefaultParagraphFont" style:family="text">
      <style:text-properties fo:letter-spacing="-0.0041in"/>
    </style:style>
    <style:style style:name="P627" style:parent-style-name="BodyText" style:family="paragraph">
      <style:paragraph-properties fo:margin-top="0.0187in"/>
    </style:style>
    <style:style style:name="P628" style:parent-style-name="ListParagraph" style:family="paragraph">
      <style:paragraph-properties fo:text-align="end" fo:margin-left="0.2493in" fo:margin-right="4.8354in" fo:text-indent="-0.2493in">
        <style:tab-stops>
          <style:tab-stop style:type="left" style:position="0in"/>
        </style:tab-stops>
      </style:paragraph-properties>
    </style:style>
    <style:style style:name="T629" style:parent-style-name="DefaultParagraphFont" style:family="text">
      <style:text-properties style:font-name="Consolas" fo:letter-spacing="-0.0041in" fo:font-size="12pt" style:font-size-asian="12pt"/>
    </style:style>
    <style:style style:name="T630" style:parent-style-name="DefaultParagraphFont" style:family="text">
      <style:text-properties style:font-name="Consolas" fo:letter-spacing="-0.0569in" fo:font-size="12pt" style:font-size-asian="12pt"/>
    </style:style>
    <style:style style:name="T631" style:parent-style-name="DefaultParagraphFont" style:family="text">
      <style:text-properties fo:letter-spacing="-0.0041in" fo:font-size="12pt" style:font-size-asian="12pt"/>
    </style:style>
    <style:style style:name="T632" style:parent-style-name="DefaultParagraphFont" style:family="text">
      <style:text-properties fo:letter-spacing="-0.0138in" fo:font-size="12pt" style:font-size-asian="12pt"/>
    </style:style>
    <style:style style:name="T633" style:parent-style-name="DefaultParagraphFont" style:family="text">
      <style:text-properties fo:letter-spacing="-0.0041in" fo:font-size="12pt" style:font-size-asian="12pt"/>
    </style:style>
    <style:style style:name="P634" style:parent-style-name="ListParagraph" style:family="paragraph">
      <style:paragraph-properties fo:margin-top="0.0368in" fo:margin-left="0.5in">
        <style:tab-stops>
          <style:tab-stop style:type="left" style:position="0in"/>
        </style:tab-stops>
      </style:paragraph-properties>
    </style:style>
    <style:style style:name="T635" style:parent-style-name="DefaultParagraphFont" style:family="text">
      <style:text-properties style:font-name="Consolas" fo:letter-spacing="-0.0013in" fo:font-size="12pt" style:font-size-asian="12pt"/>
    </style:style>
    <style:style style:name="P636" style:parent-style-name="ListParagraph" style:family="paragraph">
      <style:paragraph-properties fo:margin-top="0.0305in" fo:margin-left="0.5in">
        <style:tab-stops>
          <style:tab-stop style:type="left" style:position="0in"/>
        </style:tab-stops>
      </style:paragraph-properties>
    </style:style>
    <style:style style:name="T637" style:parent-style-name="DefaultParagraphFont" style:family="text">
      <style:text-properties style:font-name="Consolas" fo:letter-spacing="-0.0013in" fo:font-size="12pt" style:font-size-asian="12pt"/>
    </style:style>
    <style:style style:name="P638" style:parent-style-name="ListParagraph" style:family="paragraph">
      <style:paragraph-properties fo:margin-top="0.034in" fo:margin-left="0.5in">
        <style:tab-stops>
          <style:tab-stop style:type="left" style:position="0in"/>
        </style:tab-stops>
      </style:paragraph-properties>
    </style:style>
    <style:style style:name="T639" style:parent-style-name="DefaultParagraphFont" style:family="text">
      <style:text-properties style:font-name="Consolas" fo:letter-spacing="-0.0013in" fo:font-size="12pt" style:font-size-asian="12pt"/>
    </style:style>
    <style:style style:name="P640" style:parent-style-name="ListParagraph" style:family="paragraph">
      <style:paragraph-properties fo:margin-top="0.0298in" fo:margin-left="0.5in">
        <style:tab-stops>
          <style:tab-stop style:type="left" style:position="0in"/>
        </style:tab-stops>
      </style:paragraph-properties>
    </style:style>
    <style:style style:name="T641" style:parent-style-name="DefaultParagraphFont" style:family="text">
      <style:text-properties style:font-name="Consolas" fo:letter-spacing="-0.0041in" fo:font-size="12pt" style:font-size-asian="12pt"/>
    </style:style>
    <style:style style:name="T642" style:parent-style-name="DefaultParagraphFont" style:family="text">
      <style:text-properties style:font-name="Consolas" fo:letter-spacing="-0.052in" fo:font-size="12pt" style:font-size-asian="12pt"/>
    </style:style>
    <style:style style:name="T643" style:parent-style-name="DefaultParagraphFont" style:family="text">
      <style:text-properties fo:letter-spacing="-0.0041in" fo:font-size="12pt" style:font-size-asian="12pt"/>
    </style:style>
    <style:style style:name="T644" style:parent-style-name="DefaultParagraphFont" style:family="text">
      <style:text-properties fo:letter-spacing="-0.009in" fo:font-size="12pt" style:font-size-asian="12pt"/>
    </style:style>
    <style:style style:name="T645" style:parent-style-name="DefaultParagraphFont" style:family="text">
      <style:text-properties fo:letter-spacing="-0.0041in" fo:font-size="12pt" style:font-size-asian="12pt"/>
    </style:style>
    <style:style style:name="T646" style:parent-style-name="DefaultParagraphFont" style:family="text">
      <style:text-properties fo:letter-spacing="-0.0118in" fo:font-size="12pt" style:font-size-asian="12pt"/>
    </style:style>
    <style:style style:name="T647" style:parent-style-name="DefaultParagraphFont" style:family="text">
      <style:text-properties fo:letter-spacing="-0.0041in" fo:font-size="12pt" style:font-size-asian="12pt"/>
    </style:style>
    <style:style style:name="P648" style:parent-style-name="Heading1" style:master-page-name="MP3" style:family="paragraph">
      <style:paragraph-properties fo:break-before="page" fo:margin-top="0.0569in" fo:margin-left="0.2618in" fo:text-indent="-0.2618in">
        <style:tab-stops>
          <style:tab-stop style:type="left" style:position="0in"/>
        </style:tab-stops>
      </style:paragraph-properties>
    </style:style>
    <style:style style:name="T649" style:parent-style-name="DefaultParagraphFont" style:family="text">
      <style:text-properties fo:color="#0E4660" fo:letter-spacing="-0.0048in"/>
    </style:style>
    <style:style style:name="T650" style:parent-style-name="DefaultParagraphFont" style:family="text">
      <style:text-properties fo:color="#0E4660" fo:letter-spacing="-0.0138in"/>
    </style:style>
    <style:style style:name="T651" style:parent-style-name="DefaultParagraphFont" style:family="text">
      <style:text-properties fo:color="#0E4660" fo:letter-spacing="-0.0013in"/>
    </style:style>
    <style:style style:name="P652" style:parent-style-name="ListParagraph" style:family="paragraph">
      <style:paragraph-properties fo:margin-top="0.2701in" fo:margin-left="0.5in">
        <style:tab-stops>
          <style:tab-stop style:type="left" style:position="0in"/>
        </style:tab-stops>
      </style:paragraph-properties>
    </style:style>
    <style:style style:name="T653" style:parent-style-name="DefaultParagraphFont" style:family="text">
      <style:text-properties fo:letter-spacing="-0.0013in" fo:font-size="12pt" style:font-size-asian="12pt"/>
    </style:style>
    <style:style style:name="T654" style:parent-style-name="DefaultParagraphFont" style:family="text">
      <style:text-properties fo:letter-spacing="-0.0201in" fo:font-size="12pt" style:font-size-asian="12pt"/>
    </style:style>
    <style:style style:name="T655" style:parent-style-name="DefaultParagraphFont" style:family="text">
      <style:text-properties fo:letter-spacing="-0.0013in" fo:font-size="12pt" style:font-size-asian="12pt"/>
    </style:style>
    <style:style style:name="T656" style:parent-style-name="DefaultParagraphFont" style:family="text">
      <style:text-properties fo:letter-spacing="-0.0166in" fo:font-size="12pt" style:font-size-asian="12pt"/>
    </style:style>
    <style:style style:name="T657" style:parent-style-name="DefaultParagraphFont" style:family="text">
      <style:text-properties fo:letter-spacing="-0.0013in" fo:font-size="12pt" style:font-size-asian="12pt"/>
    </style:style>
    <style:style style:name="T658" style:parent-style-name="DefaultParagraphFont" style:family="text">
      <style:text-properties fo:letter-spacing="-0.0159in" fo:font-size="12pt" style:font-size-asian="12pt"/>
    </style:style>
    <style:style style:name="T659" style:parent-style-name="DefaultParagraphFont" style:family="text">
      <style:text-properties fo:letter-spacing="-0.0013in" fo:font-size="12pt" style:font-size-asian="12pt"/>
    </style:style>
    <style:style style:name="T660" style:parent-style-name="DefaultParagraphFont" style:family="text">
      <style:text-properties fo:letter-spacing="-0.0152in" fo:font-size="12pt" style:font-size-asian="12pt"/>
    </style:style>
    <style:style style:name="T661" style:parent-style-name="DefaultParagraphFont" style:family="text">
      <style:text-properties fo:letter-spacing="-0.0013in" fo:font-size="12pt" style:font-size-asian="12pt"/>
    </style:style>
    <style:style style:name="T662" style:parent-style-name="DefaultParagraphFont" style:family="text">
      <style:text-properties fo:letter-spacing="-0.0145in" fo:font-size="12pt" style:font-size-asian="12pt"/>
    </style:style>
    <style:style style:name="T663" style:parent-style-name="DefaultParagraphFont" style:family="text">
      <style:text-properties fo:letter-spacing="-0.0013in" fo:font-size="12pt" style:font-size-asian="12pt"/>
    </style:style>
    <style:style style:name="T664" style:parent-style-name="DefaultParagraphFont" style:family="text">
      <style:text-properties fo:letter-spacing="-0.0166in" fo:font-size="12pt" style:font-size-asian="12pt"/>
    </style:style>
    <style:style style:name="T665" style:parent-style-name="DefaultParagraphFont" style:family="text">
      <style:text-properties fo:letter-spacing="-0.0027in" fo:font-size="12pt" style:font-size-asian="12pt"/>
    </style:style>
    <style:style style:name="P666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667" style:parent-style-name="DefaultParagraphFont" style:family="text">
      <style:text-properties style:font-name="Consolas" fo:font-size="12pt" style:font-size-asian="12pt"/>
    </style:style>
    <style:style style:name="T668" style:parent-style-name="DefaultParagraphFont" style:family="text">
      <style:text-properties style:font-name="Consolas" fo:letter-spacing="-0.0555in" fo:font-size="12pt" style:font-size-asian="12pt"/>
    </style:style>
    <style:style style:name="T669" style:parent-style-name="DefaultParagraphFont" style:family="text">
      <style:text-properties fo:font-size="12pt" style:font-size-asian="12pt"/>
    </style:style>
    <style:style style:name="T670" style:parent-style-name="DefaultParagraphFont" style:family="text">
      <style:text-properties fo:letter-spacing="-0.0152in" fo:font-size="12pt" style:font-size-asian="12pt"/>
    </style:style>
    <style:style style:name="T671" style:parent-style-name="DefaultParagraphFont" style:family="text">
      <style:text-properties fo:font-size="12pt" style:font-size-asian="12pt"/>
    </style:style>
    <style:style style:name="T672" style:parent-style-name="DefaultParagraphFont" style:family="text">
      <style:text-properties fo:letter-spacing="-0.0145in" fo:font-size="12pt" style:font-size-asian="12pt"/>
    </style:style>
    <style:style style:name="T673" style:parent-style-name="DefaultParagraphFont" style:family="text">
      <style:text-properties fo:font-size="12pt" style:font-size-asian="12pt"/>
    </style:style>
    <style:style style:name="T674" style:parent-style-name="DefaultParagraphFont" style:family="text">
      <style:text-properties fo:letter-spacing="-0.0125in" fo:font-size="12pt" style:font-size-asian="12pt"/>
    </style:style>
    <style:style style:name="T675" style:parent-style-name="DefaultParagraphFont" style:family="text">
      <style:text-properties fo:font-size="12pt" style:font-size-asian="12pt"/>
    </style:style>
    <style:style style:name="T676" style:parent-style-name="DefaultParagraphFont" style:family="text">
      <style:text-properties fo:letter-spacing="-0.0131in" fo:font-size="12pt" style:font-size-asian="12pt"/>
    </style:style>
    <style:style style:name="T677" style:parent-style-name="DefaultParagraphFont" style:family="text">
      <style:text-properties fo:letter-spacing="-0.0013in" fo:font-size="12pt" style:font-size-asian="12pt"/>
    </style:style>
    <style:style style:name="P678" style:parent-style-name="ListParagraph" style:family="paragraph">
      <style:paragraph-properties fo:margin-top="0.0402in" fo:margin-left="0.5in">
        <style:tab-stops>
          <style:tab-stop style:type="left" style:position="0in"/>
        </style:tab-stops>
      </style:paragraph-properties>
    </style:style>
    <style:style style:name="T679" style:parent-style-name="DefaultParagraphFont" style:family="text">
      <style:text-properties style:font-name="Consolas" fo:letter-spacing="-0.0013in" fo:font-size="12pt" style:font-size-asian="12pt"/>
    </style:style>
    <style:style style:name="T680" style:parent-style-name="DefaultParagraphFont" style:family="text">
      <style:text-properties style:font-name="Consolas" fo:letter-spacing="-0.05in" fo:font-size="12pt" style:font-size-asian="12pt"/>
    </style:style>
    <style:style style:name="T681" style:parent-style-name="DefaultParagraphFont" style:family="text">
      <style:text-properties fo:letter-spacing="-0.0013in" fo:font-size="12pt" style:font-size-asian="12pt"/>
    </style:style>
    <style:style style:name="T682" style:parent-style-name="DefaultParagraphFont" style:family="text">
      <style:text-properties fo:letter-spacing="-0.0104in" fo:font-size="12pt" style:font-size-asian="12pt"/>
    </style:style>
    <style:style style:name="T683" style:parent-style-name="DefaultParagraphFont" style:family="text">
      <style:text-properties fo:letter-spacing="-0.0013in" fo:font-size="12pt" style:font-size-asian="12pt"/>
    </style:style>
    <style:style style:name="T684" style:parent-style-name="DefaultParagraphFont" style:family="text">
      <style:text-properties fo:letter-spacing="-0.0104in" fo:font-size="12pt" style:font-size-asian="12pt"/>
    </style:style>
    <style:style style:name="T685" style:parent-style-name="DefaultParagraphFont" style:family="text">
      <style:text-properties fo:letter-spacing="-0.0013in" fo:font-size="12pt" style:font-size-asian="12pt"/>
    </style:style>
    <style:style style:name="T686" style:parent-style-name="DefaultParagraphFont" style:family="text">
      <style:text-properties fo:letter-spacing="-0.0131in" fo:font-size="12pt" style:font-size-asian="12pt"/>
    </style:style>
    <style:style style:name="T687" style:parent-style-name="DefaultParagraphFont" style:family="text">
      <style:text-properties fo:letter-spacing="-0.0013in" fo:font-size="12pt" style:font-size-asian="12pt"/>
    </style:style>
    <style:style style:name="P688" style:parent-style-name="ListParagraph" style:family="paragraph">
      <style:paragraph-properties fo:margin-top="0.0375in" fo:margin-left="0.5in">
        <style:tab-stops>
          <style:tab-stop style:type="left" style:position="0in"/>
        </style:tab-stops>
      </style:paragraph-properties>
    </style:style>
    <style:style style:name="T689" style:parent-style-name="DefaultParagraphFont" style:family="text">
      <style:text-properties style:text-scale="90%" fo:font-size="12pt" style:font-size-asian="12pt"/>
    </style:style>
    <style:style style:name="T690" style:parent-style-name="DefaultParagraphFont" style:family="text">
      <style:text-properties fo:letter-spacing="0.0055in" fo:font-size="12pt" style:font-size-asian="12pt"/>
    </style:style>
    <style:style style:name="T691" style:parent-style-name="DefaultParagraphFont" style:family="text">
      <style:text-properties style:text-scale="90%" fo:font-size="12pt" style:font-size-asian="12pt"/>
    </style:style>
    <style:style style:name="T692" style:parent-style-name="DefaultParagraphFont" style:family="text">
      <style:text-properties fo:letter-spacing="0.0013in" fo:font-size="12pt" style:font-size-asian="12pt"/>
    </style:style>
    <style:style style:name="T693" style:parent-style-name="DefaultParagraphFont" style:family="text">
      <style:text-properties style:text-scale="90%" fo:font-size="12pt" style:font-size-asian="12pt"/>
    </style:style>
    <style:style style:name="T694" style:parent-style-name="DefaultParagraphFont" style:family="text">
      <style:text-properties fo:letter-spacing="0.0055in" fo:font-size="12pt" style:font-size-asian="12pt"/>
    </style:style>
    <style:style style:name="T695" style:parent-style-name="DefaultParagraphFont" style:family="text">
      <style:text-properties style:text-scale="90%" fo:font-size="12pt" style:font-size-asian="12pt"/>
    </style:style>
    <style:style style:name="T696" style:parent-style-name="DefaultParagraphFont" style:family="text">
      <style:text-properties fo:letter-spacing="0.0083in" fo:font-size="12pt" style:font-size-asian="12pt"/>
    </style:style>
    <style:style style:name="T697" style:parent-style-name="DefaultParagraphFont" style:family="text">
      <style:text-properties style:text-scale="90%" fo:font-size="12pt" style:font-size-asian="12pt"/>
    </style:style>
    <style:style style:name="T698" style:parent-style-name="DefaultParagraphFont" style:family="text">
      <style:text-properties fo:letter-spacing="0.0104in" fo:font-size="12pt" style:font-size-asian="12pt"/>
    </style:style>
    <style:style style:name="T699" style:parent-style-name="DefaultParagraphFont" style:family="text">
      <style:text-properties style:text-scale="90%" fo:font-size="12pt" style:font-size-asian="12pt"/>
    </style:style>
    <style:style style:name="T700" style:parent-style-name="DefaultParagraphFont" style:family="text">
      <style:text-properties fo:letter-spacing="0.0111in" fo:font-size="12pt" style:font-size-asian="12pt"/>
    </style:style>
    <style:style style:name="T701" style:parent-style-name="DefaultParagraphFont" style:family="text">
      <style:text-properties style:text-scale="90%" fo:font-size="12pt" style:font-size-asian="12pt"/>
    </style:style>
    <style:style style:name="T702" style:parent-style-name="DefaultParagraphFont" style:family="text">
      <style:text-properties fo:letter-spacing="0.0006in" fo:font-size="12pt" style:font-size-asian="12pt"/>
    </style:style>
    <style:style style:name="T703" style:parent-style-name="DefaultParagraphFont" style:family="text">
      <style:text-properties fo:letter-spacing="-0.0013in" style:text-scale="90%" fo:font-size="12pt" style:font-size-asian="12pt"/>
    </style:style>
    <style:style style:name="P704" style:parent-style-name="BodyText" style:family="paragraph">
      <style:paragraph-properties fo:margin-top="0.059in"/>
    </style:style>
    <style:style style:name="P705" style:parent-style-name="Heading1" style:family="paragraph">
      <style:paragraph-properties fo:margin-left="0.259in" fo:text-indent="-0.259in">
        <style:tab-stops>
          <style:tab-stop style:type="left" style:position="0in"/>
        </style:tab-stops>
      </style:paragraph-properties>
    </style:style>
    <style:style style:name="T706" style:parent-style-name="DefaultParagraphFont" style:family="text">
      <style:text-properties fo:color="#0E4660" fo:letter-spacing="-0.0034in"/>
    </style:style>
    <style:style style:name="T707" style:parent-style-name="DefaultParagraphFont" style:family="text">
      <style:text-properties fo:color="#0E4660" fo:letter-spacing="-0.0097in"/>
    </style:style>
    <style:style style:name="T708" style:parent-style-name="DefaultParagraphFont" style:family="text">
      <style:text-properties fo:color="#0E4660" fo:letter-spacing="-0.0013in"/>
    </style:style>
    <style:style style:name="P709" style:parent-style-name="Heading2" style:family="paragraph">
      <style:paragraph-properties fo:margin-top="0.2722in" fo:margin-left="0in" fo:text-indent="0in">
        <style:tab-stops/>
      </style:paragraph-properties>
    </style:style>
    <style:style style:name="T710" style:parent-style-name="DefaultParagraphFont" style:family="text">
      <style:text-properties fo:color="#0E4660" fo:letter-spacing="-0.0027in"/>
    </style:style>
    <style:style style:name="T711" style:parent-style-name="DefaultParagraphFont" style:family="text">
      <style:text-properties fo:color="#0E4660" fo:letter-spacing="-0.0159in"/>
    </style:style>
    <style:style style:name="T712" style:parent-style-name="DefaultParagraphFont" style:family="text">
      <style:text-properties fo:color="#0E4660" fo:letter-spacing="-0.0027in"/>
    </style:style>
    <style:style style:name="P713" style:parent-style-name="BodyText" style:family="paragraph">
      <style:paragraph-properties fo:margin-top="0.0194in"/>
      <style:text-properties fo:font-weight="bold" style:font-weight-asian="bold" fo:font-size="14pt" style:font-size-asian="14pt"/>
    </style:style>
    <style:style style:name="P714" style:parent-style-name="ListParagraph" style:family="paragraph">
      <style:paragraph-properties fo:margin-left="0.4986in" fo:text-indent="-0.2486in">
        <style:tab-stops>
          <style:tab-stop style:type="left" style:position="0in"/>
        </style:tab-stops>
      </style:paragraph-properties>
    </style:style>
    <style:style style:name="T715" style:parent-style-name="DefaultParagraphFont" style:family="text">
      <style:text-properties fo:letter-spacing="-0.0013in" fo:font-size="12pt" style:font-size-asian="12pt"/>
    </style:style>
    <style:style style:name="T716" style:parent-style-name="DefaultParagraphFont" style:family="text">
      <style:text-properties fo:letter-spacing="-0.0166in" fo:font-size="12pt" style:font-size-asian="12pt"/>
    </style:style>
    <style:style style:name="T717" style:parent-style-name="DefaultParagraphFont" style:family="text">
      <style:text-properties fo:letter-spacing="-0.0013in" fo:font-size="12pt" style:font-size-asian="12pt"/>
    </style:style>
    <style:style style:name="P718" style:parent-style-name="ListParagraph" style:family="paragraph">
      <style:paragraph-properties fo:margin-top="0.0423in" fo:margin-left="0.4986in" fo:text-indent="-0.2486in">
        <style:tab-stops>
          <style:tab-stop style:type="left" style:position="0in"/>
        </style:tab-stops>
      </style:paragraph-properties>
    </style:style>
    <style:style style:name="T719" style:parent-style-name="DefaultParagraphFont" style:family="text">
      <style:text-properties fo:font-size="12pt" style:font-size-asian="12pt"/>
    </style:style>
    <style:style style:name="T720" style:parent-style-name="DefaultParagraphFont" style:family="text">
      <style:text-properties fo:letter-spacing="-0.0034in" fo:font-size="12pt" style:font-size-asian="12pt"/>
    </style:style>
    <style:style style:name="T721" style:parent-style-name="DefaultParagraphFont" style:family="text">
      <style:text-properties fo:font-size="12pt" style:font-size-asian="12pt"/>
    </style:style>
    <style:style style:name="T722" style:parent-style-name="DefaultParagraphFont" style:family="text">
      <style:text-properties fo:letter-spacing="-0.0027in" fo:font-size="12pt" style:font-size-asian="12pt"/>
    </style:style>
    <style:style style:name="P723" style:parent-style-name="ListParagraph" style:family="paragraph">
      <style:paragraph-properties fo:margin-top="0.043in" fo:margin-left="0.4986in" fo:text-indent="-0.2486in">
        <style:tab-stops>
          <style:tab-stop style:type="left" style:position="0in"/>
        </style:tab-stops>
      </style:paragraph-properties>
    </style:style>
    <style:style style:name="T724" style:parent-style-name="DefaultParagraphFont" style:family="text">
      <style:text-properties fo:letter-spacing="-0.0027in" fo:font-size="12pt" style:font-size-asian="12pt"/>
    </style:style>
    <style:style style:name="T725" style:parent-style-name="DefaultParagraphFont" style:family="text">
      <style:text-properties fo:letter-spacing="-0.0159in" fo:font-size="12pt" style:font-size-asian="12pt"/>
    </style:style>
    <style:style style:name="T726" style:parent-style-name="DefaultParagraphFont" style:family="text">
      <style:text-properties fo:letter-spacing="-0.0027in" fo:font-size="12pt" style:font-size-asian="12pt"/>
    </style:style>
    <style:style style:name="T727" style:parent-style-name="DefaultParagraphFont" style:family="text">
      <style:text-properties fo:letter-spacing="-0.0152in" fo:font-size="12pt" style:font-size-asian="12pt"/>
    </style:style>
    <style:style style:name="T728" style:parent-style-name="DefaultParagraphFont" style:family="text">
      <style:text-properties fo:letter-spacing="-0.0027in" fo:font-size="12pt" style:font-size-asian="12pt"/>
    </style:style>
    <style:style style:name="T729" style:parent-style-name="DefaultParagraphFont" style:family="text">
      <style:text-properties fo:letter-spacing="-0.0152in" fo:font-size="12pt" style:font-size-asian="12pt"/>
    </style:style>
    <style:style style:name="T730" style:parent-style-name="DefaultParagraphFont" style:family="text">
      <style:text-properties fo:letter-spacing="-0.0027in" fo:font-size="12pt" style:font-size-asian="12pt"/>
    </style:style>
    <style:style style:name="T731" style:parent-style-name="DefaultParagraphFont" style:family="text">
      <style:text-properties fo:letter-spacing="-0.018in" fo:font-size="12pt" style:font-size-asian="12pt"/>
    </style:style>
    <style:style style:name="T732" style:parent-style-name="DefaultParagraphFont" style:family="text">
      <style:text-properties fo:letter-spacing="-0.0027in" fo:font-size="12pt" style:font-size-asian="12pt"/>
    </style:style>
    <style:style style:name="T733" style:parent-style-name="DefaultParagraphFont" style:family="text">
      <style:text-properties fo:letter-spacing="-0.0138in" fo:font-size="12pt" style:font-size-asian="12pt"/>
    </style:style>
    <style:style style:name="T734" style:parent-style-name="DefaultParagraphFont" style:family="text">
      <style:text-properties fo:letter-spacing="-0.0027in" fo:font-size="12pt" style:font-size-asian="12pt"/>
    </style:style>
    <style:style style:name="P735" style:parent-style-name="ListParagraph" style:family="paragraph">
      <style:paragraph-properties fo:margin-top="0.0423in" fo:margin-left="0.4986in" fo:text-indent="-0.2486in">
        <style:tab-stops>
          <style:tab-stop style:type="left" style:position="0in"/>
        </style:tab-stops>
      </style:paragraph-properties>
    </style:style>
    <style:style style:name="T736" style:parent-style-name="DefaultParagraphFont" style:family="text">
      <style:text-properties fo:letter-spacing="-0.0013in" fo:font-size="12pt" style:font-size-asian="12pt"/>
    </style:style>
    <style:style style:name="P737" style:parent-style-name="BodyText" style:family="paragraph">
      <style:paragraph-properties fo:margin-top="0.0451in"/>
    </style:style>
    <style:style style:name="P738" style:parent-style-name="Heading2" style:family="paragraph">
      <style:paragraph-properties fo:margin-top="0.0006in" fo:margin-left="0in" fo:text-indent="0in">
        <style:tab-stops/>
      </style:paragraph-properties>
    </style:style>
    <style:style style:name="T739" style:parent-style-name="DefaultParagraphFont" style:family="text">
      <style:text-properties fo:color="#0E4660"/>
    </style:style>
    <style:style style:name="T740" style:parent-style-name="DefaultParagraphFont" style:family="text">
      <style:text-properties fo:color="#0E4660" fo:letter-spacing="-0.0187in"/>
    </style:style>
    <style:style style:name="T741" style:parent-style-name="DefaultParagraphFont" style:family="text">
      <style:text-properties fo:color="#0E4660" fo:letter-spacing="-0.0027in"/>
    </style:style>
    <style:style style:name="P742" style:parent-style-name="BodyText" style:family="paragraph">
      <style:paragraph-properties fo:margin-top="0.0187in"/>
      <style:text-properties fo:font-weight="bold" style:font-weight-asian="bold" fo:font-size="14pt" style:font-size-asian="14pt"/>
    </style:style>
    <style:style style:name="P743" style:parent-style-name="ListParagraph" style:family="paragraph">
      <style:paragraph-properties fo:margin-left="0.4986in" fo:text-indent="-0.2486in">
        <style:tab-stops>
          <style:tab-stop style:type="left" style:position="0in"/>
        </style:tab-stops>
      </style:paragraph-properties>
    </style:style>
    <style:style style:name="T744" style:parent-style-name="DefaultParagraphFont" style:family="text">
      <style:text-properties fo:letter-spacing="-0.0027in" fo:font-size="12pt" style:font-size-asian="12pt"/>
    </style:style>
    <style:style style:name="T745" style:parent-style-name="DefaultParagraphFont" style:family="text">
      <style:text-properties fo:letter-spacing="-0.0118in" fo:font-size="12pt" style:font-size-asian="12pt"/>
    </style:style>
    <style:style style:name="T746" style:parent-style-name="DefaultParagraphFont" style:family="text">
      <style:text-properties fo:letter-spacing="-0.0027in" fo:font-size="12pt" style:font-size-asian="12pt"/>
    </style:style>
    <style:style style:name="T747" style:parent-style-name="DefaultParagraphFont" style:family="text">
      <style:text-properties fo:letter-spacing="-0.0138in" fo:font-size="12pt" style:font-size-asian="12pt"/>
    </style:style>
    <style:style style:name="T748" style:parent-style-name="DefaultParagraphFont" style:family="text">
      <style:text-properties fo:letter-spacing="-0.0027in" fo:font-size="12pt" style:font-size-asian="12pt"/>
    </style:style>
    <style:style style:name="T749" style:parent-style-name="DefaultParagraphFont" style:family="text">
      <style:text-properties fo:letter-spacing="-0.0111in" fo:font-size="12pt" style:font-size-asian="12pt"/>
    </style:style>
    <style:style style:name="T750" style:parent-style-name="DefaultParagraphFont" style:family="text">
      <style:text-properties fo:letter-spacing="-0.0027in" fo:font-size="12pt" style:font-size-asian="12pt"/>
    </style:style>
    <style:style style:name="P751" style:parent-style-name="ListParagraph" style:family="paragraph">
      <style:paragraph-properties fo:margin-top="0.0423in" fo:margin-left="0.4986in" fo:text-indent="-0.2486in">
        <style:tab-stops>
          <style:tab-stop style:type="left" style:position="0in"/>
        </style:tab-stops>
      </style:paragraph-properties>
    </style:style>
    <style:style style:name="T752" style:parent-style-name="DefaultParagraphFont" style:family="text">
      <style:text-properties fo:letter-spacing="-0.0041in" fo:font-size="12pt" style:font-size-asian="12pt"/>
    </style:style>
    <style:style style:name="T753" style:parent-style-name="DefaultParagraphFont" style:family="text">
      <style:text-properties fo:letter-spacing="-0.0111in" fo:font-size="12pt" style:font-size-asian="12pt"/>
    </style:style>
    <style:style style:name="T754" style:parent-style-name="DefaultParagraphFont" style:family="text">
      <style:text-properties fo:letter-spacing="-0.0041in" fo:font-size="12pt" style:font-size-asian="12pt"/>
    </style:style>
    <style:style style:name="T755" style:parent-style-name="DefaultParagraphFont" style:family="text">
      <style:text-properties fo:letter-spacing="-0.0145in" fo:font-size="12pt" style:font-size-asian="12pt"/>
    </style:style>
    <style:style style:name="T756" style:parent-style-name="DefaultParagraphFont" style:family="text">
      <style:text-properties fo:letter-spacing="-0.0041in" fo:font-size="12pt" style:font-size-asian="12pt"/>
    </style:style>
    <style:style style:name="P757" style:parent-style-name="ListParagraph" style:family="paragraph">
      <style:paragraph-properties fo:margin-top="0.043in" fo:margin-left="0.4986in" fo:text-indent="-0.2486in">
        <style:tab-stops>
          <style:tab-stop style:type="left" style:position="0in"/>
        </style:tab-stops>
      </style:paragraph-properties>
    </style:style>
    <style:style style:name="T758" style:parent-style-name="DefaultParagraphFont" style:family="text">
      <style:text-properties fo:letter-spacing="-0.0013in" fo:font-size="12pt" style:font-size-asian="12pt"/>
    </style:style>
    <style:style style:name="T759" style:parent-style-name="DefaultParagraphFont" style:family="text">
      <style:text-properties fo:letter-spacing="-0.0173in" fo:font-size="12pt" style:font-size-asian="12pt"/>
    </style:style>
    <style:style style:name="T760" style:parent-style-name="DefaultParagraphFont" style:family="text">
      <style:text-properties fo:letter-spacing="-0.0013in" fo:font-size="12pt" style:font-size-asian="12pt"/>
    </style:style>
    <style:style style:name="T761" style:parent-style-name="DefaultParagraphFont" style:family="text">
      <style:text-properties fo:letter-spacing="-0.0152in" fo:font-size="12pt" style:font-size-asian="12pt"/>
    </style:style>
    <style:style style:name="T762" style:parent-style-name="DefaultParagraphFont" style:family="text">
      <style:text-properties fo:letter-spacing="-0.0013in" fo:font-size="12pt" style:font-size-asian="12pt"/>
    </style:style>
    <style:style style:name="T763" style:parent-style-name="DefaultParagraphFont" style:family="text">
      <style:text-properties fo:letter-spacing="-0.0145in" fo:font-size="12pt" style:font-size-asian="12pt"/>
    </style:style>
    <style:style style:name="T764" style:parent-style-name="DefaultParagraphFont" style:family="text">
      <style:text-properties fo:letter-spacing="-0.0013in" fo:font-size="12pt" style:font-size-asian="12pt"/>
    </style:style>
    <style:style style:name="T765" style:parent-style-name="DefaultParagraphFont" style:family="text">
      <style:text-properties fo:letter-spacing="-0.0166in" fo:font-size="12pt" style:font-size-asian="12pt"/>
    </style:style>
    <style:style style:name="T766" style:parent-style-name="DefaultParagraphFont" style:family="text">
      <style:text-properties fo:letter-spacing="-0.0013in" fo:font-size="12pt" style:font-size-asian="12pt"/>
    </style:style>
    <style:style style:name="T767" style:parent-style-name="DefaultParagraphFont" style:family="text">
      <style:text-properties fo:letter-spacing="-0.0138in" fo:font-size="12pt" style:font-size-asian="12pt"/>
    </style:style>
    <style:style style:name="T768" style:parent-style-name="DefaultParagraphFont" style:family="text">
      <style:text-properties fo:letter-spacing="-0.0013in" fo:font-size="12pt" style:font-size-asian="12pt"/>
    </style:style>
    <style:style style:name="T769" style:parent-style-name="DefaultParagraphFont" style:family="text">
      <style:text-properties fo:letter-spacing="-0.0194in" fo:font-size="12pt" style:font-size-asian="12pt"/>
    </style:style>
    <style:style style:name="T770" style:parent-style-name="DefaultParagraphFont" style:family="text">
      <style:text-properties fo:letter-spacing="-0.0013in" fo:font-size="12pt" style:font-size-asian="12pt"/>
    </style:style>
    <style:style style:name="P771" style:parent-style-name="ListParagraph" style:family="paragraph">
      <style:paragraph-properties fo:margin-top="0.043in" fo:margin-left="0.4986in" fo:text-indent="-0.2486in">
        <style:tab-stops>
          <style:tab-stop style:type="left" style:position="0in"/>
        </style:tab-stops>
      </style:paragraph-properties>
    </style:style>
    <style:style style:name="T772" style:parent-style-name="DefaultParagraphFont" style:family="text">
      <style:text-properties style:text-scale="90%" fo:font-size="12pt" style:font-size-asian="12pt"/>
    </style:style>
    <style:style style:name="T773" style:parent-style-name="DefaultParagraphFont" style:family="text">
      <style:text-properties fo:letter-spacing="-0.0118in" style:text-scale="90%" fo:font-size="12pt" style:font-size-asian="12pt"/>
    </style:style>
    <style:style style:name="T774" style:parent-style-name="DefaultParagraphFont" style:family="text">
      <style:text-properties fo:letter-spacing="-0.0013in" style:text-scale="95%" fo:font-size="12pt" style:font-size-asian="12pt"/>
    </style:style>
    <style:style style:name="P775" style:parent-style-name="BodyText" style:family="paragraph">
      <style:paragraph-properties fo:margin-top="0.0583in"/>
    </style:style>
    <style:style style:name="P776" style:parent-style-name="Heading1" style:family="paragraph">
      <style:paragraph-properties fo:margin-top="0.0006in" fo:margin-left="0in" fo:text-indent="0in">
        <style:tab-stops/>
      </style:paragraph-properties>
    </style:style>
    <style:style style:name="T777" style:parent-style-name="DefaultParagraphFont" style:family="text">
      <style:text-properties fo:color="#0E4660" fo:letter-spacing="-0.0055in"/>
    </style:style>
    <style:style style:name="T778" style:parent-style-name="DefaultParagraphFont" style:family="text">
      <style:text-properties fo:color="#0E4660" fo:letter-spacing="-0.0222in"/>
    </style:style>
    <style:style style:name="T779" style:parent-style-name="DefaultParagraphFont" style:family="text">
      <style:text-properties fo:color="#0E4660" fo:letter-spacing="-0.0055in"/>
    </style:style>
    <style:style style:name="T780" style:parent-style-name="DefaultParagraphFont" style:family="text">
      <style:text-properties fo:color="#0E4660" fo:letter-spacing="-0.0236in"/>
    </style:style>
    <style:style style:name="T781" style:parent-style-name="DefaultParagraphFont" style:family="text">
      <style:text-properties fo:color="#0E4660" fo:letter-spacing="-0.0055in"/>
    </style:style>
    <style:style style:name="T782" style:parent-style-name="DefaultParagraphFont" style:family="text">
      <style:text-properties fo:color="#0E4660" fo:letter-spacing="-0.0208in"/>
    </style:style>
    <style:style style:name="T783" style:parent-style-name="DefaultParagraphFont" style:family="text">
      <style:text-properties fo:color="#0E4660" fo:letter-spacing="-0.0055in"/>
    </style:style>
    <style:style style:name="T784" style:parent-style-name="DefaultParagraphFont" style:family="text">
      <style:text-properties fo:color="#0E4660" fo:letter-spacing="-0.0243in"/>
    </style:style>
    <style:style style:name="T785" style:parent-style-name="DefaultParagraphFont" style:family="text">
      <style:text-properties fo:color="#0E4660" fo:letter-spacing="-0.0055in"/>
    </style:style>
    <style:style style:name="P786" style:parent-style-name="ListParagraph" style:family="paragraph">
      <style:paragraph-properties fo:margin-top="0.2701in" fo:margin-left="0.5in">
        <style:tab-stops>
          <style:tab-stop style:type="left" style:position="0in"/>
        </style:tab-stops>
      </style:paragraph-properties>
    </style:style>
    <style:style style:name="T787" style:parent-style-name="DefaultParagraphFont" style:family="text">
      <style:text-properties fo:letter-spacing="-0.0027in" fo:font-size="12pt" style:font-size-asian="12pt"/>
    </style:style>
    <style:style style:name="T788" style:parent-style-name="DefaultParagraphFont" style:family="text">
      <style:text-properties fo:letter-spacing="-0.0076in" fo:font-size="12pt" style:font-size-asian="12pt"/>
    </style:style>
    <style:style style:name="T789" style:parent-style-name="DefaultParagraphFont" style:family="text">
      <style:text-properties fo:letter-spacing="-0.0027in" fo:font-size="12pt" style:font-size-asian="12pt"/>
    </style:style>
    <style:style style:name="T790" style:parent-style-name="DefaultParagraphFont" style:family="text">
      <style:text-properties fo:letter-spacing="-0.0097in" fo:font-size="12pt" style:font-size-asian="12pt"/>
    </style:style>
    <style:style style:name="T791" style:parent-style-name="DefaultParagraphFont" style:family="text">
      <style:text-properties fo:letter-spacing="-0.0027in" fo:font-size="12pt" style:font-size-asian="12pt"/>
    </style:style>
    <style:style style:name="T792" style:parent-style-name="DefaultParagraphFont" style:family="text">
      <style:text-properties fo:letter-spacing="-0.0041in" fo:font-size="12pt" style:font-size-asian="12pt"/>
    </style:style>
    <style:style style:name="T793" style:parent-style-name="DefaultParagraphFont" style:family="text">
      <style:text-properties fo:letter-spacing="-0.0027in" fo:font-size="12pt" style:font-size-asian="12pt"/>
    </style:style>
    <style:style style:name="T794" style:parent-style-name="DefaultParagraphFont" style:family="text">
      <style:text-properties fo:letter-spacing="-0.0076in" fo:font-size="12pt" style:font-size-asian="12pt"/>
    </style:style>
    <style:style style:name="T795" style:parent-style-name="DefaultParagraphFont" style:family="text">
      <style:text-properties fo:letter-spacing="-0.0027in" fo:font-size="12pt" style:font-size-asian="12pt"/>
    </style:style>
    <style:style style:name="P796" style:parent-style-name="ListParagraph" style:family="paragraph">
      <style:paragraph-properties fo:margin-top="0.0416in" fo:margin-left="0.5in">
        <style:tab-stops>
          <style:tab-stop style:type="left" style:position="0in"/>
        </style:tab-stops>
      </style:paragraph-properties>
    </style:style>
    <style:style style:name="T797" style:parent-style-name="DefaultParagraphFont" style:family="text">
      <style:text-properties fo:letter-spacing="-0.0027in" fo:font-size="12pt" style:font-size-asian="12pt"/>
    </style:style>
    <style:style style:name="T798" style:parent-style-name="DefaultParagraphFont" style:family="text">
      <style:text-properties fo:letter-spacing="-0.0138in" fo:font-size="12pt" style:font-size-asian="12pt"/>
    </style:style>
    <style:style style:name="T799" style:parent-style-name="DefaultParagraphFont" style:family="text">
      <style:text-properties fo:letter-spacing="-0.0027in" fo:font-size="12pt" style:font-size-asian="12pt"/>
    </style:style>
    <style:style style:name="T800" style:parent-style-name="DefaultParagraphFont" style:family="text">
      <style:text-properties fo:letter-spacing="-0.0104in" fo:font-size="12pt" style:font-size-asian="12pt"/>
    </style:style>
    <style:style style:name="T801" style:parent-style-name="DefaultParagraphFont" style:family="text">
      <style:text-properties fo:letter-spacing="-0.0027in" fo:font-size="12pt" style:font-size-asian="12pt"/>
    </style:style>
    <style:style style:name="P802" style:parent-style-name="ListParagraph" style:family="paragraph">
      <style:paragraph-properties fo:margin-top="0.0451in" fo:margin-left="0.5in">
        <style:tab-stops>
          <style:tab-stop style:type="left" style:position="0in"/>
        </style:tab-stops>
      </style:paragraph-properties>
    </style:style>
    <style:style style:name="T803" style:parent-style-name="DefaultParagraphFont" style:family="text">
      <style:text-properties fo:letter-spacing="-0.0027in" fo:font-size="12pt" style:font-size-asian="12pt"/>
    </style:style>
    <style:style style:name="T804" style:parent-style-name="DefaultParagraphFont" style:family="text">
      <style:text-properties fo:letter-spacing="-0.0159in" fo:font-size="12pt" style:font-size-asian="12pt"/>
    </style:style>
    <style:style style:name="T805" style:parent-style-name="DefaultParagraphFont" style:family="text">
      <style:text-properties fo:letter-spacing="-0.0027in" fo:font-size="12pt" style:font-size-asian="12pt"/>
    </style:style>
    <style:style style:name="T806" style:parent-style-name="DefaultParagraphFont" style:family="text">
      <style:text-properties fo:letter-spacing="-0.0194in" fo:font-size="12pt" style:font-size-asian="12pt"/>
    </style:style>
    <style:style style:name="T807" style:parent-style-name="DefaultParagraphFont" style:family="text">
      <style:text-properties fo:letter-spacing="-0.0027in" fo:font-size="12pt" style:font-size-asian="12pt"/>
    </style:style>
    <style:style style:name="T808" style:parent-style-name="DefaultParagraphFont" style:family="text">
      <style:text-properties fo:letter-spacing="-0.0159in" fo:font-size="12pt" style:font-size-asian="12pt"/>
    </style:style>
    <style:style style:name="T809" style:parent-style-name="DefaultParagraphFont" style:family="text">
      <style:text-properties fo:letter-spacing="-0.0027in" fo:font-size="12pt" style:font-size-asian="12pt"/>
    </style:style>
    <style:style style:name="T810" style:parent-style-name="DefaultParagraphFont" style:family="text">
      <style:text-properties fo:letter-spacing="-0.0187in" fo:font-size="12pt" style:font-size-asian="12pt"/>
    </style:style>
    <style:style style:name="T811" style:parent-style-name="DefaultParagraphFont" style:family="text">
      <style:text-properties fo:letter-spacing="-0.0027in" fo:font-size="12pt" style:font-size-asian="12pt"/>
    </style:style>
    <style:style style:name="P812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813" style:parent-style-name="DefaultParagraphFont" style:family="text">
      <style:text-properties fo:letter-spacing="-0.0013in" fo:font-size="12pt" style:font-size-asian="12pt"/>
    </style:style>
    <style:style style:name="T814" style:parent-style-name="DefaultParagraphFont" style:family="text">
      <style:text-properties fo:letter-spacing="-0.0194in" fo:font-size="12pt" style:font-size-asian="12pt"/>
    </style:style>
    <style:style style:name="T815" style:parent-style-name="DefaultParagraphFont" style:family="text">
      <style:text-properties fo:letter-spacing="-0.0013in" fo:font-size="12pt" style:font-size-asian="12pt"/>
    </style:style>
    <style:style style:name="T816" style:parent-style-name="DefaultParagraphFont" style:family="text">
      <style:text-properties fo:letter-spacing="-0.0145in" fo:font-size="12pt" style:font-size-asian="12pt"/>
    </style:style>
    <style:style style:name="T817" style:parent-style-name="DefaultParagraphFont" style:family="text">
      <style:text-properties fo:letter-spacing="-0.0013in" fo:font-size="12pt" style:font-size-asian="12pt"/>
    </style:style>
    <style:style style:name="T818" style:parent-style-name="DefaultParagraphFont" style:family="text">
      <style:text-properties fo:letter-spacing="-0.0138in" fo:font-size="12pt" style:font-size-asian="12pt"/>
    </style:style>
    <style:style style:name="T819" style:parent-style-name="DefaultParagraphFont" style:family="text">
      <style:text-properties fo:letter-spacing="-0.0013in" fo:font-size="12pt" style:font-size-asian="12pt"/>
    </style:style>
    <style:style style:name="T820" style:parent-style-name="DefaultParagraphFont" style:family="text">
      <style:text-properties fo:letter-spacing="-0.0159in" fo:font-size="12pt" style:font-size-asian="12pt"/>
    </style:style>
    <style:style style:name="T821" style:parent-style-name="DefaultParagraphFont" style:family="text">
      <style:text-properties fo:letter-spacing="-0.0013in" fo:font-size="12pt" style:font-size-asian="12pt"/>
    </style:style>
    <style:style style:name="P822" style:parent-style-name="BodyText" style:family="paragraph">
      <style:paragraph-properties fo:margin-top="0.059in"/>
    </style:style>
    <style:style style:name="P823" style:parent-style-name="Heading1" style:family="paragraph">
      <style:paragraph-properties fo:margin-left="0.3944in" fo:text-indent="-0.3944in">
        <style:tab-stops>
          <style:tab-stop style:type="left" style:position="0in"/>
        </style:tab-stops>
      </style:paragraph-properties>
    </style:style>
    <style:style style:name="T824" style:parent-style-name="DefaultParagraphFont" style:family="text">
      <style:text-properties fo:color="#0E4660" fo:letter-spacing="-0.0013in"/>
    </style:style>
    <style:style style:name="P825" style:parent-style-name="ListParagraph" style:family="paragraph">
      <style:paragraph-properties fo:margin-top="0.2701in" fo:margin-left="0.5in">
        <style:tab-stops>
          <style:tab-stop style:type="left" style:position="0in"/>
        </style:tab-stops>
      </style:paragraph-properties>
    </style:style>
    <style:style style:name="T826" style:parent-style-name="DefaultParagraphFont" style:family="text">
      <style:text-properties fo:letter-spacing="-0.0013in" fo:font-size="12pt" style:font-size-asian="12pt"/>
    </style:style>
    <style:style style:name="T827" style:parent-style-name="DefaultParagraphFont" style:family="text">
      <style:text-properties fo:letter-spacing="-0.0097in" fo:font-size="12pt" style:font-size-asian="12pt"/>
    </style:style>
    <style:style style:name="T828" style:parent-style-name="DefaultParagraphFont" style:family="text">
      <style:text-properties fo:letter-spacing="-0.0013in" fo:font-size="12pt" style:font-size-asian="12pt"/>
    </style:style>
    <style:style style:name="T829" style:parent-style-name="DefaultParagraphFont" style:family="text">
      <style:text-properties fo:letter-spacing="-0.0076in" fo:font-size="12pt" style:font-size-asian="12pt"/>
    </style:style>
    <style:style style:name="T830" style:parent-style-name="DefaultParagraphFont" style:family="text">
      <style:text-properties fo:letter-spacing="-0.0013in" fo:font-size="12pt" style:font-size-asian="12pt"/>
    </style:style>
    <style:style style:name="T831" style:parent-style-name="DefaultParagraphFont" style:family="text">
      <style:text-properties fo:letter-spacing="-0.0076in" fo:font-size="12pt" style:font-size-asian="12pt"/>
    </style:style>
    <style:style style:name="T832" style:parent-style-name="DefaultParagraphFont" style:family="text">
      <style:text-properties fo:letter-spacing="-0.0013in" fo:font-size="12pt" style:font-size-asian="12pt"/>
    </style:style>
    <style:style style:name="P833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834" style:parent-style-name="DefaultParagraphFont" style:family="text">
      <style:text-properties fo:letter-spacing="-0.0013in" fo:font-size="12pt" style:font-size-asian="12pt"/>
    </style:style>
    <style:style style:name="T835" style:parent-style-name="DefaultParagraphFont" style:family="text">
      <style:text-properties fo:letter-spacing="-0.018in" fo:font-size="12pt" style:font-size-asian="12pt"/>
    </style:style>
    <style:style style:name="T836" style:parent-style-name="DefaultParagraphFont" style:family="text">
      <style:text-properties fo:letter-spacing="-0.0013in" fo:font-size="12pt" style:font-size-asian="12pt"/>
    </style:style>
    <style:style style:name="T837" style:parent-style-name="DefaultParagraphFont" style:family="text">
      <style:text-properties fo:letter-spacing="-0.0118in" fo:font-size="12pt" style:font-size-asian="12pt"/>
    </style:style>
    <style:style style:name="T838" style:parent-style-name="DefaultParagraphFont" style:family="text">
      <style:text-properties fo:letter-spacing="-0.0027in" fo:font-size="12pt" style:font-size-asian="12pt"/>
    </style:style>
    <style:style style:name="P839" style:parent-style-name="ListParagraph" style:family="paragraph">
      <style:paragraph-properties fo:margin-top="0.0451in" fo:margin-left="0.5in">
        <style:tab-stops>
          <style:tab-stop style:type="left" style:position="0in"/>
        </style:tab-stops>
      </style:paragraph-properties>
    </style:style>
    <style:style style:name="T840" style:parent-style-name="DefaultParagraphFont" style:family="text">
      <style:text-properties fo:letter-spacing="-0.0027in" fo:font-size="12pt" style:font-size-asian="12pt"/>
    </style:style>
    <style:style style:name="T841" style:parent-style-name="DefaultParagraphFont" style:family="text">
      <style:text-properties fo:letter-spacing="-0.009in" fo:font-size="12pt" style:font-size-asian="12pt"/>
    </style:style>
    <style:style style:name="T842" style:parent-style-name="DefaultParagraphFont" style:family="text">
      <style:text-properties fo:letter-spacing="-0.0027in" fo:font-size="12pt" style:font-size-asian="12pt"/>
    </style:style>
    <style:style style:name="T843" style:parent-style-name="DefaultParagraphFont" style:family="text">
      <style:text-properties fo:letter-spacing="-0.0131in" fo:font-size="12pt" style:font-size-asian="12pt"/>
    </style:style>
    <style:style style:name="T844" style:parent-style-name="DefaultParagraphFont" style:family="text">
      <style:text-properties fo:letter-spacing="-0.0027in" fo:font-size="12pt" style:font-size-asian="12pt"/>
    </style:style>
    <style:style style:name="T845" style:parent-style-name="DefaultParagraphFont" style:family="text">
      <style:text-properties fo:letter-spacing="-0.0131in" fo:font-size="12pt" style:font-size-asian="12pt"/>
    </style:style>
    <style:style style:name="T846" style:parent-style-name="DefaultParagraphFont" style:family="text">
      <style:text-properties fo:letter-spacing="-0.0027in" fo:font-size="12pt" style:font-size-asian="12pt"/>
    </style:style>
    <style:style style:name="P847" style:parent-style-name="Heading1" style:master-page-name="MP4" style:family="paragraph">
      <style:paragraph-properties fo:break-before="page" fo:margin-top="0.0569in" fo:margin-left="0.3944in" fo:text-indent="-0.3944in">
        <style:tab-stops>
          <style:tab-stop style:type="left" style:position="0in"/>
        </style:tab-stops>
      </style:paragraph-properties>
    </style:style>
    <style:style style:name="T848" style:parent-style-name="DefaultParagraphFont" style:family="text">
      <style:text-properties fo:color="#0E4660" style:text-scale="90%"/>
    </style:style>
    <style:style style:name="T849" style:parent-style-name="DefaultParagraphFont" style:family="text">
      <style:text-properties fo:color="#0E4660" fo:letter-spacing="-0.0006in"/>
    </style:style>
    <style:style style:name="T850" style:parent-style-name="DefaultParagraphFont" style:family="text">
      <style:text-properties fo:color="#0E4660" fo:letter-spacing="-0.0013in"/>
    </style:style>
    <style:style style:name="P851" style:parent-style-name="ListParagraph" style:family="paragraph">
      <style:paragraph-properties fo:margin-top="0.2701in" fo:margin-left="0.5in">
        <style:tab-stops>
          <style:tab-stop style:type="left" style:position="0in"/>
        </style:tab-stops>
      </style:paragraph-properties>
    </style:style>
    <style:style style:name="T852" style:parent-style-name="DefaultParagraphFont" style:family="text">
      <style:text-properties fo:letter-spacing="-0.0027in" fo:font-size="12pt" style:font-size-asian="12pt"/>
    </style:style>
    <style:style style:name="T853" style:parent-style-name="DefaultParagraphFont" style:family="text">
      <style:text-properties fo:letter-spacing="-0.0152in" fo:font-size="12pt" style:font-size-asian="12pt"/>
    </style:style>
    <style:style style:name="T854" style:parent-style-name="DefaultParagraphFont" style:family="text">
      <style:text-properties fo:letter-spacing="-0.0027in" fo:font-size="12pt" style:font-size-asian="12pt"/>
    </style:style>
    <style:style style:name="T855" style:parent-style-name="DefaultParagraphFont" style:family="text">
      <style:text-properties fo:letter-spacing="-0.0118in" fo:font-size="12pt" style:font-size-asian="12pt"/>
    </style:style>
    <style:style style:name="T856" style:parent-style-name="DefaultParagraphFont" style:family="text">
      <style:text-properties fo:letter-spacing="-0.0027in" fo:font-size="12pt" style:font-size-asian="12pt"/>
    </style:style>
    <style:style style:name="T857" style:parent-style-name="DefaultParagraphFont" style:family="text">
      <style:text-properties fo:letter-spacing="-0.0145in" fo:font-size="12pt" style:font-size-asian="12pt"/>
    </style:style>
    <style:style style:name="T858" style:parent-style-name="DefaultParagraphFont" style:family="text">
      <style:text-properties fo:letter-spacing="-0.0027in" fo:font-size="12pt" style:font-size-asian="12pt"/>
    </style:style>
    <style:style style:name="T859" style:parent-style-name="DefaultParagraphFont" style:family="text">
      <style:text-properties fo:letter-spacing="-0.0159in" fo:font-size="12pt" style:font-size-asian="12pt"/>
    </style:style>
    <style:style style:name="T860" style:parent-style-name="DefaultParagraphFont" style:family="text">
      <style:text-properties fo:letter-spacing="-0.0027in" fo:font-size="12pt" style:font-size-asian="12pt"/>
    </style:style>
    <style:style style:name="T861" style:parent-style-name="DefaultParagraphFont" style:family="text">
      <style:text-properties fo:letter-spacing="-0.0145in" fo:font-size="12pt" style:font-size-asian="12pt"/>
    </style:style>
    <style:style style:name="T862" style:parent-style-name="DefaultParagraphFont" style:family="text">
      <style:text-properties fo:letter-spacing="-0.0027in" fo:font-size="12pt" style:font-size-asian="12pt"/>
    </style:style>
    <style:style style:name="T863" style:parent-style-name="DefaultParagraphFont" style:family="text">
      <style:text-properties fo:letter-spacing="-0.0131in" fo:font-size="12pt" style:font-size-asian="12pt"/>
    </style:style>
    <style:style style:name="T864" style:parent-style-name="DefaultParagraphFont" style:family="text">
      <style:text-properties fo:letter-spacing="-0.0027in" fo:font-size="12pt" style:font-size-asian="12pt"/>
    </style:style>
    <style:style style:name="P865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866" style:parent-style-name="DefaultParagraphFont" style:family="text">
      <style:text-properties fo:letter-spacing="-0.0027in" fo:font-size="12pt" style:font-size-asian="12pt"/>
    </style:style>
    <style:style style:name="T867" style:parent-style-name="DefaultParagraphFont" style:family="text">
      <style:text-properties fo:letter-spacing="-0.0159in" fo:font-size="12pt" style:font-size-asian="12pt"/>
    </style:style>
    <style:style style:name="T868" style:parent-style-name="DefaultParagraphFont" style:family="text">
      <style:text-properties fo:letter-spacing="-0.0027in" fo:font-size="12pt" style:font-size-asian="12pt"/>
    </style:style>
    <style:style style:name="T869" style:parent-style-name="DefaultParagraphFont" style:family="text">
      <style:text-properties fo:letter-spacing="-0.0152in" fo:font-size="12pt" style:font-size-asian="12pt"/>
    </style:style>
    <style:style style:name="T870" style:parent-style-name="DefaultParagraphFont" style:family="text">
      <style:text-properties fo:letter-spacing="-0.0027in" fo:font-size="12pt" style:font-size-asian="12pt"/>
    </style:style>
    <style:style style:name="T871" style:parent-style-name="DefaultParagraphFont" style:family="text">
      <style:text-properties fo:letter-spacing="-0.0166in" fo:font-size="12pt" style:font-size-asian="12pt"/>
    </style:style>
    <style:style style:name="T872" style:parent-style-name="DefaultParagraphFont" style:family="text">
      <style:text-properties fo:letter-spacing="-0.0027in" fo:font-size="12pt" style:font-size-asian="12pt"/>
    </style:style>
    <style:style style:name="P873" style:parent-style-name="ListParagraph" style:family="paragraph">
      <style:paragraph-properties fo:margin-top="0.0451in" fo:margin-left="0.5in">
        <style:tab-stops>
          <style:tab-stop style:type="left" style:position="0in"/>
        </style:tab-stops>
      </style:paragraph-properties>
    </style:style>
    <style:style style:name="T874" style:parent-style-name="DefaultParagraphFont" style:family="text">
      <style:text-properties fo:letter-spacing="-0.0041in" fo:font-size="12pt" style:font-size-asian="12pt"/>
    </style:style>
    <style:style style:name="T875" style:parent-style-name="DefaultParagraphFont" style:family="text">
      <style:text-properties fo:letter-spacing="-0.0076in" fo:font-size="12pt" style:font-size-asian="12pt"/>
    </style:style>
    <style:style style:name="T876" style:parent-style-name="DefaultParagraphFont" style:family="text">
      <style:text-properties fo:letter-spacing="-0.0041in" fo:font-size="12pt" style:font-size-asian="12pt"/>
    </style:style>
    <style:style style:name="T877" style:parent-style-name="DefaultParagraphFont" style:family="text">
      <style:text-properties fo:letter-spacing="-0.0097in" fo:font-size="12pt" style:font-size-asian="12pt"/>
    </style:style>
    <style:style style:name="T878" style:parent-style-name="DefaultParagraphFont" style:family="text">
      <style:text-properties fo:letter-spacing="-0.0041in" fo:font-size="12pt" style:font-size-asian="12pt"/>
    </style:style>
    <style:style style:name="T879" style:parent-style-name="DefaultParagraphFont" style:family="text">
      <style:text-properties fo:letter-spacing="-0.0131in" fo:font-size="12pt" style:font-size-asian="12pt"/>
    </style:style>
    <style:style style:name="T880" style:parent-style-name="DefaultParagraphFont" style:family="text">
      <style:text-properties fo:letter-spacing="-0.0041in" fo:font-size="12pt" style:font-size-asian="12pt"/>
    </style:style>
    <style:style style:name="T881" style:parent-style-name="DefaultParagraphFont" style:family="text">
      <style:text-properties fo:letter-spacing="-0.009in" fo:font-size="12pt" style:font-size-asian="12pt"/>
    </style:style>
    <style:style style:name="T882" style:parent-style-name="DefaultParagraphFont" style:family="text">
      <style:text-properties fo:letter-spacing="-0.0041in" fo:font-size="12pt" style:font-size-asian="12pt"/>
    </style:style>
    <style:style style:name="P883" style:parent-style-name="ListParagraph" style:family="paragraph">
      <style:paragraph-properties fo:margin-top="0.0423in" fo:margin-left="0.5in">
        <style:tab-stops>
          <style:tab-stop style:type="left" style:position="0in"/>
        </style:tab-stops>
      </style:paragraph-properties>
    </style:style>
    <style:style style:name="T884" style:parent-style-name="DefaultParagraphFont" style:family="text">
      <style:text-properties fo:letter-spacing="-0.0027in" fo:font-size="12pt" style:font-size-asian="12pt" style:font-size-complex="12pt"/>
    </style:style>
    <style:style style:name="T885" style:parent-style-name="DefaultParagraphFont" style:family="text">
      <style:text-properties fo:letter-spacing="-0.0152in" fo:font-size="12pt" style:font-size-asian="12pt" style:font-size-complex="12pt"/>
    </style:style>
    <style:style style:name="T886" style:parent-style-name="DefaultParagraphFont" style:family="text">
      <style:text-properties fo:letter-spacing="-0.0027in" fo:font-size="12pt" style:font-size-asian="12pt" style:font-size-complex="12pt"/>
    </style:style>
    <style:style style:name="T887" style:parent-style-name="DefaultParagraphFont" style:family="text">
      <style:text-properties fo:letter-spacing="-0.018in" fo:font-size="12pt" style:font-size-asian="12pt" style:font-size-complex="12pt"/>
    </style:style>
    <style:style style:name="T888" style:parent-style-name="DefaultParagraphFont" style:family="text">
      <style:text-properties fo:letter-spacing="-0.0027in" fo:font-size="12pt" style:font-size-asian="12pt" style:font-size-complex="12pt"/>
    </style:style>
    <style:style style:name="T889" style:parent-style-name="DefaultParagraphFont" style:family="text">
      <style:text-properties fo:letter-spacing="-0.0138in" fo:font-size="12pt" style:font-size-asian="12pt" style:font-size-complex="12pt"/>
    </style:style>
    <style:style style:name="T890" style:parent-style-name="DefaultParagraphFont" style:family="text">
      <style:text-properties fo:letter-spacing="-0.0027in" fo:font-size="12pt" style:font-size-asian="12pt" style:font-size-complex="12pt"/>
    </style:style>
    <style:style style:name="P891" style:parent-style-name="ListParagraph" style:family="paragraph">
      <style:paragraph-properties fo:margin-top="0.0423in">
        <style:tab-stops>
          <style:tab-stop style:type="left" style:position="0in"/>
        </style:tab-stops>
      </style:paragraph-properties>
      <style:text-properties fo:font-size="12pt" style:font-size-asian="12pt" style:font-size-complex="12pt"/>
    </style:style>
    <style:style style:name="P892" style:parent-style-name="Heading1" style:family="paragraph">
      <style:paragraph-properties fo:margin-top="0.0006in" fo:margin-left="0.3944in" fo:text-indent="-0.3944in">
        <style:tab-stops>
          <style:tab-stop style:type="left" style:position="0in"/>
        </style:tab-stops>
      </style:paragraph-properties>
    </style:style>
    <style:style style:name="T893" style:parent-style-name="DefaultParagraphFont" style:family="text">
      <style:text-properties fo:color="#0E4660" fo:letter-spacing="-0.0013in" style:text-scale="105%"/>
    </style:style>
    <style:style style:name="P894" style:parent-style-name="BodyText" style:family="paragraph">
      <style:paragraph-properties fo:margin-top="0.2701in" fo:line-height="121%" fo:margin-right="0.0416in"/>
    </style:style>
    <style:style style:name="T895" style:parent-style-name="DefaultParagraphFont" style:family="text">
      <style:text-properties fo:letter-spacing="-0.0013in"/>
    </style:style>
    <style:style style:name="T896" style:parent-style-name="DefaultParagraphFont" style:family="text">
      <style:text-properties fo:letter-spacing="-0.0131in"/>
    </style:style>
    <style:style style:name="T897" style:parent-style-name="DefaultParagraphFont" style:family="text">
      <style:text-properties fo:letter-spacing="-0.0013in"/>
    </style:style>
    <style:style style:name="T898" style:parent-style-name="DefaultParagraphFont" style:family="text">
      <style:text-properties fo:letter-spacing="-0.0131in"/>
    </style:style>
    <style:style style:name="T899" style:parent-style-name="DefaultParagraphFont" style:family="text">
      <style:text-properties fo:letter-spacing="-0.0013in"/>
    </style:style>
    <style:style style:name="T900" style:parent-style-name="DefaultParagraphFont" style:family="text">
      <style:text-properties fo:letter-spacing="-0.0138in"/>
    </style:style>
    <style:style style:name="T901" style:parent-style-name="DefaultParagraphFont" style:family="text">
      <style:text-properties fo:letter-spacing="-0.0013in"/>
    </style:style>
    <style:style style:name="T902" style:parent-style-name="DefaultParagraphFont" style:family="text">
      <style:text-properties fo:letter-spacing="-0.0145in"/>
    </style:style>
    <style:style style:name="T903" style:parent-style-name="DefaultParagraphFont" style:family="text">
      <style:text-properties fo:letter-spacing="-0.0013in"/>
    </style:style>
    <style:style style:name="T904" style:parent-style-name="DefaultParagraphFont" style:family="text">
      <style:text-properties fo:letter-spacing="-0.0166in"/>
    </style:style>
    <style:style style:name="T905" style:parent-style-name="DefaultParagraphFont" style:family="text">
      <style:text-properties fo:letter-spacing="-0.0013in"/>
    </style:style>
    <style:style style:name="T906" style:parent-style-name="DefaultParagraphFont" style:family="text">
      <style:text-properties fo:letter-spacing="-0.0131in"/>
    </style:style>
    <style:style style:name="T907" style:parent-style-name="DefaultParagraphFont" style:family="text">
      <style:text-properties fo:letter-spacing="-0.0013in"/>
    </style:style>
    <style:style style:name="T908" style:parent-style-name="DefaultParagraphFont" style:family="text">
      <style:text-properties fo:letter-spacing="-0.0131in"/>
    </style:style>
    <style:style style:name="T909" style:parent-style-name="DefaultParagraphFont" style:family="text">
      <style:text-properties fo:letter-spacing="-0.0013in"/>
    </style:style>
    <style:style style:name="T910" style:parent-style-name="DefaultParagraphFont" style:family="text">
      <style:text-properties fo:letter-spacing="-0.0097in"/>
    </style:style>
    <style:style style:name="T911" style:parent-style-name="DefaultParagraphFont" style:family="text">
      <style:text-properties fo:letter-spacing="-0.0013in"/>
    </style:style>
    <style:style style:name="T912" style:parent-style-name="DefaultParagraphFont" style:family="text">
      <style:text-properties fo:letter-spacing="-0.0138in"/>
    </style:style>
    <style:style style:name="T913" style:parent-style-name="DefaultParagraphFont" style:family="text">
      <style:text-properties fo:letter-spacing="-0.0013in"/>
    </style:style>
    <style:style style:name="T914" style:parent-style-name="DefaultParagraphFont" style:family="text">
      <style:text-properties fo:letter-spacing="-0.0152in"/>
    </style:style>
    <style:style style:name="T915" style:parent-style-name="DefaultParagraphFont" style:family="text">
      <style:text-properties fo:letter-spacing="-0.0013in"/>
    </style:style>
    <style:style style:name="T916" style:parent-style-name="DefaultParagraphFont" style:family="text">
      <style:text-properties fo:letter-spacing="-0.0145in"/>
    </style:style>
    <style:style style:name="T917" style:parent-style-name="DefaultParagraphFont" style:family="text">
      <style:text-properties fo:letter-spacing="-0.0013in"/>
    </style:style>
    <style:style style:name="T918" style:parent-style-name="DefaultParagraphFont" style:family="text">
      <style:text-properties fo:letter-spacing="-0.0166in"/>
    </style:style>
    <style:style style:name="T919" style:parent-style-name="DefaultParagraphFont" style:family="text">
      <style:text-properties fo:letter-spacing="-0.0013in"/>
    </style:style>
    <style:style style:name="T920" style:parent-style-name="DefaultParagraphFont" style:family="text">
      <style:text-properties fo:letter-spacing="-0.0145in"/>
    </style:style>
    <style:style style:name="T921" style:parent-style-name="DefaultParagraphFont" style:family="text">
      <style:text-properties fo:letter-spacing="-0.0013in"/>
    </style:style>
    <style:style style:name="T922" style:parent-style-name="DefaultParagraphFont" style:family="text">
      <style:text-properties fo:letter-spacing="-0.0152in"/>
    </style:style>
    <style:style style:name="T923" style:parent-style-name="DefaultParagraphFont" style:family="text">
      <style:text-properties fo:letter-spacing="-0.0013in"/>
    </style:style>
    <style:style style:name="T924" style:parent-style-name="DefaultParagraphFont" style:family="text">
      <style:text-properties fo:letter-spacing="-0.0159in"/>
    </style:style>
    <style:style style:name="T925" style:parent-style-name="DefaultParagraphFont" style:family="text">
      <style:text-properties fo:letter-spacing="-0.0013in"/>
    </style:style>
    <style:style style:name="T926" style:parent-style-name="DefaultParagraphFont" style:family="text">
      <style:text-properties fo:letter-spacing="-0.0145in"/>
    </style:style>
    <style:style style:name="T927" style:parent-style-name="DefaultParagraphFont" style:family="text">
      <style:text-properties fo:letter-spacing="-0.0013in"/>
    </style:style>
    <style:style style:name="T928" style:parent-style-name="DefaultParagraphFont" style:family="text">
      <style:text-properties fo:letter-spacing="-0.0138in"/>
    </style:style>
    <style:style style:name="T929" style:parent-style-name="DefaultParagraphFont" style:family="text">
      <style:text-properties fo:letter-spacing="-0.0013in"/>
    </style:style>
    <style:style style:name="T930" style:parent-style-name="DefaultParagraphFont" style:family="text">
      <style:text-properties fo:letter-spacing="-0.0131in"/>
    </style:style>
    <style:style style:name="T931" style:parent-style-name="DefaultParagraphFont" style:family="text">
      <style:text-properties fo:letter-spacing="-0.0013in"/>
    </style:style>
    <style:style style:name="T932" style:parent-style-name="DefaultParagraphFont" style:family="text">
      <style:text-properties fo:letter-spacing="-0.0159in"/>
    </style:style>
    <style:style style:name="T933" style:parent-style-name="DefaultParagraphFont" style:family="text">
      <style:text-properties fo:letter-spacing="-0.0013in"/>
    </style:style>
    <style:style style:name="T934" style:parent-style-name="DefaultParagraphFont" style:family="text">
      <style:text-properties fo:letter-spacing="-0.0131in"/>
    </style:style>
    <style:style style:name="T935" style:parent-style-name="DefaultParagraphFont" style:family="text">
      <style:text-properties fo:letter-spacing="-0.0013in"/>
    </style:style>
    <style:style style:name="T936" style:parent-style-name="DefaultParagraphFont" style:family="text">
      <style:text-properties fo:letter-spacing="-0.0159in"/>
    </style:style>
    <style:style style:name="T937" style:parent-style-name="DefaultParagraphFont" style:family="text">
      <style:text-properties fo:letter-spacing="-0.0013in"/>
    </style:style>
    <style:style style:name="T938" style:parent-style-name="DefaultParagraphFont" style:family="text">
      <style:text-properties fo:letter-spacing="-0.0111in"/>
    </style:style>
    <style:style style:name="T939" style:parent-style-name="DefaultParagraphFont" style:family="text">
      <style:text-properties fo:letter-spacing="-0.0013in"/>
    </style:style>
    <style:style style:name="T940" style:parent-style-name="DefaultParagraphFont" style:family="text">
      <style:text-properties fo:letter-spacing="-0.0083in"/>
    </style:style>
    <style:style style:name="T941" style:parent-style-name="DefaultParagraphFont" style:family="text">
      <style:text-properties fo:letter-spacing="-0.0013in"/>
    </style:style>
    <style:style style:name="T942" style:parent-style-name="DefaultParagraphFont" style:family="text">
      <style:text-properties fo:letter-spacing="-0.0111in"/>
    </style:style>
    <style:style style:name="T943" style:parent-style-name="DefaultParagraphFont" style:family="text">
      <style:text-properties fo:letter-spacing="-0.0013in"/>
    </style:style>
    <style:style style:name="T944" style:parent-style-name="DefaultParagraphFont" style:family="text">
      <style:text-properties fo:letter-spacing="-0.0118in"/>
    </style:style>
    <style:style style:name="T945" style:parent-style-name="DefaultParagraphFont" style:family="text">
      <style:text-properties fo:letter-spacing="-0.0013in"/>
    </style:style>
    <style:style style:name="T946" style:parent-style-name="DefaultParagraphFont" style:family="text">
      <style:text-properties fo:letter-spacing="-0.009in"/>
    </style:style>
    <style:style style:name="T947" style:parent-style-name="DefaultParagraphFont" style:family="text">
      <style:text-properties fo:letter-spacing="-0.0013in"/>
    </style:style>
    <style:style style:name="T948" style:parent-style-name="DefaultParagraphFont" style:family="text">
      <style:text-properties fo:letter-spacing="-0.009in"/>
    </style:style>
    <style:style style:name="T949" style:parent-style-name="DefaultParagraphFont" style:family="text">
      <style:text-properties fo:letter-spacing="-0.0013in"/>
    </style:style>
    <style:style style:name="P950" style:parent-style-name="BodyText" style:family="paragraph">
      <style:paragraph-properties fo:margin-top="0.0756in"/>
    </style:style>
    <style:style style:name="P951" style:parent-style-name="Normal" style:family="paragraph">
      <style:paragraph-properties fo:text-align="center" fo:margin-right="0.3152in"/>
    </style:style>
    <style:style style:name="T952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953" style:parent-style-name="DefaultParagraphFont" style:family="text">
      <style:text-properties fo:font-weight="bold" style:font-weight-asian="bold" fo:letter-spacing="-0.0131in" fo:font-size="12pt" style:font-size-asian="12pt"/>
    </style:style>
    <style:style style:name="T954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955" style:parent-style-name="DefaultParagraphFont" style:family="text">
      <style:text-properties fo:font-weight="bold" style:font-weight-asian="bold" fo:letter-spacing="-0.0125in" fo:font-size="12pt" style:font-size-asian="12pt"/>
    </style:style>
    <style:style style:name="T956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957" style:parent-style-name="DefaultParagraphFont" style:family="text">
      <style:text-properties fo:font-weight="bold" style:font-weight-asian="bold" fo:letter-spacing="-0.0118in" fo:font-size="12pt" style:font-size-asian="12pt"/>
    </style:style>
    <style:style style:name="T958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959" style:parent-style-name="DefaultParagraphFont" style:family="text">
      <style:text-properties fo:font-weight="bold" style:font-weight-asian="bold" fo:letter-spacing="-0.0069in" fo:font-size="12pt" style:font-size-asian="12pt"/>
    </style:style>
  </office:automatic-styles>
  <office:body>
    <office:text text:use-soft-page-breaks="true">
      <text:p text:style-name="P1"><text:bookmark-start text:name="Z~Cars_–_Used_Car_Management_System_(Con"/><text:bookmark-end text:name="Z~Cars_–_Used_Car_Management_System_(Con"/><text:span text:style-name="T2">Z~Cars</text:span><text:span text:style-name="T3"><text:s/></text:span><text:span text:style-name="T4">–</text:span><text:span text:style-name="T5"><text:s/></text:span><text:span text:style-name="T6">Used</text:span><text:span text:style-name="T7"><text:s/></text:span><text:span text:style-name="T8">Car</text:span><text:span text:style-name="T9"><text:s/></text:span><text:span text:style-name="T10">Management</text:span><text:span text:style-name="T11"><text:s/></text:span><text:span text:style-name="T12">System (Console Application)</text:span></text:p>
      <text:list text:style-name="LFO8" text:continue-numbering="true">
        <text:list-item>
          <text:p text:style-name="P13"><text:bookmark-start text:name="1._Project_Title"/><text:bookmark-end text:name="1._Project_Title"/><text:span text:style-name="T14">Project</text:span><text:span text:style-name="T15"><text:s/></text:span><text:span text:style-name="T16">Title</text:span></text:p>
        </text:list-item>
      </text:list>
      <text:p text:style-name="P17"><text:span text:style-name="T18">Z~Cars</text:span><text:span text:style-name="T19"><text:s/></text:span><text:span text:style-name="T20">–</text:span><text:span text:style-name="T21"><text:s/></text:span><text:span text:style-name="T22">Used</text:span><text:span text:style-name="T23"><text:s/></text:span><text:span text:style-name="T24">Car</text:span><text:span text:style-name="T25"><text:s/></text:span><text:span text:style-name="T26">Buy</text:span><text:span text:style-name="T27"><text:s/></text:span><text:span text:style-name="T28">s</text:span><text:span text:style-name="T29"><text:s/></text:span><text:span text:style-name="T30">Sell</text:span><text:span text:style-name="T31"><text:s/></text:span><text:span text:style-name="T32">Management</text:span><text:span text:style-name="T33"><text:s/></text:span><text:span text:style-name="T34">System</text:span></text:p>
      <text:p text:style-name="P35"/>
      <text:list text:style-name="LFO8" text:continue-numbering="true">
        <text:list-item>
          <text:p text:style-name="P36"><text:bookmark-start text:name="2._Introduction"/><text:bookmark-end text:name="2._Introduction"/><text:span text:style-name="T37">Introduction</text:span></text:p>
        </text:list-item>
      </text:list>
      <text:p text:style-name="P38"><text:span text:style-name="T39">Z~Cars</text:span><text:span text:style-name="T40"><text:s/></text:span><text:span text:style-name="T41">is</text:span><text:span text:style-name="T42"><text:s/></text:span><text:span text:style-name="T43">a</text:span><text:span text:style-name="T44"><text:s/></text:span><text:span text:style-name="T45">Python-based</text:span><text:span text:style-name="T46"><text:s/></text:span><text:span text:style-name="T47">console</text:span><text:span text:style-name="T48"><text:s/></text:span><text:span text:style-name="T49">application</text:span><text:span text:style-name="T50"><text:s/></text:span><text:span text:style-name="T51">designed</text:span><text:span text:style-name="T52"><text:s/></text:span><text:span text:style-name="T53">to</text:span><text:span text:style-name="T54"><text:s/></text:span><text:span text:style-name="T55">manage</text:span><text:span text:style-name="T56"><text:s/></text:span><text:span text:style-name="T57">the</text:span><text:span text:style-name="T58"><text:s/></text:span><text:span text:style-name="T59">buying</text:span><text:span text:style-name="T60"><text:s/></text:span><text:span text:style-name="T61">and</text:span><text:span text:style-name="T62"><text:s/></text:span><text:span text:style-name="T63">selling<text:s/></text:span>of<text:span text:style-name="T64"><text:s/></text:span>used<text:span text:style-name="T65"><text:s/></text:span>cars.<text:span text:style-name="T66"><text:s/></text:span>The<text:span text:style-name="T67"><text:s/></text:span>system<text:span text:style-name="T68"><text:s/></text:span>supports<text:span text:style-name="T69"><text:s/></text:span>two<text:span text:style-name="T70"><text:s/></text:span>types<text:span text:style-name="T71"><text:s/></text:span>of<text:span text:style-name="T72"><text:s/></text:span>users:<text:span text:style-name="T73"><text:s/></text:span><text:span text:style-name="T74">Admin</text:span><text:span text:style-name="T75"><text:s/></text:span>and<text:span text:style-name="T76"><text:s/></text:span><text:span text:style-name="T77">Customer</text:span><text:span text:style-name="T78"><text:s/></text:span><text:span text:style-name="T79">(User)</text:span>.<text:span text:style-name="T80"><text:s/></text:span>It allows<text:span text:style-name="T81"><text:s/></text:span>customers<text:span text:style-name="T82"><text:s/></text:span>to<text:span text:style-name="T83"><text:s/></text:span>browse<text:span text:style-name="T84"><text:s/></text:span>cars,<text:span text:style-name="T85"><text:s/></text:span>place<text:span text:style-name="T86"><text:s/></text:span>buy/sell<text:span text:style-name="T87"><text:s/></text:span>enquiries,<text:span text:style-name="T88"><text:s/></text:span>and<text:span text:style-name="T89"><text:s/></text:span>securely<text:span text:style-name="T90"><text:s/></text:span>log<text:span text:style-name="T91"><text:s/></text:span>in.</text:p>
      <text:p text:style-name="P92"><text:span text:style-name="T93">Administrators</text:span><text:span text:style-name="T94"><text:s/></text:span><text:span text:style-name="T95">can</text:span><text:span text:style-name="T96"><text:s/></text:span><text:span text:style-name="T97">manage</text:span><text:span text:style-name="T98"><text:s/></text:span><text:span text:style-name="T99">car</text:span><text:span text:style-name="T100"><text:s/></text:span><text:span text:style-name="T101">listings</text:span><text:span text:style-name="T102"><text:s/></text:span><text:span text:style-name="T103">and</text:span><text:span text:style-name="T104"><text:s/></text:span><text:span text:style-name="T105">customer</text:span><text:span text:style-name="T106"><text:s/></text:span><text:span text:style-name="T107">enquiries</text:span><text:span text:style-name="T108"><text:s/></text:span><text:span text:style-name="T109">using</text:span><text:span text:style-name="T110"><text:s/></text:span><text:span text:style-name="T111">full</text:span><text:span text:style-name="T112"><text:s/></text:span><text:span text:style-name="T113">CRUD</text:span><text:span text:style-name="T114"><text:s/></text:span><text:span text:style-name="T115">(Create,<text:s/></text:span>Read,<text:span text:style-name="T116"><text:s/></text:span>Update,<text:span text:style-name="T117"><text:s/></text:span>Delete)<text:span text:style-name="T118"><text:s/></text:span>operations.</text:p>
      <text:p text:style-name="P119"><text:span text:style-name="T120">This</text:span><text:span text:style-name="T121"><text:s/></text:span><text:span text:style-name="T122">project</text:span><text:span text:style-name="T123"><text:s/></text:span><text:span text:style-name="T124">uses</text:span><text:span text:style-name="T125"><text:s/></text:span><text:span text:style-name="T126">Python</text:span><text:span text:style-name="T127">,</text:span><text:span text:style-name="T128"><text:s/></text:span><text:span text:style-name="T129">MySQL</text:span><text:span text:style-name="T130">,</text:span><text:span text:style-name="T131"><text:s/></text:span><text:span text:style-name="T132">and</text:span><text:span text:style-name="T133"><text:s/></text:span><text:span text:style-name="T134">Werkzeug</text:span><text:span text:style-name="T135"><text:s/></text:span><text:span text:style-name="T136">security</text:span><text:span text:style-name="T137"><text:s/></text:span><text:span text:style-name="T138">for</text:span><text:span text:style-name="T139"><text:s/></text:span><text:span text:style-name="T140">password</text:span><text:span text:style-name="T141"><text:s/></text:span><text:span text:style-name="T142">hashing,</text:span><text:span text:style-name="T143"><text:s/></text:span><text:span text:style-name="T144">ensuring secure</text:span><text:span text:style-name="T145"><text:s/></text:span><text:span text:style-name="T146">authentication</text:span><text:span text:style-name="T147"><text:s/></text:span><text:span text:style-name="T148">and</text:span><text:span text:style-name="T149"><text:s/></text:span><text:span text:style-name="T150">efficient</text:span><text:span text:style-name="T151"><text:s/></text:span><text:span text:style-name="T152">data</text:span><text:span text:style-name="T153"><text:s/></text:span><text:span text:style-name="T154">handling.</text:span></text:p>
      <text:p text:style-name="P155"/>
      <text:list text:style-name="LFO8" text:continue-numbering="true">
        <text:list-item>
          <text:p text:style-name="P156"><text:bookmark-start text:name="3._Objectives_of_the_Project"/><text:bookmark-end text:name="3._Objectives_of_the_Project"/><text:span text:style-name="T157">Objectives</text:span><text:span text:style-name="T158"><text:s/></text:span><text:span text:style-name="T159">of</text:span><text:span text:style-name="T160"><text:s/></text:span><text:span text:style-name="T161">the</text:span><text:span text:style-name="T162"><text:s/></text:span><text:span text:style-name="T163">Project</text:span></text:p>
        </text:list-item>
      </text:list>
      <text:list text:style-name="LFO6" text:continue-numbering="true">
        <text:list-item>
          <text:p text:style-name="P164"><text:span text:style-name="T165">To</text:span><text:span text:style-name="T166"><text:s/></text:span><text:span text:style-name="T167">provide</text:span><text:span text:style-name="T168"><text:s/></text:span><text:span text:style-name="T169">a</text:span><text:span text:style-name="T170"><text:s/></text:span><text:span text:style-name="T171">simple</text:span><text:span text:style-name="T172"><text:s/></text:span><text:span text:style-name="T173">platform</text:span><text:span text:style-name="T174"><text:s/></text:span><text:span text:style-name="T175">for</text:span><text:span text:style-name="T176"><text:s/></text:span><text:span text:style-name="T177">buying</text:span><text:span text:style-name="T178"><text:s/></text:span><text:span text:style-name="T179">and</text:span><text:span text:style-name="T180"><text:s/></text:span><text:span text:style-name="T181">selling</text:span><text:span text:style-name="T182"><text:s/></text:span><text:span text:style-name="T183">used</text:span><text:span text:style-name="T184"><text:s/></text:span><text:span text:style-name="T185">cars</text:span></text:p>
        </text:list-item>
        <text:list-item>
          <text:p text:style-name="P186"><text:span text:style-name="T187">To</text:span><text:span text:style-name="T188"><text:s/></text:span><text:span text:style-name="T189">implement</text:span><text:span text:style-name="T190"><text:s/></text:span><text:span text:style-name="T191">secure</text:span><text:span text:style-name="T192"><text:s/></text:span><text:span text:style-name="T193">user</text:span><text:span text:style-name="T194"><text:s/></text:span><text:span text:style-name="T195">and</text:span><text:span text:style-name="T196"><text:s/></text:span><text:span text:style-name="T197">admin</text:span><text:span text:style-name="T198"><text:s/></text:span><text:span text:style-name="T199">authentication</text:span></text:p>
        </text:list-item>
        <text:list-item>
          <text:p text:style-name="P200"><text:span text:style-name="T201">To</text:span><text:span text:style-name="T202"><text:s/></text:span><text:span text:style-name="T203">manage</text:span><text:span text:style-name="T204"><text:s/></text:span><text:span text:style-name="T205">car</text:span><text:span text:style-name="T206"><text:s/></text:span><text:span text:style-name="T207">inventory</text:span><text:span text:style-name="T208"><text:s/></text:span><text:span text:style-name="T209">using</text:span><text:span text:style-name="T210"><text:s/></text:span><text:span text:style-name="T211">CRUD</text:span><text:span text:style-name="T212"><text:s/></text:span><text:span text:style-name="T213">operations</text:span></text:p>
        </text:list-item>
        <text:list-item>
          <text:p text:style-name="P214"><text:span text:style-name="T215">To</text:span><text:span text:style-name="T216"><text:s/></text:span><text:span text:style-name="T217">store</text:span><text:span text:style-name="T218"><text:s/></text:span><text:span text:style-name="T219">and</text:span><text:span text:style-name="T220"><text:s/></text:span><text:span text:style-name="T221">manage</text:span><text:span text:style-name="T222"><text:s/></text:span><text:span text:style-name="T223">customer</text:span><text:span text:style-name="T224"><text:s/></text:span><text:span text:style-name="T225">enquiries</text:span><text:span text:style-name="T226"><text:s/></text:span><text:span text:style-name="T227">efficiently</text:span></text:p>
        </text:list-item>
        <text:list-item>
          <text:p text:style-name="P228"><text:span text:style-name="T229">To</text:span><text:span text:style-name="T230"><text:s/></text:span><text:span text:style-name="T231">understand</text:span><text:span text:style-name="T232"><text:s/></text:span><text:span text:style-name="T233">Python–MySQL</text:span><text:span text:style-name="T234"><text:s/></text:span><text:span text:style-name="T235">integration</text:span></text:p>
        </text:list-item>
      </text:list>
      <text:p text:style-name="P236"/>
      <text:list text:style-name="LFO8" text:continue-numbering="true">
        <text:list-item>
          <text:p text:style-name="P237"><text:bookmark-start text:name="4._Technologies_Used"/><text:bookmark-end text:name="4._Technologies_Used"/><text:span text:style-name="T238">Technologies</text:span><text:span text:style-name="T239"><text:s/></text:span><text:span text:style-name="T240">Used</text:span></text:p>
        </text:list-item>
      </text:list>
      <text:list text:style-name="LFO7" text:continue-numbering="true">
        <text:list-item>
          <text:p text:style-name="P241"><text:span text:style-name="T242">Programming</text:span><text:span text:style-name="T243"><text:s/></text:span><text:span text:style-name="T244">Language:</text:span><text:span text:style-name="T245"><text:s/></text:span><text:span text:style-name="T246">Python</text:span></text:p>
        </text:list-item>
        <text:list-item>
          <text:p text:style-name="P247"><text:span text:style-name="T248">Database:</text:span><text:span text:style-name="T249"><text:s/></text:span><text:span text:style-name="T250">MySQL</text:span></text:p>
        </text:list-item>
        <text:list-item>
          <text:p text:style-name="P251"><text:span text:style-name="T252">Security</text:span><text:span text:style-name="T253"><text:s/></text:span><text:span text:style-name="T254">Library:</text:span><text:span text:style-name="T255"><text:s/></text:span><text:span text:style-name="T256">Werkzeug</text:span><text:span text:style-name="T257"><text:s/></text:span><text:span text:style-name="T258">(Password</text:span><text:span text:style-name="T259"><text:s/></text:span><text:span text:style-name="T260">Hashing)</text:span></text:p>
        </text:list-item>
        <text:list-item>
          <text:p text:style-name="P261"><text:span text:style-name="T262">Connector:</text:span><text:span text:style-name="T263"><text:s/></text:span><text:span text:style-name="T264">mysql-connector-python</text:span></text:p>
        </text:list-item>
        <text:list-item>
          <text:p text:style-name="P265"><text:span text:style-name="T266">Platform:</text:span><text:span text:style-name="T267"><text:s/></text:span><text:span text:style-name="T268">Console</text:span><text:span text:style-name="T269"><text:s/></text:span><text:span text:style-name="T270">/</text:span><text:span text:style-name="T271"><text:s/></text:span><text:span text:style-name="T272">Terminal</text:span></text:p>
        </text:list-item>
      </text:list>
      <text:list text:style-name="LFO8" text:continue-numbering="true">
        <text:list-item>
          <text:p text:style-name="P273"><text:bookmark-start text:name="5._System_Modules"/><text:bookmark-end text:name="5._System_Modules"/><text:span text:style-name="T274">System</text:span><text:span text:style-name="T275"><text:s/></text:span><text:span text:style-name="T276">Modules</text:span></text:p>
        </text:list-item>
      </text:list>
      <text:p text:style-name="P277"><text:span text:style-name="T278">The</text:span><text:span text:style-name="T279"><text:s/></text:span><text:span text:style-name="T280">Z~Cars</text:span><text:span text:style-name="T281"><text:s/></text:span><text:span text:style-name="T282">application</text:span><text:span text:style-name="T283"><text:s/></text:span><text:span text:style-name="T284">is</text:span><text:span text:style-name="T285"><text:s/></text:span><text:span text:style-name="T286">divided</text:span><text:span text:style-name="T287"><text:s/></text:span><text:span text:style-name="T288">into</text:span><text:span text:style-name="T289"><text:s/></text:span><text:span text:style-name="T290">the</text:span><text:span text:style-name="T291"><text:s/></text:span><text:span text:style-name="T292">following</text:span><text:span text:style-name="T293"><text:s/></text:span><text:span text:style-name="T294">main</text:span><text:span text:style-name="T295"><text:s/></text:span><text:span text:style-name="T296">modules:</text:span></text:p>
      <text:p text:style-name="P297"/>
      <text:list text:style-name="LFO8" text:continue-numbering="true">
        <text:list-item>
          <text:list>
            <text:list-item>
              <text:p text:style-name="P298"><text:bookmark-start text:name="5.1_Database_Connection_Module"/><text:bookmark-end text:name="5.1_Database_Connection_Module"/><text:span text:style-name="T299">Database</text:span><text:span text:style-name="T300"><text:s/></text:span><text:span text:style-name="T301">Connection</text:span><text:span text:style-name="T302"><text:s/></text:span><text:span text:style-name="T303">Module</text:span></text:p>
            </text:list-item>
          </text:list>
        </text:list-item>
      </text:list>
      <text:p text:style-name="P304"/>
      <text:list text:style-name="LFO8" text:continue-numbering="true">
        <text:list-item>
          <text:list>
            <text:list-item>
              <text:list>
                <text:list-item>
                  <text:p text:style-name="P305"><text:span text:style-name="T306">Establishes</text:span><text:span text:style-name="T307"><text:s/></text:span><text:span text:style-name="T308">a</text:span><text:span text:style-name="T309"><text:s/></text:span><text:span text:style-name="T310">connection</text:span><text:span text:style-name="T311"><text:s/></text:span><text:span text:style-name="T312">with</text:span><text:span text:style-name="T313"><text:s/></text:span><text:span text:style-name="T314">the</text:span><text:span text:style-name="T315"><text:s/></text:span><text:span text:style-name="T316">MySQL</text:span><text:span text:style-name="T317"><text:s/></text:span><text:span text:style-name="T318">database</text:span><text:span text:style-name="T319"><text:s/></text:span><text:span text:style-name="T320">zcars</text:span></text:p>
                </text:list-item>
                <text:list-item>
                  <text:p text:style-name="P321"><text:span text:style-name="T322">Used</text:span><text:span text:style-name="T323"><text:s/></text:span><text:span text:style-name="T324">by</text:span><text:span text:style-name="T325"><text:s/></text:span><text:span text:style-name="T326">all</text:span><text:span text:style-name="T327"><text:s/></text:span><text:span text:style-name="T328">other</text:span><text:span text:style-name="T329"><text:s/></text:span><text:span text:style-name="T330">modules</text:span><text:span text:style-name="T331"><text:s/></text:span><text:span text:style-name="T332">for</text:span><text:span text:style-name="T333"><text:s/></text:span><text:span text:style-name="T334">database</text:span><text:span text:style-name="T335"><text:s/></text:span><text:span text:style-name="T336">operations</text:span></text:p>
                </text:list-item>
              </text:list>
            </text:list-item>
          </text:list>
        </text:list-item>
      </text:list>
      <text:p text:style-name="P337"/>
      <text:list text:style-name="LFO8" text:continue-numbering="true">
        <text:list-item>
          <text:list>
            <text:list-item>
              <text:p text:style-name="P338"><text:bookmark-start text:name="5.2_User_Management_Module"/><text:bookmark-end text:name="5.2_User_Management_Module"/><text:span text:style-name="T339">User</text:span><text:span text:style-name="T340"><text:s/></text:span><text:span text:style-name="T341">Management</text:span><text:span text:style-name="T342"><text:s/></text:span><text:span text:style-name="T343">Module</text:span></text:p>
            </text:list-item>
          </text:list>
        </text:list-item>
      </text:list>
      <text:p text:style-name="P344"/>
      <text:list text:style-name="LFO8" text:continue-numbering="true">
        <text:list-item>
          <text:list>
            <text:list-item>
              <text:list>
                <text:list-item>
                  <text:p text:style-name="P345"><text:span text:style-name="T346">Handles</text:span><text:span text:style-name="T347"><text:s/></text:span><text:span text:style-name="T348">user</text:span><text:span text:style-name="T349"><text:s/></text:span><text:span text:style-name="T350">login</text:span><text:span text:style-name="T351"><text:s/></text:span><text:span text:style-name="T352">and</text:span><text:span text:style-name="T353"><text:s/></text:span><text:span text:style-name="T354">registration</text:span></text:p>
                </text:list-item>
                <text:list-item>
                  <text:p text:style-name="P355"><text:span text:style-name="T356">Encrypts</text:span><text:span text:style-name="T357"><text:s/></text:span><text:span text:style-name="T358">passwords</text:span><text:span text:style-name="T359"><text:s/></text:span><text:span text:style-name="T360">using</text:span><text:span text:style-name="T361"><text:s/></text:span><text:span text:style-name="T362">hashing</text:span></text:p>
                </text:list-item>
                <text:list-item>
                  <text:p text:style-name="P363"><text:span text:style-name="T364">Limits</text:span><text:span text:style-name="T365"><text:s/></text:span><text:span text:style-name="T366">login</text:span><text:span text:style-name="T367"><text:s/></text:span><text:span text:style-name="T368">attempts</text:span><text:span text:style-name="T369"><text:s/></text:span><text:span text:style-name="T370">to</text:span><text:span text:style-name="T371"><text:s/></text:span><text:span text:style-name="T372">enhance</text:span><text:span text:style-name="T373"><text:s/></text:span><text:span text:style-name="T374">security</text:span></text:p>
                </text:list-item>
              </text:list>
            </text:list-item>
          </text:list>
        </text:list-item>
      </text:list>
      <text:p text:style-name="P375"/>
      <text:list text:style-name="LFO8" text:continue-numbering="true">
        <text:list-item>
          <text:list>
            <text:list-item>
              <text:p text:style-name="P376"><text:bookmark-start text:name="5.3_Admin_Management_Module"/><text:bookmark-end text:name="5.3_Admin_Management_Module"/><text:span text:style-name="T377">Admin</text:span><text:span text:style-name="T378"><text:s/></text:span><text:span text:style-name="T379">Management</text:span><text:span text:style-name="T380"><text:s/></text:span><text:span text:style-name="T381">Module</text:span></text:p>
            </text:list-item>
          </text:list>
        </text:list-item>
      </text:list>
      <text:p text:style-name="P382"/>
      <text:list text:style-name="LFO8" text:continue-numbering="true">
        <text:list-item>
          <text:list>
            <text:list-item>
              <text:list>
                <text:list-item>
                  <text:p text:style-name="P383"><text:span text:style-name="T384">Provides</text:span><text:span text:style-name="T385"><text:s/></text:span><text:span text:style-name="T386">secure</text:span><text:span text:style-name="T387"><text:s/></text:span><text:span text:style-name="T388">admin</text:span><text:span text:style-name="T389"><text:s/></text:span><text:span text:style-name="T390">login</text:span></text:p>
                </text:list-item>
                <text:list-item>
                  <text:p text:style-name="P391"><text:span text:style-name="T392">Validates</text:span><text:span text:style-name="T393"><text:s/></text:span><text:span text:style-name="T394">admin</text:span><text:span text:style-name="T395"><text:s/></text:span><text:span text:style-name="T396">credentials</text:span><text:span text:style-name="T397"><text:s/></text:span><text:span text:style-name="T398">from</text:span><text:span text:style-name="T399"><text:s/></text:span><text:span text:style-name="T400">the</text:span><text:span text:style-name="T401"><text:s/></text:span><text:span text:style-name="T402">database</text:span></text:p>
                </text:list-item>
              </text:list>
            </text:list-item>
          </text:list>
        </text:list-item>
      </text:list>
      <text:p text:style-name="P403"/>
      <text:list text:style-name="LFO8" text:continue-numbering="true">
        <text:list-item>
          <text:list>
            <text:list-item>
              <text:p text:style-name="P404"><text:bookmark-start text:name="5.4_Car_Management_Module"/><text:bookmark-end text:name="5.4_Car_Management_Module"/><text:span text:style-name="T405">Car</text:span><text:span text:style-name="T406"><text:s/></text:span><text:span text:style-name="T407">Management</text:span><text:span text:style-name="T408"><text:s/></text:span><text:span text:style-name="T409">Module</text:span></text:p>
            </text:list-item>
          </text:list>
        </text:list-item>
      </text:list>
      <text:p text:style-name="P410"/>
      <text:list text:style-name="LFO8" text:continue-numbering="true">
        <text:list-item>
          <text:list>
            <text:list-item>
              <text:list>
                <text:list-item>
                  <text:p text:style-name="P411"><text:span text:style-name="T412">Displays</text:span><text:span text:style-name="T413"><text:s/></text:span><text:span text:style-name="T414">available</text:span><text:span text:style-name="T415"><text:s/></text:span><text:span text:style-name="T416">cars</text:span><text:span text:style-name="T417"><text:s/></text:span><text:span text:style-name="T418">based</text:span><text:span text:style-name="T419"><text:s/></text:span><text:span text:style-name="T420">on</text:span><text:span text:style-name="T421"><text:s/></text:span><text:span text:style-name="T422">category</text:span></text:p>
                </text:list-item>
                <text:list-item>
                  <text:p text:style-name="P423"><text:span text:style-name="T424">Allows</text:span><text:span text:style-name="T425"><text:s/></text:span><text:span text:style-name="T426">users</text:span><text:span text:style-name="T427"><text:s/></text:span><text:span text:style-name="T428">to</text:span><text:span text:style-name="T429"><text:s/></text:span><text:span text:style-name="T430">select</text:span><text:span text:style-name="T431"><text:s/></text:span><text:span text:style-name="T432">cars</text:span><text:span text:style-name="T433"><text:s/></text:span><text:span text:style-name="T434">and</text:span><text:span text:style-name="T435"><text:s/></text:span><text:span text:style-name="T436">raise</text:span><text:span text:style-name="T437"><text:s/></text:span><text:span text:style-name="T438">buy</text:span><text:span text:style-name="T439"><text:s/></text:span><text:span text:style-name="T440">enquiries</text:span></text:p>
                </text:list-item>
              </text:list>
            </text:list-item>
          </text:list>
        </text:list-item>
      </text:list>
      <text:p text:style-name="P441"/>
      <text:list text:style-name="LFO8" text:continue-numbering="true">
        <text:list-item>
          <text:list>
            <text:list-item>
              <text:p text:style-name="P442"><text:bookmark-start text:name="5.5_Admin_CRUD_Module"/><text:bookmark-end text:name="5.5_Admin_CRUD_Module"/><text:span text:style-name="T443">Admin</text:span><text:span text:style-name="T444"><text:s/></text:span><text:span text:style-name="T445">CRUD</text:span><text:span text:style-name="T446"><text:s/></text:span><text:span text:style-name="T447">Module</text:span></text:p>
            </text:list-item>
          </text:list>
        </text:list-item>
      </text:list>
      <text:p text:style-name="P448"/>
      <text:list text:style-name="LFO8" text:continue-numbering="true">
        <text:list-item>
          <text:list>
            <text:list-item>
              <text:list>
                <text:list-item>
                  <text:p text:style-name="P449"><text:span text:style-name="T450">Add</text:span><text:span text:style-name="T451"><text:s/></text:span><text:span text:style-name="T452">new</text:span><text:span text:style-name="T453"><text:s/></text:span><text:span text:style-name="T454">cars</text:span><text:span text:style-name="T455"><text:s/></text:span><text:span text:style-name="T456">to</text:span><text:span text:style-name="T457"><text:s/></text:span><text:span text:style-name="T458">the</text:span><text:span text:style-name="T459"><text:s/></text:span><text:span text:style-name="T460">system</text:span></text:p>
                </text:list-item>
                <text:list-item>
                  <text:p text:style-name="P461"><text:span text:style-name="T462">View</text:span><text:span text:style-name="T463"><text:s/></text:span><text:span text:style-name="T464">all</text:span><text:span text:style-name="T465"><text:s/></text:span><text:span text:style-name="T466">cars</text:span></text:p>
                </text:list-item>
                <text:list-item>
                  <text:p text:style-name="P467"><text:span text:style-name="T468">Update</text:span><text:span text:style-name="T469"><text:s/></text:span><text:span text:style-name="T470">car</text:span><text:span text:style-name="T471"><text:s/></text:span><text:span text:style-name="T472">price</text:span></text:p>
                </text:list-item>
                <text:list-item>
                  <text:p text:style-name="P473"><text:span text:style-name="T474">Delete</text:span><text:span text:style-name="T475"><text:s/></text:span><text:span text:style-name="T476">cars</text:span></text:p>
                </text:list-item>
                <text:list-item>
                  <text:p text:style-name="P477"><text:span text:style-name="T478">View</text:span><text:span text:style-name="T479"><text:s/></text:span><text:span text:style-name="T480">and</text:span><text:span text:style-name="T481"><text:s/></text:span><text:span text:style-name="T482">delete</text:span><text:span text:style-name="T483"><text:s/></text:span><text:span text:style-name="T484">customer</text:span><text:span text:style-name="T485"><text:s/></text:span><text:span text:style-name="T486">enquiries</text:span></text:p>
                </text:list-item>
              </text:list>
            </text:list-item>
          </text:list>
        </text:list-item>
      </text:list>
      <text:p text:style-name="P487"/>
      <text:list text:style-name="LFO8" text:continue-numbering="true">
        <text:list-item>
          <text:list>
            <text:list-item>
              <text:p text:style-name="P488"><text:bookmark-start text:name="5.6_Application_Controller_Module"/><text:bookmark-end text:name="5.6_Application_Controller_Module"/><text:span text:style-name="T489">Application</text:span><text:span text:style-name="T490"><text:s/></text:span><text:span text:style-name="T491">Controller</text:span><text:span text:style-name="T492"><text:s/></text:span><text:span text:style-name="T493">Module</text:span></text:p>
            </text:list-item>
          </text:list>
        </text:list-item>
      </text:list>
      <text:p text:style-name="P494"/>
      <text:list text:style-name="LFO8" text:continue-numbering="true">
        <text:list-item>
          <text:list>
            <text:list-item>
              <text:list>
                <text:list-item>
                  <text:p text:style-name="P495"><text:span text:style-name="T496">Acts</text:span><text:span text:style-name="T497"><text:s/></text:span><text:span text:style-name="T498">as</text:span><text:span text:style-name="T499"><text:s/></text:span><text:span text:style-name="T500">the</text:span><text:span text:style-name="T501"><text:s/></text:span><text:span text:style-name="T502">main</text:span><text:span text:style-name="T503"><text:s/></text:span><text:span text:style-name="T504">controller</text:span><text:span text:style-name="T505"><text:s/></text:span><text:span text:style-name="T506">of</text:span><text:span text:style-name="T507"><text:s/></text:span><text:span text:style-name="T508">the</text:span><text:span text:style-name="T509"><text:s/></text:span><text:span text:style-name="T510">application</text:span></text:p>
                </text:list-item>
                <text:list-item>
                  <text:p text:style-name="P511"><text:span text:style-name="T512">Manages</text:span><text:span text:style-name="T513"><text:s/></text:span><text:span text:style-name="T514">user</text:span><text:span text:style-name="T515"><text:s/></text:span><text:span text:style-name="T516">flow</text:span><text:span text:style-name="T517"><text:s/></text:span><text:span text:style-name="T518">between</text:span><text:span text:style-name="T519"><text:s/></text:span><text:span text:style-name="T520">Admin</text:span><text:span text:style-name="T521"><text:s/></text:span><text:span text:style-name="T522">and</text:span><text:span text:style-name="T523"><text:s/></text:span><text:span text:style-name="T524">User</text:span><text:span text:style-name="T525"><text:s/></text:span><text:span text:style-name="T526">panels</text:span>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p text:style-name="P527"><text:bookmark-start text:name="6._Database_Design"/><text:bookmark-end text:name="6._Database_Design"/><text:span text:style-name="T528">Database</text:span><text:span text:style-name="T529"><text:s/></text:span><text:span text:style-name="T530">Design</text:span></text:p>
        </text:list-item>
      </text:list>
      <text:list text:style-name="LFO8" text:continue-numbering="true">
        <text:list-item>
          <text:list>
            <text:list-item>
              <text:p text:style-name="P531"><text:bookmark-start text:name="6.1_Users_Table"/><text:bookmark-end text:name="6.1_Users_Table"/><text:span text:style-name="T532">Users</text:span><text:span text:style-name="T533"><text:s/></text:span><text:span text:style-name="T534">Table</text:span></text:p>
            </text:list-item>
          </text:list>
        </text:list-item>
      </text:list>
      <text:p text:style-name="P535"/>
      <text:p text:style-name="BodyText"><text:span text:style-name="T536">Stores</text:span><text:span text:style-name="T537"><text:s/></text:span><text:span text:style-name="T538">registered</text:span><text:span text:style-name="T539"><text:s/></text:span><text:span text:style-name="T540">user</text:span><text:span text:style-name="T541"><text:s/></text:span><text:span text:style-name="T542">login</text:span><text:span text:style-name="T543"><text:s/></text:span><text:span text:style-name="T544">details.</text:span></text:p>
      <text:p text:style-name="P545"/>
      <text:list text:style-name="LFO8" text:continue-numbering="true">
        <text:list-item>
          <text:list>
            <text:list-item>
              <text:list>
                <text:list-item>
                  <text:p text:style-name="P546"><text:span text:style-name="T547">id</text:span><text:span text:style-name="T548"><text:s/></text:span><text:span text:style-name="T549">(Primary</text:span><text:span text:style-name="T550"><text:s/></text:span><text:span text:style-name="T551">Key)</text:span></text:p>
                </text:list-item>
                <text:list-item>
                  <text:p text:style-name="P552"><text:span text:style-name="T553">username</text:span></text:p>
                </text:list-item>
                <text:list-item>
                  <text:p text:style-name="P554"><text:span text:style-name="T555">password_hash</text:span></text:p>
                </text:list-item>
              </text:list>
            </text:list-item>
          </text:list>
        </text:list-item>
      </text:list>
      <text:p text:style-name="P556"/>
      <text:list text:style-name="LFO8" text:continue-numbering="true">
        <text:list-item>
          <text:list>
            <text:list-item>
              <text:p text:style-name="P557"><text:bookmark-start text:name="6.2_Admin_Table"/><text:bookmark-end text:name="6.2_Admin_Table"/><text:span text:style-name="T558">Admin</text:span><text:span text:style-name="T559"><text:s/></text:span><text:span text:style-name="T560">Table</text:span></text:p>
            </text:list-item>
          </text:list>
        </text:list-item>
      </text:list>
      <text:p text:style-name="P561"/>
      <text:p text:style-name="BodyText"><text:span text:style-name="T562">Stores</text:span><text:span text:style-name="T563"><text:s/></text:span><text:span text:style-name="T564">admin</text:span><text:span text:style-name="T565"><text:s/></text:span><text:span text:style-name="T566">credentials.</text:span></text:p>
      <text:p text:style-name="P567"/>
      <text:list text:style-name="LFO8" text:continue-numbering="true">
        <text:list-item>
          <text:list>
            <text:list-item>
              <text:list>
                <text:list-item>
                  <text:p text:style-name="P568"><text:span text:style-name="T569">id</text:span><text:span text:style-name="T570"><text:s/></text:span><text:span text:style-name="T571">(Primary</text:span><text:span text:style-name="T572"><text:s/></text:span><text:span text:style-name="T573">Key)</text:span></text:p>
                </text:list-item>
                <text:list-item>
                  <text:p text:style-name="P574"><text:span text:style-name="T575">username</text:span></text:p>
                </text:list-item>
                <text:list-item>
                  <text:p text:style-name="P576"><text:span text:style-name="T577">password_hash</text:span></text:p>
                </text:list-item>
              </text:list>
            </text:list-item>
          </text:list>
        </text:list-item>
      </text:list>
      <text:p text:style-name="P578"/>
      <text:list text:style-name="LFO8" text:continue-numbering="true">
        <text:list-item>
          <text:list>
            <text:list-item>
              <text:p text:style-name="P579"><text:bookmark-start text:name="6.3_Cars_Table"/><text:bookmark-end text:name="6.3_Cars_Table"/><text:span text:style-name="T580">Cars</text:span><text:span text:style-name="T581"><text:s/></text:span><text:span text:style-name="T582">Table</text:span></text:p>
            </text:list-item>
          </text:list>
        </text:list-item>
      </text:list>
      <text:p text:style-name="P583"/>
      <text:p text:style-name="BodyText"><text:span text:style-name="T584">Stores</text:span><text:span text:style-name="T585"><text:s/></text:span><text:span text:style-name="T586">car</text:span><text:span text:style-name="T587"><text:s/></text:span><text:span text:style-name="T588">details</text:span><text:span text:style-name="T589"><text:s/></text:span><text:span text:style-name="T590">available</text:span><text:span text:style-name="T591"><text:s/></text:span><text:span text:style-name="T592">for</text:span><text:span text:style-name="T593"><text:s/></text:span><text:span text:style-name="T594">sale.</text:span></text:p>
      <text:p text:style-name="P595"/>
      <text:list text:style-name="LFO8" text:continue-numbering="true">
        <text:list-item>
          <text:list>
            <text:list-item>
              <text:list>
                <text:list-item>
                  <text:p text:style-name="P596"><text:span text:style-name="T597">id</text:span><text:span text:style-name="T598"><text:s/></text:span><text:span text:style-name="T599">(Primary</text:span><text:span text:style-name="T600"><text:s/></text:span><text:span text:style-name="T601">Key)</text:span></text:p>
                </text:list-item>
                <text:list-item>
                  <text:p text:style-name="P602"><text:span text:style-name="T603">name</text:span></text:p>
                </text:list-item>
                <text:list-item>
                  <text:p text:style-name="P604"><text:span text:style-name="T605">car_type</text:span></text:p>
                </text:list-item>
                <text:list-item>
                  <text:p text:style-name="P606"><text:span text:style-name="T607">year</text:span></text:p>
                </text:list-item>
                <text:list-item>
                  <text:p text:style-name="P608"><text:span text:style-name="T609">km</text:span></text:p>
                </text:list-item>
                <text:list-item>
                  <text:p text:style-name="P610"><text:span text:style-name="T611">price</text:span></text:p>
                </text:list-item>
              </text:list>
            </text:list-item>
          </text:list>
        </text:list-item>
      </text:list>
      <text:p text:style-name="P612"/>
      <text:list text:style-name="LFO8" text:continue-numbering="true">
        <text:list-item>
          <text:list>
            <text:list-item>
              <text:p text:style-name="P613"><text:bookmark-start text:name="6.4_Enquiries_Table"/><text:bookmark-end text:name="6.4_Enquiries_Table"/><text:span text:style-name="T614">Enquiries</text:span><text:span text:style-name="T615"><text:s/></text:span><text:span text:style-name="T616">Table</text:span></text:p>
            </text:list-item>
          </text:list>
        </text:list-item>
      </text:list>
      <text:p text:style-name="P617"/>
      <text:p text:style-name="BodyText"><text:span text:style-name="T618">Stores</text:span><text:span text:style-name="T619"><text:s/></text:span><text:span text:style-name="T620">buy/sell</text:span><text:span text:style-name="T621"><text:s/></text:span><text:span text:style-name="T622">enquiries</text:span><text:span text:style-name="T623"><text:s/></text:span><text:span text:style-name="T624">from</text:span><text:span text:style-name="T625"><text:s/></text:span><text:span text:style-name="T626">users.</text:span></text:p>
      <text:p text:style-name="P627"/>
      <text:list text:style-name="LFO8" text:continue-numbering="true">
        <text:list-item>
          <text:list>
            <text:list-item>
              <text:list>
                <text:list-item>
                  <text:p text:style-name="P628"><text:span text:style-name="T629">id</text:span><text:span text:style-name="T630"><text:s/></text:span><text:span text:style-name="T631">(Primary</text:span><text:span text:style-name="T632"><text:s/></text:span><text:span text:style-name="T633">Key)</text:span></text:p>
                </text:list-item>
                <text:list-item>
                  <text:p text:style-name="P634"><text:span text:style-name="T635">customer_name</text:span></text:p>
                </text:list-item>
                <text:list-item>
                  <text:p text:style-name="P636"><text:span text:style-name="T637">phone</text:span></text:p>
                </text:list-item>
                <text:list-item>
                  <text:p text:style-name="P638"><text:span text:style-name="T639">car_name</text:span></text:p>
                </text:list-item>
                <text:list-item>
                  <text:p text:style-name="P640"><text:span text:style-name="T641">enquiry_type</text:span><text:span text:style-name="T642"><text:s/></text:span><text:span text:style-name="T643">(buy</text:span><text:span text:style-name="T644"><text:s/></text:span><text:span text:style-name="T645">/</text:span><text:span text:style-name="T646"><text:s/></text:span><text:span text:style-name="T647">sell)</text:span>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p text:style-name="P648"><text:bookmark-start text:name="7._Security_Implementation"/><text:bookmark-end text:name="7._Security_Implementation"/><text:span text:style-name="T649">Security</text:span><text:span text:style-name="T650"><text:s/></text:span><text:span text:style-name="T651">Implementation</text:span></text:p>
        </text:list-item>
      </text:list>
      <text:list text:style-name="LFO5" text:continue-numbering="true">
        <text:list-item>
          <text:p text:style-name="P652"><text:span text:style-name="T653">Passwords</text:span><text:span text:style-name="T654"><text:s/></text:span><text:span text:style-name="T655">are</text:span><text:span text:style-name="T656"><text:s/></text:span><text:span text:style-name="T657">never</text:span><text:span text:style-name="T658"><text:s/></text:span><text:span text:style-name="T659">stored</text:span><text:span text:style-name="T660"><text:s/></text:span><text:span text:style-name="T661">in</text:span><text:span text:style-name="T662"><text:s/></text:span><text:span text:style-name="T663">plain</text:span><text:span text:style-name="T664"><text:s/></text:span><text:span text:style-name="T665">text</text:span></text:p>
        </text:list-item>
        <text:list-item>
          <text:p text:style-name="P666"><text:span text:style-name="T667">generate_password_hash()</text:span><text:span text:style-name="T668"><text:s/></text:span><text:span text:style-name="T669">is</text:span><text:span text:style-name="T670"><text:s/></text:span><text:span text:style-name="T671">used</text:span><text:span text:style-name="T672"><text:s/></text:span><text:span text:style-name="T673">to</text:span><text:span text:style-name="T674"><text:s/></text:span><text:span text:style-name="T675">hash</text:span><text:span text:style-name="T676"><text:s/></text:span><text:span text:style-name="T677">passwords</text:span></text:p>
        </text:list-item>
        <text:list-item>
          <text:p text:style-name="P678"><text:span text:style-name="T679">check_password_hash()</text:span><text:span text:style-name="T680"><text:s/></text:span><text:span text:style-name="T681">verifies</text:span><text:span text:style-name="T682"><text:s/></text:span><text:span text:style-name="T683">passwords</text:span><text:span text:style-name="T684"><text:s/></text:span><text:span text:style-name="T685">during</text:span><text:span text:style-name="T686"><text:s/></text:span><text:span text:style-name="T687">login</text:span></text:p>
        </text:list-item>
        <text:list-item>
          <text:p text:style-name="P688"><text:span text:style-name="T689">Login</text:span><text:span text:style-name="T690"><text:s/></text:span><text:span text:style-name="T691">attempts</text:span><text:span text:style-name="T692"><text:s/></text:span><text:span text:style-name="T693">are</text:span><text:span text:style-name="T694"><text:s/></text:span><text:span text:style-name="T695">limited</text:span><text:span text:style-name="T696"><text:s/></text:span><text:span text:style-name="T697">to</text:span><text:span text:style-name="T698"><text:s/></text:span><text:span text:style-name="T699">prevent</text:span><text:span text:style-name="T700"><text:s/></text:span><text:span text:style-name="T701">brute-force</text:span><text:span text:style-name="T702"><text:s/></text:span><text:span text:style-name="T703">attacks</text:span></text:p>
        </text:list-item>
      </text:list>
      <text:p text:style-name="P704"/>
      <text:list text:style-name="LFO8" text:continue-numbering="true">
        <text:list-item>
          <text:p text:style-name="P705"><text:bookmark-start text:name="8._Application_Workflow"/><text:bookmark-end text:name="8._Application_Workflow"/><text:span text:style-name="T706">Application</text:span><text:span text:style-name="T707"><text:s/></text:span><text:span text:style-name="T708">Workflow</text:span></text:p>
        </text:list-item>
      </text:list>
      <text:h text:style-name="P709" text:outline-level="2"><text:bookmark-start text:name="Admin_Flow:"/><text:bookmark-end text:name="Admin_Flow:"/><text:span text:style-name="T710">Admin</text:span><text:span text:style-name="T711"><text:s/></text:span><text:span text:style-name="T712">Flow:</text:span></text:h>
      <text:p text:style-name="P713"/>
      <text:list text:style-name="LFO4" text:continue-numbering="true">
        <text:list-item>
          <text:p text:style-name="P714"><text:span text:style-name="T715">Admin</text:span><text:span text:style-name="T716"><text:s/></text:span><text:span text:style-name="T717">login</text:span></text:p>
        </text:list-item>
        <text:list-item>
          <text:p text:style-name="P718"><text:span text:style-name="T719">Access</text:span><text:span text:style-name="T720"><text:s/></text:span><text:span text:style-name="T721">admin</text:span><text:span text:style-name="T722"><text:s/>panel</text:span></text:p>
        </text:list-item>
        <text:list-item>
          <text:p text:style-name="P723"><text:span text:style-name="T724">Perform</text:span><text:span text:style-name="T725"><text:s/></text:span><text:span text:style-name="T726">car</text:span><text:span text:style-name="T727"><text:s/></text:span><text:span text:style-name="T728">and</text:span><text:span text:style-name="T729"><text:s/></text:span><text:span text:style-name="T730">enquiry</text:span><text:span text:style-name="T731"><text:s/></text:span><text:span text:style-name="T732">management</text:span><text:span text:style-name="T733"><text:s/></text:span><text:span text:style-name="T734">operations</text:span></text:p>
        </text:list-item>
        <text:list-item>
          <text:p text:style-name="P735"><text:span text:style-name="T736">Logout</text:span></text:p>
        </text:list-item>
      </text:list>
      <text:p text:style-name="P737"/>
      <text:h text:style-name="P738" text:outline-level="2"><text:bookmark-start text:name="User_Flow:"/><text:bookmark-end text:name="User_Flow:"/><text:span text:style-name="T739">User</text:span><text:span text:style-name="T740"><text:s/></text:span><text:span text:style-name="T741">Flow:</text:span></text:h>
      <text:p text:style-name="P742"/>
      <text:list text:style-name="LFO3" text:continue-numbering="true">
        <text:list-item>
          <text:p text:style-name="P743"><text:span text:style-name="T744">User</text:span><text:span text:style-name="T745"><text:s/></text:span><text:span text:style-name="T746">login</text:span><text:span text:style-name="T747"><text:s/></text:span><text:span text:style-name="T748">or</text:span><text:span text:style-name="T749"><text:s/></text:span><text:span text:style-name="T750">registration</text:span></text:p>
        </text:list-item>
        <text:list-item>
          <text:p text:style-name="P751"><text:span text:style-name="T752">View</text:span><text:span text:style-name="T753"><text:s/></text:span><text:span text:style-name="T754">available</text:span><text:span text:style-name="T755"><text:s/></text:span><text:span text:style-name="T756">cars</text:span></text:p>
        </text:list-item>
        <text:list-item>
          <text:p text:style-name="P757"><text:span text:style-name="T758">Place</text:span><text:span text:style-name="T759"><text:s/></text:span><text:span text:style-name="T760">buy</text:span><text:span text:style-name="T761"><text:s/></text:span><text:span text:style-name="T762">enquiry</text:span><text:span text:style-name="T763"><text:s/></text:span><text:span text:style-name="T764">OR</text:span><text:span text:style-name="T765"><text:s/></text:span><text:span text:style-name="T766">sell</text:span><text:span text:style-name="T767"><text:s/></text:span><text:span text:style-name="T768">car</text:span><text:span text:style-name="T769"><text:s/></text:span><text:span text:style-name="T770">enquiry</text:span></text:p>
        </text:list-item>
        <text:list-item>
          <text:p text:style-name="P771"><text:span text:style-name="T772">Exit</text:span><text:span text:style-name="T773"><text:s/></text:span><text:span text:style-name="T774">application</text:span></text:p>
        </text:list-item>
      </text:list>
      <text:p text:style-name="P775"/>
      <text:h text:style-name="P776" text:outline-level="1"><text:bookmark-start text:name="9._Advantages_of_the_System"/><text:bookmark-end text:name="9._Advantages_of_the_System"/><text:span text:style-name="T777">G.</text:span><text:span text:style-name="T778"><text:s/></text:span><text:span text:style-name="T779">Advantages</text:span><text:span text:style-name="T780"><text:s/></text:span><text:span text:style-name="T781">of</text:span><text:span text:style-name="T782"><text:s/></text:span><text:span text:style-name="T783">the</text:span><text:span text:style-name="T784"><text:s/></text:span><text:span text:style-name="T785">System</text:span></text:h>
      <text:list text:style-name="LFO2" text:continue-numbering="true">
        <text:list-item>
          <text:p text:style-name="P786"><text:span text:style-name="T787">Simple</text:span><text:span text:style-name="T788"><text:s/></text:span><text:span text:style-name="T789">and</text:span><text:span text:style-name="T790"><text:s/></text:span><text:span text:style-name="T791">user-friendly</text:span><text:span text:style-name="T792"><text:s/></text:span><text:span text:style-name="T793">console</text:span><text:span text:style-name="T794"><text:s/></text:span><text:span text:style-name="T795">interface</text:span></text:p>
        </text:list-item>
        <text:list-item>
          <text:p text:style-name="P796"><text:span text:style-name="T797">Secure</text:span><text:span text:style-name="T798"><text:s/></text:span><text:span text:style-name="T799">authentication</text:span><text:span text:style-name="T800"><text:s/></text:span><text:span text:style-name="T801">system</text:span></text:p>
        </text:list-item>
        <text:list-item>
          <text:p text:style-name="P802"><text:span text:style-name="T803">Centralized</text:span><text:span text:style-name="T804"><text:s/></text:span><text:span text:style-name="T805">car</text:span><text:span text:style-name="T806"><text:s/></text:span><text:span text:style-name="T807">and</text:span><text:span text:style-name="T808"><text:s/></text:span><text:span text:style-name="T809">enquiry</text:span><text:span text:style-name="T810"><text:s/></text:span><text:span text:style-name="T811">management</text:span></text:p>
        </text:list-item>
        <text:list-item>
          <text:p text:style-name="P812"><text:span text:style-name="T813">Modular</text:span><text:span text:style-name="T814"><text:s/></text:span><text:span text:style-name="T815">and</text:span><text:span text:style-name="T816"><text:s/></text:span><text:span text:style-name="T817">easy-to-maintain</text:span><text:span text:style-name="T818"><text:s/></text:span><text:span text:style-name="T819">code</text:span><text:span text:style-name="T820"><text:s/></text:span><text:span text:style-name="T821">structure</text:span></text:p>
        </text:list-item>
      </text:list>
      <text:p text:style-name="P822"/>
      <text:list text:style-name="LFO1" text:continue-numbering="true">
        <text:list-item>
          <text:p text:style-name="P823"><text:bookmark-start text:name="10._Limitations"/><text:bookmark-end text:name="10._Limitations"/><text:span text:style-name="T824">Limitations</text:span></text:p>
          <text:list text:continue-numbering="true">
            <text:list-item>
              <text:p text:style-name="P825"><text:span text:style-name="T826">Console-based</text:span><text:span text:style-name="T827"><text:s/></text:span><text:span text:style-name="T828">(no</text:span><text:span text:style-name="T829"><text:s/></text:span><text:span text:style-name="T830">graphical</text:span><text:span text:style-name="T831"><text:s/></text:span><text:span text:style-name="T832">interface)</text:span></text:p>
            </text:list-item>
            <text:list-item>
              <text:p text:style-name="P833"><text:span text:style-name="T834">Single</text:span><text:span text:style-name="T835"><text:s/></text:span><text:span text:style-name="T836">admin</text:span><text:span text:style-name="T837"><text:s/></text:span><text:span text:style-name="T838">role</text:span></text:p>
            </text:list-item>
            <text:list-item>
              <text:p text:style-name="P839"><text:span text:style-name="T840">No</text:span><text:span text:style-name="T841"><text:s/></text:span><text:span text:style-name="T842">online</text:span><text:span text:style-name="T843"><text:s/></text:span><text:span text:style-name="T844">payment</text:span><text:span text:style-name="T845"><text:s/></text:span><text:span text:style-name="T846">integration</text:span></text:p>
            </text:list-item>
          </text:list>
        </text:list-item>
      </text:list>
      <text:list text:style-name="LFO1" text:continue-numbering="true">
        <text:list-item>
          <text:p text:style-name="P847"><text:bookmark-start text:name="11._Future_Enhancements"/><text:bookmark-end text:name="11._Future_Enhancements"/><text:span text:style-name="T848">Future</text:span><text:span text:style-name="T849"><text:s/></text:span><text:span text:style-name="T850">Enhancements</text:span></text:p>
          <text:list text:continue-numbering="true">
            <text:list-item>
              <text:p text:style-name="P851"><text:span text:style-name="T852">Convert</text:span><text:span text:style-name="T853"><text:s/></text:span><text:span text:style-name="T854">into</text:span><text:span text:style-name="T855"><text:s/></text:span><text:span text:style-name="T856">a</text:span><text:span text:style-name="T857"><text:s/></text:span><text:span text:style-name="T858">web</text:span><text:span text:style-name="T859"><text:s/></text:span><text:span text:style-name="T860">application</text:span><text:span text:style-name="T861"><text:s/></text:span><text:span text:style-name="T862">using</text:span><text:span text:style-name="T863"><text:s/></text:span><text:span text:style-name="T864">Flask</text:span></text:p>
            </text:list-item>
            <text:list-item>
              <text:p text:style-name="P865"><text:span text:style-name="T866">Add</text:span><text:span text:style-name="T867"><text:s/></text:span><text:span text:style-name="T868">user</text:span><text:span text:style-name="T869"><text:s/></text:span><text:span text:style-name="T870">profile</text:span><text:span text:style-name="T871"><text:s/></text:span><text:span text:style-name="T872">management</text:span></text:p>
            </text:list-item>
            <text:list-item>
              <text:p text:style-name="P873"><text:span text:style-name="T874">Implement</text:span><text:span text:style-name="T875"><text:s/></text:span><text:span text:style-name="T876">search</text:span><text:span text:style-name="T877"><text:s/></text:span><text:span text:style-name="T878">and</text:span><text:span text:style-name="T879"><text:s/></text:span><text:span text:style-name="T880">filter</text:span><text:span text:style-name="T881"><text:s/></text:span><text:span text:style-name="T882">options</text:span></text:p>
            </text:list-item>
            <text:list-item>
              <text:p text:style-name="P883"><text:span text:style-name="T884">Add</text:span><text:span text:style-name="T885"><text:s/></text:span><text:span text:style-name="T886">email/SMS</text:span><text:span text:style-name="T887"><text:s/></text:span><text:span text:style-name="T888">notification</text:span><text:span text:style-name="T889"><text:s/></text:span><text:span text:style-name="T890">system</text:span></text:p>
            </text:list-item>
          </text:list>
        </text:list-item>
      </text:list>
      <text:p text:style-name="P891"/>
      <text:list text:style-name="LFO1" text:continue-numbering="true">
        <text:list-item>
          <text:p text:style-name="P892"><text:bookmark-start text:name="12._Conclusion"/><text:bookmark-end text:name="12._Conclusion"/><text:span text:style-name="T893">Conclusion</text:span></text:p>
        </text:list-item>
      </text:list>
      <text:p text:style-name="P894"><text:span text:style-name="T895">The</text:span><text:span text:style-name="T896"><text:s/></text:span><text:span text:style-name="T897">Z~Cars</text:span><text:span text:style-name="T898"><text:s/></text:span><text:span text:style-name="T899">project</text:span><text:span text:style-name="T900"><text:s/></text:span><text:span text:style-name="T901">successfully</text:span><text:span text:style-name="T902"><text:s/></text:span><text:span text:style-name="T903">demonstrates</text:span><text:span text:style-name="T904"><text:s/></text:span><text:span text:style-name="T905">the</text:span><text:span text:style-name="T906"><text:s/></text:span><text:span text:style-name="T907">implementation</text:span><text:span text:style-name="T908"><text:s/></text:span><text:span text:style-name="T909">of</text:span><text:span text:style-name="T910"><text:s/></text:span><text:span text:style-name="T911">a</text:span><text:span text:style-name="T912"><text:s/></text:span><text:span text:style-name="T913">real-world</text:span><text:span text:style-name="T914"><text:s/></text:span><text:span text:style-name="T915">used car</text:span><text:span text:style-name="T916"><text:s/></text:span><text:span text:style-name="T917">management</text:span><text:span text:style-name="T918"><text:s/></text:span><text:span text:style-name="T919">system</text:span><text:span text:style-name="T920"><text:s/></text:span><text:span text:style-name="T921">using</text:span><text:span text:style-name="T922"><text:s/></text:span><text:span text:style-name="T923">Python</text:span><text:span text:style-name="T924"><text:s/></text:span><text:span text:style-name="T925">and</text:span><text:span text:style-name="T926"><text:s/></text:span><text:span text:style-name="T927">MySQL.</text:span><text:span text:style-name="T928"><text:s/></text:span><text:span text:style-name="T929">It</text:span><text:span text:style-name="T930"><text:s/></text:span><text:span text:style-name="T931">provides</text:span><text:span text:style-name="T932"><text:s/></text:span><text:span text:style-name="T933">hands-on</text:span><text:span text:style-name="T934"><text:s/></text:span><text:span text:style-name="T935">experience</text:span><text:span text:style-name="T936"><text:s/></text:span><text:span text:style-name="T937">with database</text:span><text:span text:style-name="T938"><text:s/></text:span><text:span text:style-name="T939">connectivity,</text:span><text:span text:style-name="T940"><text:s/></text:span><text:span text:style-name="T941">secure</text:span><text:span text:style-name="T942"><text:s/></text:span><text:span text:style-name="T943">authentication,</text:span><text:span text:style-name="T944"><text:s/></text:span><text:span text:style-name="T945">and</text:span><text:span text:style-name="T946"><text:s/></text:span><text:span text:style-name="T947">CRUD</text:span><text:span text:style-name="T948"><text:s/></text:span><text:span text:style-name="T949">operations.</text:span></text:p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P950"/>
      <text:p text:style-name="P951"><text:span text:style-name="T952">----</text:span><text:span text:style-name="T953"><text:s/></text:span><text:span text:style-name="T954">End</text:span><text:span text:style-name="T955"><text:s/></text:span><text:span text:style-name="T956">of</text:span><text:span text:style-name="T957"><text:s/></text:span><text:span text:style-name="T958">Documentation---</text:span><text:span text:style-name="T959">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2618in" fo:text-indent="-0.2618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Normal" style:default-outline-level="2">
      <style:paragraph-properties fo:margin-left="0.3048in" fo:text-indent="-0.3048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style:font-name="Trebuchet MS" style:font-name-asian="Trebuchet MS" style:font-name-complex="Trebuchet MS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2pt" style:font-size-asian="12pt" style:font-size-complex="12pt" fo:hyphenate="false"/>
    </style:style>
    <style:style style:name="Title" style:display-name="Title" style:family="paragraph" style:parent-style-name="Normal">
      <style:paragraph-properties fo:margin-top="0.059in"/>
      <style:text-properties fo:font-weight="bold" style:font-weight-asian="bold" style:font-weight-complex="bold" fo:font-size="24pt" style:font-size-asian="24pt" style:font-size-complex="24pt" fo:hyphenate="false"/>
    </style:style>
    <style:style style:name="ListParagraph" style:display-name="List Paragraph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rebuchet MS" style:font-name-asian="Trebuchet MS" style:font-name-complex="Trebuchet MS" fo:font-weight="bold" style:font-weight-asian="bold" style:font-weight-complex="bold" fo:font-style="normal" style:font-style-asian="normal" style:font-style-complex="normal" fo:color="#0E4660" fo:letter-spacing="normal" style:text-scale="81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1LVL2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style style:name="WW_CharLFO3LVL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normal" style:text-scale="91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LVL2" style:family="text">
      <style:text-properties fo:language="en" fo:country="US" style:language-asian="en" style:country-asian="US" style:language-complex="ar" style:country-complex="SA"/>
    </style:style>
    <style:style style:name="WW_CharLFO3LVL3" style:family="text">
      <style:text-properties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normal" style:text-scale="91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4LVL2" style:family="text">
      <style:text-properties fo:language="en" fo:country="US" style:language-asian="en" style:country-asian="US" style:language-complex="ar" style:country-complex="SA"/>
    </style:style>
    <style:style style:name="WW_CharLFO4LVL3" style:family="text">
      <style:text-properties fo:language="en" fo:country="US" style:language-asian="en" style:country-asian="US" style:language-complex="ar" style:country-complex="SA"/>
    </style:style>
    <style:style style:name="WW_CharLFO4LVL4" style:family="text">
      <style:text-properties fo:language="en" fo:country="US" style:language-asian="en" style:country-asian="US" style:language-complex="ar" style:country-complex="SA"/>
    </style:style>
    <style:style style:name="WW_CharLFO4LVL5" style:family="text">
      <style:text-properties fo:language="en" fo:country="US" style:language-asian="en" style:country-asian="US" style:language-complex="ar" style:country-complex="SA"/>
    </style:style>
    <style:style style:name="WW_CharLFO4LVL6" style:family="text">
      <style:text-properties fo:language="en" fo:country="US" style:language-asian="en" style:country-asian="US" style:language-complex="ar" style:country-complex="SA"/>
    </style:style>
    <style:style style:name="WW_CharLFO4LVL7" style:family="text">
      <style:text-properties fo:language="en" fo:country="US" style:language-asian="en" style:country-asian="US" style:language-complex="ar" style:country-complex="SA"/>
    </style:style>
    <style:style style:name="WW_CharLFO4LVL8" style:family="text">
      <style:text-properties fo:language="en" fo:country="US" style:language-asian="en" style:country-asian="US" style:language-complex="ar" style:country-complex="SA"/>
    </style:style>
    <style:style style:name="WW_CharLFO4LVL9" style:family="text">
      <style:text-properties fo:language="en" fo:country="US" style:language-asian="en" style:country-asian="US" style:language-complex="ar" style:country-complex="SA"/>
    </style:style>
    <style:style style:name="WW_CharLFO5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5LVL2" style:family="text">
      <style:text-properties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style:style style:name="WW_CharLFO6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6LVL2" style:family="text">
      <style:text-properties fo:language="en" fo:country="US" style:language-asian="en" style:country-asian="US" style:language-complex="ar" style:country-complex="SA"/>
    </style:style>
    <style:style style:name="WW_CharLFO6LVL3" style:family="text">
      <style:text-properties fo:language="en" fo:country="US" style:language-asian="en" style:country-asian="US" style:language-complex="ar" style:country-complex="SA"/>
    </style:style>
    <style:style style:name="WW_CharLFO6LVL4" style:family="text">
      <style:text-properties fo:language="en" fo:country="US" style:language-asian="en" style:country-asian="US" style:language-complex="ar" style:country-complex="SA"/>
    </style:style>
    <style:style style:name="WW_CharLFO6LVL5" style:family="text">
      <style:text-properties fo:language="en" fo:country="US" style:language-asian="en" style:country-asian="US" style:language-complex="ar" style:country-complex="SA"/>
    </style:style>
    <style:style style:name="WW_CharLFO6LVL6" style:family="text">
      <style:text-properties fo:language="en" fo:country="US" style:language-asian="en" style:country-asian="US" style:language-complex="ar" style:country-complex="SA"/>
    </style:style>
    <style:style style:name="WW_CharLFO6LVL7" style:family="text">
      <style:text-properties fo:language="en" fo:country="US" style:language-asian="en" style:country-asian="US" style:language-complex="ar" style:country-complex="SA"/>
    </style:style>
    <style:style style:name="WW_CharLFO6LVL8" style:family="text">
      <style:text-properties fo:language="en" fo:country="US" style:language-asian="en" style:country-asian="US" style:language-complex="ar" style:country-complex="SA"/>
    </style:style>
    <style:style style:name="WW_CharLFO6LVL9" style:family="text">
      <style:text-properties fo:language="en" fo:country="US" style:language-asian="en" style:country-asian="US" style:language-complex="ar" style:country-complex="SA"/>
    </style:style>
    <style:style style:name="WW_CharLFO7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7LVL2" style:family="text">
      <style:text-properties fo:language="en" fo:country="US" style:language-asian="en" style:country-asian="US" style:language-complex="ar" style:country-complex="SA"/>
    </style:style>
    <style:style style:name="WW_CharLFO7LVL3" style:family="text">
      <style:text-properties fo:language="en" fo:country="US" style:language-asian="en" style:country-asian="US" style:language-complex="ar" style:country-complex="SA"/>
    </style:style>
    <style:style style:name="WW_CharLFO7LVL4" style:family="text">
      <style:text-properties fo:language="en" fo:country="US" style:language-asian="en" style:country-asian="US" style:language-complex="ar" style:country-complex="SA"/>
    </style:style>
    <style:style style:name="WW_CharLFO7LVL5" style:family="text">
      <style:text-properties fo:language="en" fo:country="US" style:language-asian="en" style:country-asian="US" style:language-complex="ar" style:country-complex="SA"/>
    </style:style>
    <style:style style:name="WW_CharLFO7LVL6" style:family="text">
      <style:text-properties fo:language="en" fo:country="US" style:language-asian="en" style:country-asian="US" style:language-complex="ar" style:country-complex="SA"/>
    </style:style>
    <style:style style:name="WW_CharLFO7LVL7" style:family="text">
      <style:text-properties fo:language="en" fo:country="US" style:language-asian="en" style:country-asian="US" style:language-complex="ar" style:country-complex="SA"/>
    </style:style>
    <style:style style:name="WW_CharLFO7LVL8" style:family="text">
      <style:text-properties fo:language="en" fo:country="US" style:language-asian="en" style:country-asian="US" style:language-complex="ar" style:country-complex="SA"/>
    </style:style>
    <style:style style:name="WW_CharLFO7LVL9" style:family="text">
      <style:text-properties fo:language="en" fo:country="US" style:language-asian="en" style:country-asian="US" style:language-complex="ar" style:country-complex="SA"/>
    </style:style>
    <style:style style:name="WW_CharLFO8LVL1" style:family="text">
      <style:text-properties style:font-name="Trebuchet MS" style:font-name-asian="Trebuchet MS" style:font-name-complex="Trebuchet MS" fo:font-weight="bold" style:font-weight-asian="bold" style:font-weight-complex="bold" fo:font-style="normal" style:font-style-asian="normal" style:font-style-complex="normal" fo:color="#0E4660" fo:letter-spacing="normal" style:text-scale="81%" fo:font-size="18pt" style:font-size-asian="18pt" style:font-size-complex="18pt" fo:language="en" fo:country="US" style:language-asian="en" style:country-asian="US" style:language-complex="ar" style:country-complex="SA"/>
    </style:style>
    <style:style style:name="WW_CharLFO8LVL2" style:family="text">
      <style:text-properties style:font-name="Trebuchet MS" style:font-name-asian="Trebuchet MS" style:font-name-complex="Trebuchet MS" fo:font-weight="bold" style:font-weight-asian="bold" style:font-weight-complex="bold" fo:font-style="normal" style:font-style-asian="normal" style:font-style-complex="normal" fo:color="#0E4660" fo:letter-spacing="normal" style:text-scale="87%" fo:font-size="14pt" style:font-size-asian="14pt" style:font-size-complex="14pt" fo:language="en" fo:country="US" style:language-asian="en" style:country-asian="US" style:language-complex="ar" style:country-complex="SA"/>
    </style:style>
    <style:style style:name="WW_CharLFO8LVL3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8LVL4" style:family="text">
      <style:text-properties fo:language="en" fo:country="US" style:language-asian="en" style:country-asian="US" style:language-complex="ar" style:country-complex="SA"/>
    </style:style>
    <style:style style:name="WW_CharLFO8LVL5" style:family="text">
      <style:text-properties fo:language="en" fo:country="US" style:language-asian="en" style:country-asian="US" style:language-complex="ar" style:country-complex="SA"/>
    </style:style>
    <style:style style:name="WW_CharLFO8LVL6" style:family="text">
      <style:text-properties fo:language="en" fo:country="US" style:language-asian="en" style:country-asian="US" style:language-complex="ar" style:country-complex="SA"/>
    </style:style>
    <style:style style:name="WW_CharLFO8LVL7" style:family="text">
      <style:text-properties fo:language="en" fo:country="US" style:language-asian="en" style:country-asian="US" style:language-complex="ar" style:country-complex="SA"/>
    </style:style>
    <style:style style:name="WW_CharLFO8LVL8" style:family="text">
      <style:text-properties fo:language="en" fo:country="US" style:language-asian="en" style:country-asian="US" style:language-complex="ar" style:country-complex="SA"/>
    </style:style>
    <style:style style:name="WW_CharLFO8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 text:start-value="10">
        <style:list-level-properties text:space-before="-0.0006in" text:min-label-width="0.3958in" text:list-level-position-and-space-mode="label-alignment">
          <style:list-level-label-alignment text:label-followed-by="listtab" fo:margin-left="0.3951in" fo:text-indent="-0.3958in"/>
        </style:list-level-properties>
      </text:list-level-style-number>
      <text:list-level-style-bullet text:level="2" text:style-name="WW_CharLFO1LVL2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3" text:style-name="WW_CharLFO1LVL3" text:bullet-char="•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</text:list-level-style-bullet>
      <text:list-level-style-bullet text:level="4" text:style-name="WW_CharLFO1LVL4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•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</text:list-level-style-bullet>
      <text:list-level-style-bullet text:level="7" text:style-name="WW_CharLFO1LVL7" text:bullet-char="•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bullet>
      <text:list-level-style-bullet text:level="8" text:style-name="WW_CharLFO1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LVL9" text:bullet-char="•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2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2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2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2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2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2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</text:list-level-style-number>
      <text:list-level-style-bullet text:level="2" text:style-name="WW_CharLFO3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3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3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3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3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3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3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</text:list-level-style-number>
      <text:list-level-style-bullet text:level="2" text:style-name="WW_CharLFO4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4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4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4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4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4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4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4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5">
      <text:list-level-style-bullet text:level="1" text:style-name="WW_CharLFO5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5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5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5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5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5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5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5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6">
      <text:list-level-style-bullet text:level="1" text:style-name="WW_CharLFO6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6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6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6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6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6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6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6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6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7">
      <text:list-level-style-bullet text:level="1" text:style-name="WW_CharLFO7LVL1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2" text:style-name="WW_CharLFO7LVL2" text:bullet-char="•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bullet>
      <text:list-level-style-bullet text:level="3" text:style-name="WW_CharLFO7LVL3" text:bullet-char="•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</text:list-level-style-bullet>
      <text:list-level-style-bullet text:level="4" text:style-name="WW_CharLFO7LVL4" text:bullet-char="•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bullet>
      <text:list-level-style-bullet text:level="5" text:style-name="WW_CharLFO7LVL5" text:bullet-char="•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bullet>
      <text:list-level-style-bullet text:level="6" text:style-name="WW_CharLFO7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•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bullet>
      <text:list-level-style-bullet text:level="8" text:style-name="WW_CharLFO7LVL8" text:bullet-char="•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</text:list-level-style-bullet>
      <text:list-level-style-bullet text:level="9" text:style-name="WW_CharLFO7LVL9" text:bullet-char="•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-0.0006in" text:min-label-width="0.2604in" text:list-level-position-and-space-mode="label-alignment">
          <style:list-level-label-alignment text:label-followed-by="listtab" fo:margin-left="0.2597in" fo:text-indent="-0.2604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</text:list-level-style-number>
      <text:list-level-style-bullet text:level="3" text:style-name="WW_CharLFO8LVL3" text:bullet-char="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style-name="WW_CharLFO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6" text:style-name="WW_CharLFO8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8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.1666in" fo:margin-left="1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444in" fo:margin-left="1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0.9444in" fo:margin-left="1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0.9444in" fo:margin-left="1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5in" fo:page-height="11in" style:print-orientation="portrait" fo:margin-top="0.9444in" fo:margin-left="1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va murugan</meta:initial-creator>
    <dc:creator>siva murugan</dc:creator>
    <meta:creation-date>2026-02-03T10:17:00Z</meta:creation-date>
    <dc:date>2026-02-03T10:17:00Z</dc:date>
    <meta:template xlink:href="Normal.dotm" xlink:type="simple"/>
    <meta:editing-cycles>1</meta:editing-cycles>
    <meta:editing-duration>PT0S</meta:editing-duration>
    <meta:user-defined meta:name="Created" meta:value-type="date">2026-01-30T00:00:00Z</meta:user-defined>
    <meta:user-defined meta:name="Creator">Microsoft Word</meta:user-defined>
    <meta:user-defined meta:name="LastSaved" meta:value-type="date">2026-01-31T00:00:00Z</meta:user-defined>
    <meta:document-statistic meta:page-count="1" meta:paragraph-count="7" meta:word-count="526" meta:character-count="3522" meta:row-count="25" meta:non-whitespace-character-count="3003"/>
  </office:meta>
</office:document-meta>
</file>